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1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40">
            <text:p>40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670.880201233438">
            <text:p>670.88</text:p>
          </table:table-cell>
          <table:table-cell/>
          <table:table-cell table:formula="oooc:=[$globals.$C$62]" office:value-type="float" office:value="40">
            <text:p>40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3900">
            <text:p>3,900</text:p>
          </table:table-cell>
          <table:table-cell table:formula="oooc:=[.$H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3888.87774373936">
            <text:p>3888.88</text:p>
          </table:table-cell>
          <table:table-cell/>
          <table:table-cell table:formula="oooc:=[.H3]*[$globals.$C$60]" office:value-type="float" office:value="76.4120434989548">
            <text:p>76.41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2542.5792532653">
            <text:p>22542.58</text:p>
          </table:table-cell>
          <table:table-cell/>
          <table:table-cell table:formula="oooc:=[.H4]*[$globals.$C$60]" office:value-type="float" office:value="145.970009792154">
            <text:p>145.97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30000">
            <text:p>130,000</text:p>
          </table:table-cell>
          <table:table-cell table:formula="oooc:=[.$H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/>
          <table:table-cell table:formula="oooc:=[.H6]^[$globals.$C$52]*[$globals.$C$63]" office:value-type="float" office:value="130672.114907145">
            <text:p>130672.11</text:p>
          </table:table-cell>
          <table:table-cell/>
          <table:table-cell table:formula="oooc:=[.H5]*[$globals.$C$60]" office:value-type="float" office:value="278.846668444523">
            <text:p>278.8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60000">
            <text:p>760,000</text:p>
          </table:table-cell>
          <table:table-cell table:formula="oooc:=[.$H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757464.415338928">
            <text:p>757464.42</text:p>
          </table:table-cell>
          <table:table-cell/>
          <table:table-cell table:formula="oooc:=[.H6]*[$globals.$C$60]" office:value-type="float" office:value="532.681093968038">
            <text:p>532.68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400000">
            <text:p>4,400,000</text:p>
          </table:table-cell>
          <table:table-cell table:formula="oooc:=[.$H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4390778.71290635">
            <text:p>4390778.71</text:p>
          </table:table-cell>
          <table:table-cell/>
          <table:table-cell table:formula="oooc:=[.H7]*[$globals.$C$60]" office:value-type="float" office:value="1017.58127308391">
            <text:p>1017.58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5000000">
            <text:p>25,000,000</text:p>
          </table:table-cell>
          <table:table-cell table:formula="oooc:=[.$H9]/[.$D9]" office:value-type="float" office:value="485.971653141311">
            <text:p>485.97</text:p>
          </table:table-cell>
          <table:table-cell office:value-type="float" office:value="4">
            <text:p>4</text:p>
          </table:table-cell>
          <table:table-cell/>
          <table:table-cell table:formula="oooc:=[.H9]^[$globals.$C$52]*[$globals.$C$63]" office:value-type="float" office:value="25451938.4875462">
            <text:p>25451938.49</text:p>
          </table:table-cell>
          <table:table-cell/>
          <table:table-cell table:formula="oooc:=[.H8]*[$globals.$C$60]" office:value-type="float" office:value="1943.88661256525">
            <text:p>1943.89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47536738.954681">
            <text:p>147536738.95</text:p>
          </table:table-cell>
          <table:table-cell/>
          <table:table-cell table:formula="oooc:=[.H9]*[$globals.$C$60]" office:value-type="float" office:value="3713.40870990929">
            <text:p>3713.41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60000000">
            <text:p>860,000,000</text:p>
          </table:table-cell>
          <table:table-cell table:formula="oooc:=[.$H11]/[.$D11]" office:value-type="float" office:value="7093.72869677465">
            <text:p>7093.73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855223241.720174">
            <text:p>855223241.72</text:p>
          </table:table-cell>
          <table:table-cell/>
          <table:table-cell table:formula="oooc:=[.H10]*[$globals.$C$60]" office:value-type="float" office:value="7093.72869677465">
            <text:p>7093.73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000000000">
            <text:p>5,000,000,000</text:p>
          </table:table-cell>
          <table:table-cell table:formula="oooc:=[.$H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4957455331.8752">
            <text:p>4957455331.88</text:p>
          </table:table-cell>
          <table:table-cell/>
          <table:table-cell table:formula="oooc:=[.H11]*[$globals.$C$60]" office:value-type="float" office:value="13551.1576436932">
            <text:p>13551.16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29000000000">
            <text:p>29,000,000,000</text:p>
          </table:table-cell>
          <table:table-cell table:formula="oooc:=[.$H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28736781425.7545">
            <text:p>28736781425.75</text:p>
          </table:table-cell>
          <table:table-cell/>
          <table:table-cell table:formula="oooc:=[.H12]*[$globals.$C$60]" office:value-type="float" office:value="25886.791183277">
            <text:p>25886.79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166577921822.489">
            <text:p>166577921822.49</text:p>
          </table:table-cell>
          <table:table-cell/>
          <table:table-cell table:formula="oooc:=[.H13]*[$globals.$C$60]" office:value-type="float" office:value="49451.565348623">
            <text:p>49451.57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5">
            <text:p>5</text:p>
          </table:table-cell>
          <table:table-cell table:formula="oooc:=[.$D5]*[$globals.$C$34]/[.$K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20">
            <text:p>20</text:p>
          </table:table-cell>
          <table:table-cell table:formula="oooc:=[.Y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W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26">
            <text:p>6.26</text:p>
          </table:table-cell>
          <table:table-cell table:formula="oooc:=[.$D6]*[$globals.$C$34]/[.$K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30.3518084820444">
            <text:p>30.35</text:p>
          </table:table-cell>
          <table:table-cell table:formula="oooc:=[.Y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W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30">
            <text:p>230</text:p>
          </table:table-cell>
          <table:table-cell table:formula="oooc:=CEILING(([.R7]-[.U7]/2);[.U7])" office:value-type="float" office:value="7.85">
            <text:p>7.85</text:p>
          </table:table-cell>
          <table:table-cell table:formula="oooc:=[.$D7]*[$globals.$C$34]/[.$K7]" office:value-type="float" office:value="157">
            <text:p>157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46.061613906535">
            <text:p>46.06</text:p>
          </table:table-cell>
          <table:table-cell table:formula="oooc:=[.Y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W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50">
            <text:p>350</text:p>
          </table:table-cell>
          <table:table-cell table:formula="oooc:=CEILING(([.R8]-[.U8]/2);[.U8])" office:value-type="float" office:value="9.83">
            <text:p>9.83</text:p>
          </table:table-cell>
          <table:table-cell table:formula="oooc:=[.$D8]*[$globals.$C$34]/[.$K8]" office:value-type="float" office:value="196.6">
            <text:p>196.6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69.9026641832511">
            <text:p>69.9</text:p>
          </table:table-cell>
          <table:table-cell table:formula="oooc:=[.Y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W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30">
            <text:p>530</text:p>
          </table:table-cell>
          <table:table-cell table:formula="oooc:=CEILING(([.R9]-[.U9]/2);[.U9])" office:value-type="float" office:value="12.32">
            <text:p>12.32</text:p>
          </table:table-cell>
          <table:table-cell table:formula="oooc:=[.$D9]*[$globals.$C$34]/[.$K9]" office:value-type="float" office:value="246.4">
            <text:p>246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06.083613783735">
            <text:p>106.08</text:p>
          </table:table-cell>
          <table:table-cell table:formula="oooc:=[.Y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W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800">
            <text:p>800</text:p>
          </table:table-cell>
          <table:table-cell table:formula="oooc:=CEILING(([.R10]-[.U10]/2);[.U10])" office:value-type="float" office:value="15.44">
            <text:p>15.44</text:p>
          </table:table-cell>
          <table:table-cell table:formula="oooc:=[.$D10]*[$globals.$C$34]/[.$K10]" office:value-type="float" office:value="308.8">
            <text:p>308.8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60.991476432354">
            <text:p>160.99</text:p>
          </table:table-cell>
          <table:table-cell table:formula="oooc:=[.Y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W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4200">
            <text:p>4,200</text:p>
          </table:table-cell>
          <table:table-cell table:formula="oooc:=CEILING(([.R13]-[.U13]/2);[.U13])" office:value-type="float" office:value="3.44">
            <text:p>3.44</text:p>
          </table:table-cell>
          <table:table-cell table:formula="oooc:=[.$D13]*[$globals.$C$34]/[.$K13]" office:value-type="float" office:value="68.8">
            <text:p>68.8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650.536332414229">
            <text:p>650.54</text:p>
          </table:table-cell>
          <table:table-cell table:formula="oooc:=[.Y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W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6300">
            <text:p>6,300</text:p>
          </table:table-cell>
          <table:table-cell table:formula="oooc:=CEILING(([.R14]-[.U14]/2);[.U14])" office:value-type="float" office:value="4.31">
            <text:p>4.31</text:p>
          </table:table-cell>
          <table:table-cell table:formula="oooc:=[.$D14]*[$globals.$C$34]/[.$K14]" office:value-type="float" office:value="86.2">
            <text:p>86.2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987.247708602412">
            <text:p>987.25</text:p>
          </table:table-cell>
          <table:table-cell table:formula="oooc:=[.Y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W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9600">
            <text:p>9,600</text:p>
          </table:table-cell>
          <table:table-cell table:formula="oooc:=CEILING(([.R15]-[.U15]/2);[.U15])" office:value-type="float" office:value="5.4">
            <text:p>5.4</text:p>
          </table:table-cell>
          <table:table-cell table:formula="oooc:=[.$D15]*[$globals.$C$34]/[.$K15]" office:value-type="float" office:value="108">
            <text:p>108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1498.23766879188">
            <text:p>1498.24</text:p>
          </table:table-cell>
          <table:table-cell table:formula="oooc:=[.Y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W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5000">
            <text:p>15,000</text:p>
          </table:table-cell>
          <table:table-cell table:formula="oooc:=CEILING(([.R16]-[.U16]/2);[.U16])" office:value-type="float" office:value="6.76">
            <text:p>6.76</text:p>
          </table:table-cell>
          <table:table-cell table:formula="oooc:=[.$D16]*[$globals.$C$34]/[.$K16]" office:value-type="float" office:value="135.2">
            <text:p>135.2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2273.71113918778">
            <text:p>2273.71</text:p>
          </table:table-cell>
          <table:table-cell table:formula="oooc:=[.Y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W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2000">
            <text:p>22,000</text:p>
          </table:table-cell>
          <table:table-cell table:formula="oooc:=CEILING(([.R17]-[.U17]/2);[.U17])" office:value-type="float" office:value="8.47">
            <text:p>8.47</text:p>
          </table:table-cell>
          <table:table-cell table:formula="oooc:=[.$D17]*[$globals.$C$34]/[.$K17]" office:value-type="float" office:value="169.4">
            <text:p>169.4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3450.56225200593">
            <text:p>3450.56</text:p>
          </table:table-cell>
          <table:table-cell table:formula="oooc:=[.Y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W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4000">
            <text:p>34,000</text:p>
          </table:table-cell>
          <table:table-cell table:formula="oooc:=CEILING(([.R18]-[.U18]/2);[.U18])" office:value-type="float" office:value="10.62">
            <text:p>10.62</text:p>
          </table:table-cell>
          <table:table-cell table:formula="oooc:=[.$D18]*[$globals.$C$34]/[.$K18]" office:value-type="float" office:value="212.4">
            <text:p>212.4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5236.54023141278">
            <text:p>5236.54</text:p>
          </table:table-cell>
          <table:table-cell table:formula="oooc:=[.Y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W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60000">
            <text:p>160,000</text:p>
          </table:table-cell>
          <table:table-cell table:formula="oooc:=CEILING(([.R21]-[.U21]/2);[.U21])" office:value-type="float" office:value="2.64">
            <text:p>2.64</text:p>
          </table:table-cell>
          <table:table-cell table:formula="oooc:=[.$D21]*[$globals.$C$34]/[.$K21]" office:value-type="float" office:value="52.8">
            <text:p>52.8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9192.6312830366">
            <text:p>19192.63</text:p>
          </table:table-cell>
          <table:table-cell table:formula="oooc:=[.Y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W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40000">
            <text:p>240,000</text:p>
          </table:table-cell>
          <table:table-cell table:formula="oooc:=CEILING(([.R22]-[.U22]/2);[.U22])" office:value-type="float" office:value="3.31">
            <text:p>3.31</text:p>
          </table:table-cell>
          <table:table-cell table:formula="oooc:=[.$D22]*[$globals.$C$34]/[.$K22]" office:value-type="float" office:value="66.2">
            <text:p>66.2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29126.553448461">
            <text:p>29126.55</text:p>
          </table:table-cell>
          <table:table-cell table:formula="oooc:=[.Y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W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60000">
            <text:p>360,000</text:p>
          </table:table-cell>
          <table:table-cell table:formula="oooc:=CEILING(([.R23]-[.U23]/2);[.U23])" office:value-type="float" office:value="4.15">
            <text:p>4.15</text:p>
          </table:table-cell>
          <table:table-cell table:formula="oooc:=[.$D23]*[$globals.$C$34]/[.$K23]" office:value-type="float" office:value="83">
            <text:p>83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44202.1786004858">
            <text:p>44202.18</text:p>
          </table:table-cell>
          <table:table-cell table:formula="oooc:=[.Y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W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550000">
            <text:p>550,000</text:p>
          </table:table-cell>
          <table:table-cell table:formula="oooc:=CEILING(([.R24]-[.U24]/2);[.U24])" office:value-type="float" office:value="5.19">
            <text:p>5.19</text:p>
          </table:table-cell>
          <table:table-cell table:formula="oooc:=[.$D24]*[$globals.$C$34]/[.$K24]" office:value-type="float" office:value="103.8">
            <text:p>103.8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67080.8029685533">
            <text:p>67080.8</text:p>
          </table:table-cell>
          <table:table-cell table:formula="oooc:=[.Y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W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830000">
            <text:p>830,000</text:p>
          </table:table-cell>
          <table:table-cell table:formula="oooc:=CEILING(([.R25]-[.U25]/2);[.U25])" office:value-type="float" office:value="6.51">
            <text:p>6.51</text:p>
          </table:table-cell>
          <table:table-cell table:formula="oooc:=[.$D25]*[$globals.$C$34]/[.$K25]" office:value-type="float" office:value="130.2">
            <text:p>130.2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01801.184226164">
            <text:p>101801.18</text:p>
          </table:table-cell>
          <table:table-cell table:formula="oooc:=[.Y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W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300000">
            <text:p>1,300,000</text:p>
          </table:table-cell>
          <table:table-cell table:formula="oooc:=CEILING(([.R26]-[.U26]/2);[.U26])" office:value-type="float" office:value="8.15">
            <text:p>8.15</text:p>
          </table:table-cell>
          <table:table-cell table:formula="oooc:=[.$D26]*[$globals.$C$34]/[.$K26]" office:value-type="float" office:value="163">
            <text:p>163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54492.502343892">
            <text:p>154492.5</text:p>
          </table:table-cell>
          <table:table-cell table:formula="oooc:=[.Y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W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800000">
            <text:p>2,800,000</text:p>
          </table:table-cell>
          <table:table-cell table:formula="oooc:=CEILING(([.R29]-[.U29]/2);[.U29])" office:value-type="float" office:value="4.29">
            <text:p>4.29</text:p>
          </table:table-cell>
          <table:table-cell table:formula="oooc:=[.$D29]*[$globals.$C$34]/[.$K29]" office:value-type="float" office:value="85.8">
            <text:p>85.8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594547.807821201">
            <text:p>594547.81</text:p>
          </table:table-cell>
          <table:table-cell table:formula="oooc:=[.Y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W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200000">
            <text:p>4,200,000</text:p>
          </table:table-cell>
          <table:table-cell table:formula="oooc:=CEILING(([.R30]-[.U30]/2);[.U30])" office:value-type="float" office:value="5.38">
            <text:p>5.38</text:p>
          </table:table-cell>
          <table:table-cell table:formula="oooc:=[.$D30]*[$globals.$C$34]/[.$K30]" office:value-type="float" office:value="107.6">
            <text:p>107.6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902280.059820421">
            <text:p>902280.06</text:p>
          </table:table-cell>
          <table:table-cell table:formula="oooc:=[.Y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W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6400000">
            <text:p>6,400,000</text:p>
          </table:table-cell>
          <table:table-cell table:formula="oooc:=CEILING(([.R31]-[.U31]/2);[.U31])" office:value-type="float" office:value="6.74">
            <text:p>6.74</text:p>
          </table:table-cell>
          <table:table-cell table:formula="oooc:=[.$D31]*[$globals.$C$34]/[.$K31]" office:value-type="float" office:value="134.8">
            <text:p>134.8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1369291.57864185">
            <text:p>1369291.58</text:p>
          </table:table-cell>
          <table:table-cell table:formula="oooc:=[.Y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W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9700000">
            <text:p>9,700,000</text:p>
          </table:table-cell>
          <table:table-cell table:formula="oooc:=CEILING(([.R32]-[.U32]/2);[.U32])" office:value-type="float" office:value="8.44">
            <text:p>8.44</text:p>
          </table:table-cell>
          <table:table-cell table:formula="oooc:=[.$D32]*[$globals.$C$34]/[.$K32]" office:value-type="float" office:value="168.8">
            <text:p>168.8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2078023.78755068">
            <text:p>2078023.79</text:p>
          </table:table-cell>
          <table:table-cell table:formula="oooc:=[.Y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W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5000000">
            <text:p>15,000,000</text:p>
          </table:table-cell>
          <table:table-cell table:formula="oooc:=CEILING(([.R33]-[.U33]/2);[.U33])" office:value-type="float" office:value="10.57">
            <text:p>10.57</text:p>
          </table:table-cell>
          <table:table-cell table:formula="oooc:=[.$D33]*[$globals.$C$34]/[.$K33]" office:value-type="float" office:value="211.4">
            <text:p>211.4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3153589.00104353">
            <text:p>3153589</text:p>
          </table:table-cell>
          <table:table-cell table:formula="oooc:=[.Y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W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2000000">
            <text:p>22,000,000</text:p>
          </table:table-cell>
          <table:table-cell table:formula="oooc:=CEILING(([.R34]-[.U34]/2);[.U34])" office:value-type="float" office:value="13.25">
            <text:p>13.25</text:p>
          </table:table-cell>
          <table:table-cell table:formula="oooc:=[.$D34]*[$globals.$C$34]/[.$K34]" office:value-type="float" office:value="265">
            <text:p>265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4785856.46953774">
            <text:p>4785856.47</text:p>
          </table:table-cell>
          <table:table-cell table:formula="oooc:=[.Y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W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46000000">
            <text:p>46,000,000</text:p>
          </table:table-cell>
          <table:table-cell table:formula="oooc:=CEILING(([.R37]-[.U37]/2);[.U37])" office:value-type="float" office:value="7.44">
            <text:p>7.44</text:p>
          </table:table-cell>
          <table:table-cell table:formula="oooc:=[.$D37]*[$globals.$C$34]/[.$K37]" office:value-type="float" office:value="148.8">
            <text:p>148.8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8417854.7783297">
            <text:p>18417854.78</text:p>
          </table:table-cell>
          <table:table-cell table:formula="oooc:=[.Y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W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70000000">
            <text:p>70,000,000</text:p>
          </table:table-cell>
          <table:table-cell table:formula="oooc:=CEILING(([.R38]-[.U38]/2);[.U38])" office:value-type="float" office:value="9.32">
            <text:p>9.32</text:p>
          </table:table-cell>
          <table:table-cell table:formula="oooc:=[.$D38]*[$globals.$C$34]/[.$K38]" office:value-type="float" office:value="186.4">
            <text:p>186.4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27950760.0440985">
            <text:p>27950760.04</text:p>
          </table:table-cell>
          <table:table-cell table:formula="oooc:=[.Y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W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10000000">
            <text:p>110,000,000</text:p>
          </table:table-cell>
          <table:table-cell table:formula="oooc:=CEILING(([.R39]-[.U39]/2);[.U39])" office:value-type="float" office:value="11.68">
            <text:p>11.68</text:p>
          </table:table-cell>
          <table:table-cell table:formula="oooc:=[.$D39]*[$globals.$C$34]/[.$K39]" office:value-type="float" office:value="233.6">
            <text:p>233.6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42417805.7893027">
            <text:p>42417805.79</text:p>
          </table:table-cell>
          <table:table-cell table:formula="oooc:=[.Y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W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60000000">
            <text:p>160,000,000</text:p>
          </table:table-cell>
          <table:table-cell table:formula="oooc:=CEILING(([.R40]-[.U40]/2);[.U40])" office:value-type="float" office:value="14.63">
            <text:p>14.63</text:p>
          </table:table-cell>
          <table:table-cell table:formula="oooc:=[.$D40]*[$globals.$C$34]/[.$K40]" office:value-type="float" office:value="292.6">
            <text:p>292.6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64372855.8772734">
            <text:p>64372855.88</text:p>
          </table:table-cell>
          <table:table-cell table:formula="oooc:=[.Y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W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40000000">
            <text:p>240,000,000</text:p>
          </table:table-cell>
          <table:table-cell table:formula="oooc:=CEILING(([.R41]-[.U41]/2);[.U41])" office:value-type="float" office:value="18.33">
            <text:p>18.33</text:p>
          </table:table-cell>
          <table:table-cell table:formula="oooc:=[.$D41]*[$globals.$C$34]/[.$K41]" office:value-type="float" office:value="366.6">
            <text:p>366.6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97691629.6514623">
            <text:p>97691629.65</text:p>
          </table:table-cell>
          <table:table-cell table:formula="oooc:=[.Y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W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370000000">
            <text:p>370,000,000</text:p>
          </table:table-cell>
          <table:table-cell table:formula="oooc:=CEILING(([.R42]-[.U42]/2);[.U42])" office:value-type="float" office:value="22.96">
            <text:p>22.96</text:p>
          </table:table-cell>
          <table:table-cell table:formula="oooc:=[.$D42]*[$globals.$C$34]/[.$K42]" office:value-type="float" office:value="459.2">
            <text:p>459.2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48255881.674">
            <text:p>148255881.67</text:p>
          </table:table-cell>
          <table:table-cell table:formula="oooc:=[.Y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W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900000000">
            <text:p>1,900,000,000</text:p>
          </table:table-cell>
          <table:table-cell table:formula="oooc:=CEILING(([.R45]-[.U45]/2);[.U45])" office:value-type="float" office:value="5.18">
            <text:p>5.18</text:p>
          </table:table-cell>
          <table:table-cell table:formula="oooc:=[.$D45]*[$globals.$C$34]/[.$K45]" office:value-type="float" office:value="103.6">
            <text:p>103.6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570546842.7825">
            <text:p>570546842.78</text:p>
          </table:table-cell>
          <table:table-cell table:formula="oooc:=[.Y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W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49">
            <text:p>6.49</text:p>
          </table:table-cell>
          <table:table-cell table:formula="oooc:=[.$D46]*[$globals.$C$34]/[.$K46]" office:value-type="float" office:value="129.8">
            <text:p>129.8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865856425.108476">
            <text:p>865856425.11</text:p>
          </table:table-cell>
          <table:table-cell table:formula="oooc:=[.Y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W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400000000">
            <text:p>4,400,000,000</text:p>
          </table:table-cell>
          <table:table-cell table:formula="oooc:=CEILING(([.R47]-[.U47]/2);[.U47])" office:value-type="float" office:value="8.13">
            <text:p>8.13</text:p>
          </table:table-cell>
          <table:table-cell table:formula="oooc:=[.$D47]*[$globals.$C$34]/[.$K47]" office:value-type="float" office:value="162.6">
            <text:p>162.6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1314015419.392">
            <text:p>1314015419.39</text:p>
          </table:table-cell>
          <table:table-cell table:formula="oooc:=[.Y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W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600000000">
            <text:p>6,600,000,000</text:p>
          </table:table-cell>
          <table:table-cell table:formula="oooc:=CEILING(([.R48]-[.U48]/2);[.U48])" office:value-type="float" office:value="10.19">
            <text:p>10.19</text:p>
          </table:table-cell>
          <table:table-cell table:formula="oooc:=[.$D48]*[$globals.$C$34]/[.$K48]" office:value-type="float" office:value="203.8">
            <text:p>203.8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1994137217.59196">
            <text:p>1994137217.59</text:p>
          </table:table-cell>
          <table:table-cell table:formula="oooc:=[.Y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W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0000000000">
            <text:p>10,000,000,000</text:p>
          </table:table-cell>
          <table:table-cell table:formula="oooc:=CEILING(([.R49]-[.U49]/2);[.U49])" office:value-type="float" office:value="12.76">
            <text:p>12.76</text:p>
          </table:table-cell>
          <table:table-cell table:formula="oooc:=[.$D49]*[$globals.$C$34]/[.$K49]" office:value-type="float" office:value="255.2">
            <text:p>255.2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3026283545.7634">
            <text:p>3026283545.76</text:p>
          </table:table-cell>
          <table:table-cell table:formula="oooc:=[.Y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W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5000000000">
            <text:p>15,000,000,000</text:p>
          </table:table-cell>
          <table:table-cell table:formula="oooc:=CEILING(([.R50]-[.U50]/2);[.U50])" office:value-type="float" office:value="15.99">
            <text:p>15.99</text:p>
          </table:table-cell>
          <table:table-cell table:formula="oooc:=[.$D50]*[$globals.$C$34]/[.$K50]" office:value-type="float" office:value="319.8">
            <text:p>319.8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4592658929.66865">
            <text:p>4592658929.67</text:p>
          </table:table-cell>
          <table:table-cell table:formula="oooc:=[.Y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W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4]/[.$K53]" office:value-type="float" office:value="98.2">
            <text:p>98.2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7674354789.2498">
            <text:p>17674354789.25</text:p>
          </table:table-cell>
          <table:table-cell table:formula="oooc:=[.Y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4]/[.$K54]" office:value-type="float" office:value="123">
            <text:p>123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26822431580.3507">
            <text:p>26822431580.35</text:p>
          </table:table-cell>
          <table:table-cell table:formula="oooc:=[.Y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4]/[.$K55]" office:value-type="float" office:value="154.2">
            <text:p>154.2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40705465317.4771">
            <text:p>40705465317.48</text:p>
          </table:table-cell>
          <table:table-cell table:formula="oooc:=[.Y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4]/[.$K56]" office:value-type="float" office:value="193.2">
            <text:p>193.2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61774224374.4282">
            <text:p>61774224374.43</text:p>
          </table:table-cell>
          <table:table-cell table:formula="oooc:=[.Y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4]/[.$K57]" office:value-type="float" office:value="242">
            <text:p>242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93747971366.974">
            <text:p>93747971366.97</text:p>
          </table:table-cell>
          <table:table-cell table:formula="oooc:=[.Y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4]/[.$K58]" office:value-type="float" office:value="303.2">
            <text:p>303.2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42271023625.529">
            <text:p>142271023625.53</text:p>
          </table:table-cell>
          <table:table-cell table:formula="oooc:=[.Y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2258064516129">
            <text:p>3.23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38">
            <text:p>5.38</text:p>
          </table:table-cell>
          <table:table-cell table:formula="oooc:=[.$D5]*[$globals.$C$34]/[.$K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55">
            <text:p>1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31">
            <text:p>31</text:p>
          </table:table-cell>
          <table:table-cell table:formula="oooc:=[.Y4]/[.M5]" office:value-type="float" office:value="25.8064516129032">
            <text:p>25.81</text:p>
          </table:table-cell>
          <table:table-cell table:formula="oooc:=([.D5]/[.C5])/([.R5]/[.Q5])" office:value-type="float" office:value="0.979613052631579">
            <text:p>0.98</text:p>
          </table:table-cell>
          <table:table-cell/>
          <table:table-cell table:formula="oooc:=[.I5]^[$globals.$C$23]*[$globals.$C$32]/[.R5]*[.K5]*[.W5]" office:value-type="float" office:value="93">
            <text:p>93</text:p>
          </table:table-cell>
          <table:table-cell table:formula="oooc:=[.S5]/[.H5]" office:value-type="float" office:value="5.3763440860215">
            <text:p>5.38</text:p>
          </table:table-cell>
          <table:table-cell table:formula="oooc:=[.I5]/[.J5]" office:value-type="float" office:value="3.2258064516129">
            <text:p>3.23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40">
            <text:p>140</text:p>
          </table:table-cell>
          <table:table-cell table:formula="oooc:=CEILING(([.R6]-[.U6]/2);[.U6])" office:value-type="float" office:value="6.74">
            <text:p>6.74</text:p>
          </table:table-cell>
          <table:table-cell table:formula="oooc:=[.$D6]*[$globals.$C$34]/[.$K6]" office:value-type="float" office:value="134.8">
            <text:p>134.8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55">
            <text:p>1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47.0453031471688">
            <text:p>47.05</text:p>
          </table:table-cell>
          <table:table-cell table:formula="oooc:=[.Y4]/[.M6]" office:value-type="float" office:value="17.0048856417699">
            <text:p>17</text:p>
          </table:table-cell>
          <table:table-cell table:formula="oooc:=([.D6]/[.C6])/([.R6]/[.Q6])" office:value-type="float" office:value="1.00869748476205">
            <text:p>1.01</text:p>
          </table:table-cell>
          <table:table-cell/>
          <table:table-cell table:formula="oooc:=[.I6]^[$globals.$C$23]*[$globals.$C$32]/[.R6]*[.K6]*[.W6]" office:value-type="float" office:value="141.135909441506">
            <text:p>141.14</text:p>
          </table:table-cell>
          <table:table-cell table:formula="oooc:=[.S6]/[.H6]" office:value-type="float" office:value="6.7360988092208">
            <text:p>6.74</text:p>
          </table:table-cell>
          <table:table-cell table:formula="oooc:=[.I6]/[.J6]" office:value-type="float" office:value="4.04165928553248">
            <text:p>4.0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10">
            <text:p>210</text:p>
          </table:table-cell>
          <table:table-cell table:formula="oooc:=CEILING(([.R7]-[.U7]/2);[.U7])" office:value-type="float" office:value="8.44">
            <text:p>8.44</text:p>
          </table:table-cell>
          <table:table-cell table:formula="oooc:=[.$D7]*[$globals.$C$34]/[.$K7]" office:value-type="float" office:value="168.8">
            <text:p>168.8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55">
            <text:p>1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1.3955015551293">
            <text:p>71.4</text:p>
          </table:table-cell>
          <table:table-cell table:formula="oooc:=[.Y4]/[.M7]" office:value-type="float" office:value="11.2051877579747">
            <text:p>11.21</text:p>
          </table:table-cell>
          <table:table-cell table:formula="oooc:=([.D7]/[.C7])/([.R7]/[.Q7])" office:value-type="float" office:value="1.01996533807475">
            <text:p>1.02</text:p>
          </table:table-cell>
          <table:table-cell/>
          <table:table-cell table:formula="oooc:=[.I7]^[$globals.$C$23]*[$globals.$C$32]/[.R7]*[.K7]*[.W7]" office:value-type="float" office:value="214.186504665388">
            <text:p>214.19</text:p>
          </table:table-cell>
          <table:table-cell table:formula="oooc:=[.S7]/[.H7]" office:value-type="float" office:value="8.43975505317097">
            <text:p>8.44</text:p>
          </table:table-cell>
          <table:table-cell table:formula="oooc:=[.I7]/[.J7]" office:value-type="float" office:value="5.06385303190258">
            <text:p>5.0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30">
            <text:p>330</text:p>
          </table:table-cell>
          <table:table-cell table:formula="oooc:=CEILING(([.R8]-[.U8]/2);[.U8])" office:value-type="float" office:value="10.57">
            <text:p>10.57</text:p>
          </table:table-cell>
          <table:table-cell table:formula="oooc:=[.$D8]*[$globals.$C$34]/[.$K8]" office:value-type="float" office:value="211.4">
            <text:p>211.4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55">
            <text:p>1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108.349129484039">
            <text:p>108.35</text:p>
          </table:table-cell>
          <table:table-cell table:formula="oooc:=[.Y4]/[.M8]" office:value-type="float" office:value="7.38353878623314">
            <text:p>7.38</text:p>
          </table:table-cell>
          <table:table-cell table:formula="oooc:=([.D8]/[.C8])/([.R8]/[.Q8])" office:value-type="float" office:value="0.984592431370064">
            <text:p>0.98</text:p>
          </table:table-cell>
          <table:table-cell/>
          <table:table-cell table:formula="oooc:=[.I8]^[$globals.$C$23]*[$globals.$C$32]/[.R8]*[.K8]*[.W8]" office:value-type="float" office:value="325.047388452118">
            <text:p>325.05</text:p>
          </table:table-cell>
          <table:table-cell table:formula="oooc:=[.S8]/[.H8]" office:value-type="float" office:value="10.5742904572631">
            <text:p>10.57</text:p>
          </table:table-cell>
          <table:table-cell table:formula="oooc:=[.I8]/[.J8]" office:value-type="float" office:value="6.34457427435787">
            <text:p>6.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490">
            <text:p>490</text:p>
          </table:table-cell>
          <table:table-cell table:formula="oooc:=CEILING(([.R9]-[.U9]/2);[.U9])" office:value-type="float" office:value="13.25">
            <text:p>13.25</text:p>
          </table:table-cell>
          <table:table-cell table:formula="oooc:=[.$D9]*[$globals.$C$34]/[.$K9]" office:value-type="float" office:value="265">
            <text:p>265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55">
            <text:p>1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64.429601364789">
            <text:p>164.43</text:p>
          </table:table-cell>
          <table:table-cell table:formula="oooc:=[.Y4]/[.M9]" office:value-type="float" office:value="4.86530401679433">
            <text:p>4.87</text:p>
          </table:table-cell>
          <table:table-cell table:formula="oooc:=([.D9]/[.C9])/([.R9]/[.Q9])" office:value-type="float" office:value="1.00681210408578">
            <text:p>1.01</text:p>
          </table:table-cell>
          <table:table-cell/>
          <table:table-cell table:formula="oooc:=[.I9]^[$globals.$C$23]*[$globals.$C$32]/[.R9]*[.K9]*[.W9]" office:value-type="float" office:value="493.288804094368">
            <text:p>493.29</text:p>
          </table:table-cell>
          <table:table-cell table:formula="oooc:=[.S9]/[.H9]" office:value-type="float" office:value="13.2486805564996">
            <text:p>13.25</text:p>
          </table:table-cell>
          <table:table-cell table:formula="oooc:=[.I9]/[.J9]" office:value-type="float" office:value="7.94920833389978">
            <text:p>7.95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50">
            <text:p>750</text:p>
          </table:table-cell>
          <table:table-cell table:formula="oooc:=CEILING(([.R10]-[.U10]/2);[.U10])" office:value-type="float" office:value="16.6">
            <text:p>16.6</text:p>
          </table:table-cell>
          <table:table-cell table:formula="oooc:=[.$D10]*[$globals.$C$34]/[.$K10]" office:value-type="float" office:value="332">
            <text:p>332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55">
            <text:p>1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249.536788470149">
            <text:p>249.54</text:p>
          </table:table-cell>
          <table:table-cell table:formula="oooc:=[.Y4]/[.M10]" office:value-type="float" office:value="3.20594011369871">
            <text:p>3.21</text:p>
          </table:table-cell>
          <table:table-cell table:formula="oooc:=([.D10]/[.C10])/([.R10]/[.Q10])" office:value-type="float" office:value="0.998179482533354">
            <text:p>1</text:p>
          </table:table-cell>
          <table:table-cell/>
          <table:table-cell table:formula="oooc:=[.I10]^[$globals.$C$23]*[$globals.$C$32]/[.R10]*[.K10]*[.W10]" office:value-type="float" office:value="748.610365410447">
            <text:p>748.61</text:p>
          </table:table-cell>
          <table:table-cell table:formula="oooc:=[.S10]/[.H10]" office:value-type="float" office:value="16.5994623655914">
            <text:p>16.6</text:p>
          </table:table-cell>
          <table:table-cell table:formula="oooc:=[.I10]/[.J10]" office:value-type="float" office:value="9.95967741935484">
            <text:p>9.96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679468242245">
            <text:p>2.21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0.15625">
            <text:p>10.16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2100">
            <text:p>2,100</text:p>
          </table:table-cell>
          <table:table-cell table:formula="oooc:=CEILING(([.R13]-[.U13]/2);[.U13])" office:value-type="float" office:value="6.77">
            <text:p>6.77</text:p>
          </table:table-cell>
          <table:table-cell table:formula="oooc:=[.$D13]*[$globals.$C$34]/[.$K13]" office:value-type="float" office:value="135.4">
            <text:p>135.4</text:p>
          </table:table-cell>
          <table:table-cell table:formula="oooc:=[.F12]" office:value-type="float" office:value="2.20679468242245">
            <text:p>2.21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">
            <text:p>1.6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991.293458916921">
            <text:p>991.29</text:p>
          </table:table-cell>
          <table:table-cell table:formula="oooc:=[.Y12]/[.M13]" office:value-type="float" office:value="24.2107922574433">
            <text:p>24.21</text:p>
          </table:table-cell>
          <table:table-cell table:formula="oooc:=([.D13]/[.C13])/([.R13]/[.Q13])" office:value-type="float" office:value="1.01139944241646">
            <text:p>1.01</text:p>
          </table:table-cell>
          <table:table-cell/>
          <table:table-cell table:formula="oooc:=[.I13]^[$globals.$C$23]*[$globals.$C$32]/[.R13]*[.K13]*[.W13]" office:value-type="float" office:value="2124.20026910769">
            <text:p>2124.2</text:p>
          </table:table-cell>
          <table:table-cell table:formula="oooc:=[.S13]/[.H13]" office:value-type="float" office:value="6.77083333333333">
            <text:p>6.77</text:p>
          </table:table-cell>
          <table:table-cell table:formula="oooc:=[.I13]/[.J13]" office:value-type="float" office:value="10.15625">
            <text:p>10.1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3200">
            <text:p>3,200</text:p>
          </table:table-cell>
          <table:table-cell table:formula="oooc:=CEILING(([.R14]-[.U14]/2);[.U14])" office:value-type="float" office:value="8.48">
            <text:p>8.48</text:p>
          </table:table-cell>
          <table:table-cell table:formula="oooc:=[.$D14]*[$globals.$C$34]/[.$K14]" office:value-type="float" office:value="169.6">
            <text:p>169.6</text:p>
          </table:table-cell>
          <table:table-cell table:formula="oooc:=[.F13]" office:value-type="float" office:value="2.20679468242245">
            <text:p>2.21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">
            <text:p>1.6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504.37746072748">
            <text:p>1504.38</text:p>
          </table:table-cell>
          <table:table-cell table:formula="oooc:=[.Y12]/[.M14]" office:value-type="float" office:value="15.9534429533357">
            <text:p>15.95</text:p>
          </table:table-cell>
          <table:table-cell table:formula="oooc:=([.D14]/[.C14])/([.R14]/[.Q14])" office:value-type="float" office:value="1.00700677890912">
            <text:p>1.01</text:p>
          </table:table-cell>
          <table:table-cell/>
          <table:table-cell table:formula="oooc:=[.I14]^[$globals.$C$23]*[$globals.$C$32]/[.R14]*[.K14]*[.W14]" office:value-type="float" office:value="3223.66598727318">
            <text:p>3223.67</text:p>
          </table:table-cell>
          <table:table-cell table:formula="oooc:=[.S14]/[.H14]" office:value-type="float" office:value="8.48327443786244">
            <text:p>8.48</text:p>
          </table:table-cell>
          <table:table-cell table:formula="oooc:=[.I14]/[.J14]" office:value-type="float" office:value="12.7249116567937">
            <text:p>12.7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4900">
            <text:p>4,900</text:p>
          </table:table-cell>
          <table:table-cell table:formula="oooc:=CEILING(([.R15]-[.U15]/2);[.U15])" office:value-type="float" office:value="10.63">
            <text:p>10.63</text:p>
          </table:table-cell>
          <table:table-cell table:formula="oooc:=[.$D15]*[$globals.$C$34]/[.$K15]" office:value-type="float" office:value="212.6">
            <text:p>212.6</text:p>
          </table:table-cell>
          <table:table-cell table:formula="oooc:=[.F14]" office:value-type="float" office:value="2.20679468242245">
            <text:p>2.21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">
            <text:p>1.6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2283.02882863524">
            <text:p>2283.03</text:p>
          </table:table-cell>
          <table:table-cell table:formula="oooc:=[.Y12]/[.M15]" office:value-type="float" office:value="10.5123508292915">
            <text:p>10.51</text:p>
          </table:table-cell>
          <table:table-cell table:formula="oooc:=([.D15]/[.C15])/([.R15]/[.Q15])" office:value-type="float" office:value="0.998520277941595">
            <text:p>1</text:p>
          </table:table-cell>
          <table:table-cell/>
          <table:table-cell table:formula="oooc:=[.I15]^[$globals.$C$23]*[$globals.$C$32]/[.R15]*[.K15]*[.W15]" office:value-type="float" office:value="4892.2046327898">
            <text:p>4892.2</text:p>
          </table:table-cell>
          <table:table-cell table:formula="oooc:=[.S15]/[.H15]" office:value-type="float" office:value="10.6288165200872">
            <text:p>10.63</text:p>
          </table:table-cell>
          <table:table-cell table:formula="oooc:=[.I15]/[.J15]" office:value-type="float" office:value="15.9432247801308">
            <text:p>15.9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7400">
            <text:p>7,400</text:p>
          </table:table-cell>
          <table:table-cell table:formula="oooc:=CEILING(([.R16]-[.U16]/2);[.U16])" office:value-type="float" office:value="13.32">
            <text:p>13.32</text:p>
          </table:table-cell>
          <table:table-cell table:formula="oooc:=[.$D16]*[$globals.$C$34]/[.$K16]" office:value-type="float" office:value="266.4">
            <text:p>266.4</text:p>
          </table:table-cell>
          <table:table-cell table:formula="oooc:=[.F15]" office:value-type="float" office:value="2.20679468242245">
            <text:p>2.21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">
            <text:p>1.6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3464.70268828615">
            <text:p>3464.7</text:p>
          </table:table-cell>
          <table:table-cell table:formula="oooc:=[.Y12]/[.M16]" office:value-type="float" office:value="6.9270012925328">
            <text:p>6.93</text:p>
          </table:table-cell>
          <table:table-cell table:formula="oooc:=([.D16]/[.C16])/([.R16]/[.Q16])" office:value-type="float" office:value="1.00351852459484">
            <text:p>1</text:p>
          </table:table-cell>
          <table:table-cell/>
          <table:table-cell table:formula="oooc:=[.I16]^[$globals.$C$23]*[$globals.$C$32]/[.R16]*[.K16]*[.W16]" office:value-type="float" office:value="7424.36290347032">
            <text:p>7424.36</text:p>
          </table:table-cell>
          <table:table-cell table:formula="oooc:=[.S16]/[.H16]" office:value-type="float" office:value="13.3169970446157">
            <text:p>13.32</text:p>
          </table:table-cell>
          <table:table-cell table:formula="oooc:=[.I16]/[.J16]" office:value-type="float" office:value="19.9754955669236">
            <text:p>19.98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1000">
            <text:p>11,000</text:p>
          </table:table-cell>
          <table:table-cell table:formula="oooc:=CEILING(([.R17]-[.U17]/2);[.U17])" office:value-type="float" office:value="16.69">
            <text:p>16.69</text:p>
          </table:table-cell>
          <table:table-cell table:formula="oooc:=[.$D17]*[$globals.$C$34]/[.$K17]" office:value-type="float" office:value="333.8">
            <text:p>333.8</text:p>
          </table:table-cell>
          <table:table-cell table:formula="oooc:=[.F16]" office:value-type="float" office:value="2.20679468242245">
            <text:p>2.21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">
            <text:p>1.6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5257.99962210427">
            <text:p>5258</text:p>
          </table:table-cell>
          <table:table-cell table:formula="oooc:=[.Y12]/[.M17]" office:value-type="float" office:value="4.5644735117716">
            <text:p>4.56</text:p>
          </table:table-cell>
          <table:table-cell table:formula="oooc:=([.D17]/[.C17])/([.R17]/[.Q17])" office:value-type="float" office:value="1.02458908381734">
            <text:p>1.02</text:p>
          </table:table-cell>
          <table:table-cell/>
          <table:table-cell table:formula="oooc:=[.I17]^[$globals.$C$23]*[$globals.$C$32]/[.R17]*[.K17]*[.W17]" office:value-type="float" office:value="11267.1420473663">
            <text:p>11267.14</text:p>
          </table:table-cell>
          <table:table-cell table:formula="oooc:=[.S17]/[.H17]" office:value-type="float" office:value="16.6850570758417">
            <text:p>16.69</text:p>
          </table:table-cell>
          <table:table-cell table:formula="oooc:=[.I17]/[.J17]" office:value-type="float" office:value="25.0275856137626">
            <text:p>25.03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17000">
            <text:p>17,000</text:p>
          </table:table-cell>
          <table:table-cell table:formula="oooc:=CEILING(([.R18]-[.U18]/2);[.U18])" office:value-type="float" office:value="20.9">
            <text:p>20.9</text:p>
          </table:table-cell>
          <table:table-cell table:formula="oooc:=[.$D18]*[$globals.$C$34]/[.$K18]" office:value-type="float" office:value="418">
            <text:p>418</text:p>
          </table:table-cell>
          <table:table-cell table:formula="oooc:=[.F17]" office:value-type="float" office:value="2.20679468242245">
            <text:p>2.21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">
            <text:p>1.6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7979.48987643852">
            <text:p>7979.49</text:p>
          </table:table-cell>
          <table:table-cell table:formula="oooc:=[.Y12]/[.M18]" office:value-type="float" office:value="3.00771106569934">
            <text:p>3.01</text:p>
          </table:table-cell>
          <table:table-cell table:formula="oooc:=([.D18]/[.C18])/([.R18]/[.Q18])" office:value-type="float" office:value="1.00557998820774">
            <text:p>1.01</text:p>
          </table:table-cell>
          <table:table-cell/>
          <table:table-cell table:formula="oooc:=[.I18]^[$globals.$C$23]*[$globals.$C$32]/[.R18]*[.K18]*[.W18]" office:value-type="float" office:value="17098.9068780825">
            <text:p>17098.91</text:p>
          </table:table-cell>
          <table:table-cell table:formula="oooc:=[.S18]/[.H18]" office:value-type="float" office:value="20.9049479166667">
            <text:p>20.9</text:p>
          </table:table-cell>
          <table:table-cell table:formula="oooc:=[.I18]/[.J18]" office:value-type="float" office:value="31.357421875">
            <text:p>31.36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8346208406425">
            <text:p>5.48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4.0725806451613">
            <text:p>34.07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55000">
            <text:p>55,000</text:p>
          </table:table-cell>
          <table:table-cell table:formula="oooc:=CEILING(([.R21]-[.U21]/2);[.U21])" office:value-type="float" office:value="7.57">
            <text:p>7.57</text:p>
          </table:table-cell>
          <table:table-cell table:formula="oooc:=[.$D21]*[$globals.$C$34]/[.$K21]" office:value-type="float" office:value="151.4">
            <text:p>151.4</text:p>
          </table:table-cell>
          <table:table-cell table:formula="oooc:=[.F20]" office:value-type="float" office:value="5.48346208406425">
            <text:p>5.48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55">
            <text:p>1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29748.5784887067">
            <text:p>29748.58</text:p>
          </table:table-cell>
          <table:table-cell table:formula="oooc:=[.Y20]/[.M21]" office:value-type="float" office:value="24.2028371296239">
            <text:p>24.2</text:p>
          </table:table-cell>
          <table:table-cell table:formula="oooc:=([.D21]/[.C21])/([.R21]/[.Q21])" office:value-type="float" office:value="0.993237991950079">
            <text:p>0.99</text:p>
          </table:table-cell>
          <table:table-cell/>
          <table:table-cell table:formula="oooc:=[.I21]^[$globals.$C$23]*[$globals.$C$32]/[.R21]*[.K21]*[.W21]" office:value-type="float" office:value="54640.246203747">
            <text:p>54640.25</text:p>
          </table:table-cell>
          <table:table-cell table:formula="oooc:=[.S21]/[.H21]" office:value-type="float" office:value="7.57168458781362">
            <text:p>7.57</text:p>
          </table:table-cell>
          <table:table-cell table:formula="oooc:=[.I21]/[.J21]" office:value-type="float" office:value="34.0725806451613">
            <text:p>34.07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83000">
            <text:p>83,000</text:p>
          </table:table-cell>
          <table:table-cell table:formula="oooc:=CEILING(([.R22]-[.U22]/2);[.U22])" office:value-type="float" office:value="9.49">
            <text:p>9.49</text:p>
          </table:table-cell>
          <table:table-cell table:formula="oooc:=[.$D22]*[$globals.$C$34]/[.$K22]" office:value-type="float" office:value="189.8">
            <text:p>189.8</text:p>
          </table:table-cell>
          <table:table-cell table:formula="oooc:=[.F21]" office:value-type="float" office:value="5.48346208406425">
            <text:p>5.48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55">
            <text:p>1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45146.1578451145">
            <text:p>45146.16</text:p>
          </table:table-cell>
          <table:table-cell table:formula="oooc:=[.Y20]/[.M22]" office:value-type="float" office:value="15.9482010068309">
            <text:p>15.95</text:p>
          </table:table-cell>
          <table:table-cell table:formula="oooc:=([.D22]/[.C22])/([.R22]/[.Q22])" office:value-type="float" office:value="0.99940481511778">
            <text:p>1</text:p>
          </table:table-cell>
          <table:table-cell/>
          <table:table-cell table:formula="oooc:=[.I22]^[$globals.$C$23]*[$globals.$C$32]/[.R22]*[.K22]*[.W22]" office:value-type="float" office:value="82921.514409394">
            <text:p>82921.51</text:p>
          </table:table-cell>
          <table:table-cell table:formula="oooc:=[.S22]/[.H22]" office:value-type="float" office:value="9.48667248965262">
            <text:p>9.49</text:p>
          </table:table-cell>
          <table:table-cell table:formula="oooc:=[.I22]/[.J22]" office:value-type="float" office:value="42.6900262034368">
            <text:p>42.69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130000">
            <text:p>130,000</text:p>
          </table:table-cell>
          <table:table-cell table:formula="oooc:=CEILING(([.R23]-[.U23]/2);[.U23])" office:value-type="float" office:value="11.89">
            <text:p>11.89</text:p>
          </table:table-cell>
          <table:table-cell table:formula="oooc:=[.$D23]*[$globals.$C$34]/[.$K23]" office:value-type="float" office:value="237.8">
            <text:p>237.8</text:p>
          </table:table-cell>
          <table:table-cell table:formula="oooc:=[.F22]" office:value-type="float" office:value="5.48346208406425">
            <text:p>5.48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55">
            <text:p>1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68513.376830753">
            <text:p>68513.38</text:p>
          </table:table-cell>
          <table:table-cell table:formula="oooc:=[.Y20]/[.M23]" office:value-type="float" office:value="10.5088967046333">
            <text:p>10.51</text:p>
          </table:table-cell>
          <table:table-cell table:formula="oooc:=([.D23]/[.C23])/([.R23]/[.Q23])" office:value-type="float" office:value="0.968333605476916">
            <text:p>0.97</text:p>
          </table:table-cell>
          <table:table-cell/>
          <table:table-cell table:formula="oooc:=[.I23]^[$globals.$C$23]*[$globals.$C$32]/[.R23]*[.K23]*[.W23]" office:value-type="float" office:value="125840.89621975">
            <text:p>125840.9</text:p>
          </table:table-cell>
          <table:table-cell table:formula="oooc:=[.S23]/[.H23]" office:value-type="float" office:value="11.8859883665491">
            <text:p>11.89</text:p>
          </table:table-cell>
          <table:table-cell table:formula="oooc:=[.I23]/[.J23]" office:value-type="float" office:value="53.486947649471">
            <text:p>53.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190000">
            <text:p>190,000</text:p>
          </table:table-cell>
          <table:table-cell table:formula="oooc:=CEILING(([.R24]-[.U24]/2);[.U24])" office:value-type="float" office:value="14.89">
            <text:p>14.89</text:p>
          </table:table-cell>
          <table:table-cell table:formula="oooc:=[.$D24]*[$globals.$C$34]/[.$K24]" office:value-type="float" office:value="297.8">
            <text:p>297.8</text:p>
          </table:table-cell>
          <table:table-cell table:formula="oooc:=[.F23]" office:value-type="float" office:value="5.48346208406425">
            <text:p>5.48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55">
            <text:p>1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103975.244601258">
            <text:p>103975.24</text:p>
          </table:table-cell>
          <table:table-cell table:formula="oooc:=[.Y20]/[.M24]" office:value-type="float" office:value="6.92472523398413">
            <text:p>6.92</text:p>
          </table:table-cell>
          <table:table-cell table:formula="oooc:=([.D24]/[.C24])/([.R24]/[.Q24])" office:value-type="float" office:value="1.00498778408668">
            <text:p>1</text:p>
          </table:table-cell>
          <table:table-cell/>
          <table:table-cell table:formula="oooc:=[.I24]^[$globals.$C$23]*[$globals.$C$32]/[.R24]*[.K24]*[.W24]" office:value-type="float" office:value="190974.939063534">
            <text:p>190974.94</text:p>
          </table:table-cell>
          <table:table-cell table:formula="oooc:=[.S24]/[.H24]" office:value-type="float" office:value="14.8921257273122">
            <text:p>14.89</text:p>
          </table:table-cell>
          <table:table-cell table:formula="oooc:=[.I24]/[.J24]" office:value-type="float" office:value="67.014565772905">
            <text:p>67.01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290000">
            <text:p>290,000</text:p>
          </table:table-cell>
          <table:table-cell table:formula="oooc:=CEILING(([.R25]-[.U25]/2);[.U25])" office:value-type="float" office:value="18.66">
            <text:p>18.66</text:p>
          </table:table-cell>
          <table:table-cell table:formula="oooc:=[.$D25]*[$globals.$C$34]/[.$K25]" office:value-type="float" office:value="373.2">
            <text:p>373.2</text:p>
          </table:table-cell>
          <table:table-cell table:formula="oooc:=[.F24]" office:value-type="float" office:value="5.48346208406425">
            <text:p>5.48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55">
            <text:p>1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57791.835550554">
            <text:p>157791.84</text:p>
          </table:table-cell>
          <table:table-cell table:formula="oooc:=[.Y20]/[.M25]" office:value-type="float" office:value="4.5629737273024">
            <text:p>4.56</text:p>
          </table:table-cell>
          <table:table-cell table:formula="oooc:=([.D25]/[.C25])/([.R25]/[.Q25])" office:value-type="float" office:value="0.999462518030186">
            <text:p>1</text:p>
          </table:table-cell>
          <table:table-cell/>
          <table:table-cell table:formula="oooc:=[.I25]^[$globals.$C$23]*[$globals.$C$32]/[.R25]*[.K25]*[.W25]" office:value-type="float" office:value="289821.738766324">
            <text:p>289821.74</text:p>
          </table:table-cell>
          <table:table-cell table:formula="oooc:=[.S25]/[.H25]" office:value-type="float" office:value="18.6585584504036">
            <text:p>18.66</text:p>
          </table:table-cell>
          <table:table-cell table:formula="oooc:=[.I25]/[.J25]" office:value-type="float" office:value="83.9635130268164">
            <text:p>83.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440000">
            <text:p>440,000</text:p>
          </table:table-cell>
          <table:table-cell table:formula="oooc:=CEILING(([.R26]-[.U26]/2);[.U26])" office:value-type="float" office:value="23.38">
            <text:p>23.38</text:p>
          </table:table-cell>
          <table:table-cell table:formula="oooc:=[.$D26]*[$globals.$C$34]/[.$K26]" office:value-type="float" office:value="467.6">
            <text:p>467.6</text:p>
          </table:table-cell>
          <table:table-cell table:formula="oooc:=[.F25]" office:value-type="float" office:value="5.48346208406425">
            <text:p>5.48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55">
            <text:p>1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239463.378633033">
            <text:p>239463.38</text:p>
          </table:table-cell>
          <table:table-cell table:formula="oooc:=[.Y20]/[.M26]" office:value-type="float" office:value="3.00672279874313">
            <text:p>3.01</text:p>
          </table:table-cell>
          <table:table-cell table:formula="oooc:=([.D26]/[.C26])/([.R26]/[.Q26])" office:value-type="float" office:value="0.999718859087623">
            <text:p>1</text:p>
          </table:table-cell>
          <table:table-cell/>
          <table:table-cell table:formula="oooc:=[.I26]^[$globals.$C$23]*[$globals.$C$32]/[.R26]*[.K26]*[.W26]" office:value-type="float" office:value="439830.695448428">
            <text:p>439830.7</text:p>
          </table:table-cell>
          <table:table-cell table:formula="oooc:=[.S26]/[.H26]" office:value-type="float" office:value="23.3775761648745">
            <text:p>23.38</text:p>
          </table:table-cell>
          <table:table-cell table:formula="oooc:=[.I26]/[.J26]" office:value-type="float" office:value="105.199092741935">
            <text:p>105.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2691081769322">
            <text:p>31.2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10.735887096774">
            <text:p>110.74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3200000">
            <text:p>3,200,000</text:p>
          </table:table-cell>
          <table:table-cell table:formula="oooc:=CEILING(([.R29]-[.U29]/2);[.U29])" office:value-type="float" office:value="3.69">
            <text:p>3.69</text:p>
          </table:table-cell>
          <table:table-cell table:formula="oooc:=[.$D29]*[$globals.$C$34]/[.$K29]" office:value-type="float" office:value="73.8">
            <text:p>73.8</text:p>
          </table:table-cell>
          <table:table-cell table:formula="oooc:=[.F28]" office:value-type="float" office:value="31.2691081769322">
            <text:p>31.2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55">
            <text:p>1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921549.102122862">
            <text:p>921549.1</text:p>
          </table:table-cell>
          <table:table-cell table:formula="oooc:=[.Y28]/[.M29]" office:value-type="float" office:value="23.4387944714424">
            <text:p>23.44</text:p>
          </table:table-cell>
          <table:table-cell table:formula="oooc:=([.D29]/[.C29])/([.R29]/[.Q29])" office:value-type="float" office:value="1.00719801173507">
            <text:p>1.01</text:p>
          </table:table-cell>
          <table:table-cell/>
          <table:table-cell table:formula="oooc:=[.I29]^[$globals.$C$23]*[$globals.$C$32]/[.R29]*[.K29]*[.W29]" office:value-type="float" office:value="3224078.49139194">
            <text:p>3224078.49</text:p>
          </table:table-cell>
          <table:table-cell table:formula="oooc:=[.S29]/[.H29]" office:value-type="float" office:value="3.69119623655914">
            <text:p>3.69</text:p>
          </table:table-cell>
          <table:table-cell table:formula="oooc:=[.I29]/[.J29]" office:value-type="float" office:value="110.735887096774">
            <text:p>110.7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900000">
            <text:p>4,900,000</text:p>
          </table:table-cell>
          <table:table-cell table:formula="oooc:=CEILING(([.R30]-[.U30]/2);[.U30])" office:value-type="float" office:value="4.62">
            <text:p>4.62</text:p>
          </table:table-cell>
          <table:table-cell table:formula="oooc:=[.$D30]*[$globals.$C$34]/[.$K30]" office:value-type="float" office:value="92.4">
            <text:p>92.4</text:p>
          </table:table-cell>
          <table:table-cell table:formula="oooc:=[.F29]" office:value-type="float" office:value="31.2691081769322">
            <text:p>31.2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55">
            <text:p>1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1398534.09272165">
            <text:p>1398534.09</text:p>
          </table:table-cell>
          <table:table-cell table:formula="oooc:=[.Y28]/[.M30]" office:value-type="float" office:value="15.4447432582532">
            <text:p>15.44</text:p>
          </table:table-cell>
          <table:table-cell table:formula="oooc:=([.D30]/[.C30])/([.R30]/[.Q30])" office:value-type="float" office:value="0.997510674279592">
            <text:p>1</text:p>
          </table:table-cell>
          <table:table-cell/>
          <table:table-cell table:formula="oooc:=[.I30]^[$globals.$C$23]*[$globals.$C$32]/[.R30]*[.K30]*[.W30]" office:value-type="float" office:value="4892830.64509033">
            <text:p>4892830.65</text:p>
          </table:table-cell>
          <table:table-cell table:formula="oooc:=[.S30]/[.H30]" office:value-type="float" office:value="4.62475283870565">
            <text:p>4.62</text:p>
          </table:table-cell>
          <table:table-cell table:formula="oooc:=[.I30]/[.J30]" office:value-type="float" office:value="138.74258516117">
            <text:p>138.7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7400000">
            <text:p>7,400,000</text:p>
          </table:table-cell>
          <table:table-cell table:formula="oooc:=CEILING(([.R31]-[.U31]/2);[.U31])" office:value-type="float" office:value="5.79">
            <text:p>5.79</text:p>
          </table:table-cell>
          <table:table-cell table:formula="oooc:=[.$D31]*[$globals.$C$34]/[.$K31]" office:value-type="float" office:value="115.8">
            <text:p>115.8</text:p>
          </table:table-cell>
          <table:table-cell table:formula="oooc:=[.F30]" office:value-type="float" office:value="31.2691081769322">
            <text:p>31.2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55">
            <text:p>1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2122401.94689486">
            <text:p>2122401.95</text:p>
          </table:table-cell>
          <table:table-cell table:formula="oooc:=[.Y28]/[.M31]" office:value-type="float" office:value="10.1771485988323">
            <text:p>10.18</text:p>
          </table:table-cell>
          <table:table-cell table:formula="oooc:=([.D31]/[.C31])/([.R31]/[.Q31])" office:value-type="float" office:value="1.00265537075503">
            <text:p>1</text:p>
          </table:table-cell>
          <table:table-cell/>
          <table:table-cell table:formula="oooc:=[.I31]^[$globals.$C$23]*[$globals.$C$32]/[.R31]*[.K31]*[.W31]" office:value-type="float" office:value="7425312.93374296">
            <text:p>7425312.93</text:p>
          </table:table-cell>
          <table:table-cell table:formula="oooc:=[.S31]/[.H31]" office:value-type="float" office:value="5.79441932869269">
            <text:p>5.79</text:p>
          </table:table-cell>
          <table:table-cell table:formula="oooc:=[.I31]/[.J31]" office:value-type="float" office:value="173.832579860781">
            <text:p>173.83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1000000">
            <text:p>11,000,000</text:p>
          </table:table-cell>
          <table:table-cell table:formula="oooc:=CEILING(([.R32]-[.U32]/2);[.U32])" office:value-type="float" office:value="7.26">
            <text:p>7.26</text:p>
          </table:table-cell>
          <table:table-cell table:formula="oooc:=[.$D32]*[$globals.$C$34]/[.$K32]" office:value-type="float" office:value="145.2">
            <text:p>145.2</text:p>
          </table:table-cell>
          <table:table-cell table:formula="oooc:=[.F31]" office:value-type="float" office:value="31.2691081769322">
            <text:p>31.2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55">
            <text:p>1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3220936.87070355">
            <text:p>3220936.87</text:p>
          </table:table-cell>
          <table:table-cell table:formula="oooc:=[.Y28]/[.M32]" office:value-type="float" office:value="6.70612336319461">
            <text:p>6.71</text:p>
          </table:table-cell>
          <table:table-cell table:formula="oooc:=([.D32]/[.C32])/([.R32]/[.Q32])" office:value-type="float" office:value="1.02442922669154">
            <text:p>1.02</text:p>
          </table:table-cell>
          <table:table-cell/>
          <table:table-cell table:formula="oooc:=[.I32]^[$globals.$C$23]*[$globals.$C$32]/[.R32]*[.K32]*[.W32]" office:value-type="float" office:value="11268583.8042107">
            <text:p>11268583.8</text:p>
          </table:table-cell>
          <table:table-cell table:formula="oooc:=[.S32]/[.H32]" office:value-type="float" office:value="7.2599112920647">
            <text:p>7.26</text:p>
          </table:table-cell>
          <table:table-cell table:formula="oooc:=[.I32]/[.J32]" office:value-type="float" office:value="217.797338761941">
            <text:p>217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7000000">
            <text:p>17,000,000</text:p>
          </table:table-cell>
          <table:table-cell table:formula="oooc:=CEILING(([.R33]-[.U33]/2);[.U33])" office:value-type="float" office:value="9.1">
            <text:p>9.1</text:p>
          </table:table-cell>
          <table:table-cell table:formula="oooc:=[.$D33]*[$globals.$C$34]/[.$K33]" office:value-type="float" office:value="182">
            <text:p>182</text:p>
          </table:table-cell>
          <table:table-cell table:formula="oooc:=[.F32]" office:value-type="float" office:value="31.2691081769322">
            <text:p>31.2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55">
            <text:p>1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4888062.95161747">
            <text:p>4888062.95</text:p>
          </table:table-cell>
          <table:table-cell table:formula="oooc:=[.Y28]/[.M33]" office:value-type="float" office:value="4.41892835951561">
            <text:p>4.42</text:p>
          </table:table-cell>
          <table:table-cell table:formula="oooc:=([.D33]/[.C33])/([.R33]/[.Q33])" office:value-type="float" office:value="1.00638389901585">
            <text:p>1.01</text:p>
          </table:table-cell>
          <table:table-cell/>
          <table:table-cell table:formula="oooc:=[.I33]^[$globals.$C$23]*[$globals.$C$32]/[.R33]*[.K33]*[.W33]" office:value-type="float" office:value="17101094.8744634">
            <text:p>17101094.87</text:p>
          </table:table-cell>
          <table:table-cell table:formula="oooc:=[.S33]/[.H33]" office:value-type="float" office:value="9.09604724457177">
            <text:p>9.1</text:p>
          </table:table-cell>
          <table:table-cell table:formula="oooc:=[.I33]/[.J33]" office:value-type="float" office:value="272.881417337153">
            <text:p>272.88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6000000">
            <text:p>26,000,000</text:p>
          </table:table-cell>
          <table:table-cell table:formula="oooc:=CEILING(([.R34]-[.U34]/2);[.U34])" office:value-type="float" office:value="11.4">
            <text:p>11.4</text:p>
          </table:table-cell>
          <table:table-cell table:formula="oooc:=[.$D34]*[$globals.$C$34]/[.$K34]" office:value-type="float" office:value="228">
            <text:p>228</text:p>
          </table:table-cell>
          <table:table-cell table:formula="oooc:=[.F33]" office:value-type="float" office:value="31.2691081769322">
            <text:p>31.2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55">
            <text:p>1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7418077.52778349">
            <text:p>7418077.53</text:p>
          </table:table-cell>
          <table:table-cell table:formula="oooc:=[.Y28]/[.M34]" office:value-type="float" office:value="2.91180564224354">
            <text:p>2.91</text:p>
          </table:table-cell>
          <table:table-cell table:formula="oooc:=([.D34]/[.C34])/([.R34]/[.Q34])" office:value-type="float" office:value="0.998472014048534">
            <text:p>1</text:p>
          </table:table-cell>
          <table:table-cell/>
          <table:table-cell table:formula="oooc:=[.I34]^[$globals.$C$23]*[$globals.$C$32]/[.R34]*[.K34]*[.W34]" office:value-type="float" office:value="25952457.8231492">
            <text:p>25952457.82</text:p>
          </table:table-cell>
          <table:table-cell table:formula="oooc:=[.S34]/[.H34]" office:value-type="float" office:value="11.3965683803763">
            <text:p>11.4</text:p>
          </table:table-cell>
          <table:table-cell table:formula="oooc:=[.I34]/[.J34]" office:value-type="float" office:value="341.89705141129">
            <text:p>341.9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2052624738311">
            <text:p>80.21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59.891633064516">
            <text:p>359.89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86000000">
            <text:p>86,000,000</text:p>
          </table:table-cell>
          <table:table-cell table:formula="oooc:=CEILING(([.R37]-[.U37]/2);[.U37])" office:value-type="float" office:value="4">
            <text:p>4</text:p>
          </table:table-cell>
          <table:table-cell table:formula="oooc:=[.$D37]*[$globals.$C$34]/[.$K37]" office:value-type="float" office:value="80">
            <text:p>80</text:p>
          </table:table-cell>
          <table:table-cell table:formula="oooc:=[.F36]" office:value-type="float" office:value="80.2052624738311">
            <text:p>80.21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55">
            <text:p>1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28547674.9064111">
            <text:p>28547674.91</text:p>
          </table:table-cell>
          <table:table-cell table:formula="oooc:=[.Y36]/[.M37]" office:value-type="float" office:value="22.6988713485201">
            <text:p>22.7</text:p>
          </table:table-cell>
          <table:table-cell table:formula="oooc:=([.D37]/[.C37])/([.R37]/[.Q37])" office:value-type="float" office:value="0.995734095471231">
            <text:p>1</text:p>
          </table:table-cell>
          <table:table-cell/>
          <table:table-cell table:formula="oooc:=[.I37]^[$globals.$C$23]*[$globals.$C$32]/[.R37]*[.K37]*[.W37]" office:value-type="float" office:value="85607354.9879882">
            <text:p>85607354.99</text:p>
          </table:table-cell>
          <table:table-cell table:formula="oooc:=[.S37]/[.H37]" office:value-type="float" office:value="3.99879592293907">
            <text:p>4</text:p>
          </table:table-cell>
          <table:table-cell table:formula="oooc:=[.I37]/[.J37]" office:value-type="float" office:value="359.891633064516">
            <text:p>359.89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30000000">
            <text:p>130,000,000</text:p>
          </table:table-cell>
          <table:table-cell table:formula="oooc:=CEILING(([.R38]-[.U38]/2);[.U38])" office:value-type="float" office:value="5.01">
            <text:p>5.01</text:p>
          </table:table-cell>
          <table:table-cell table:formula="oooc:=[.$D38]*[$globals.$C$34]/[.$K38]" office:value-type="float" office:value="100.2">
            <text:p>100.2</text:p>
          </table:table-cell>
          <table:table-cell table:formula="oooc:=[.F37]" office:value-type="float" office:value="80.2052624738311">
            <text:p>80.21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55">
            <text:p>1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43323678.0683526">
            <text:p>43323678.07</text:p>
          </table:table-cell>
          <table:table-cell table:formula="oooc:=[.Y36]/[.M38]" office:value-type="float" office:value="14.9571788198047">
            <text:p>14.96</text:p>
          </table:table-cell>
          <table:table-cell table:formula="oooc:=([.D38]/[.C38])/([.R38]/[.Q38])" office:value-type="float" office:value="0.999331083472022">
            <text:p>1</text:p>
          </table:table-cell>
          <table:table-cell/>
          <table:table-cell table:formula="oooc:=[.I38]^[$globals.$C$23]*[$globals.$C$32]/[.R38]*[.K38]*[.W38]" office:value-type="float" office:value="129916902.16249">
            <text:p>129916902.16</text:p>
          </table:table-cell>
          <table:table-cell table:formula="oooc:=[.S38]/[.H38]" office:value-type="float" office:value="5.01014890859779">
            <text:p>5.01</text:p>
          </table:table-cell>
          <table:table-cell table:formula="oooc:=[.I38]/[.J38]" office:value-type="float" office:value="450.913401773801">
            <text:p>450.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200000000">
            <text:p>200,000,000</text:p>
          </table:table-cell>
          <table:table-cell table:formula="oooc:=CEILING(([.R39]-[.U39]/2);[.U39])" office:value-type="float" office:value="6.28">
            <text:p>6.28</text:p>
          </table:table-cell>
          <table:table-cell table:formula="oooc:=[.$D39]*[$globals.$C$34]/[.$K39]" office:value-type="float" office:value="125.6">
            <text:p>125.6</text:p>
          </table:table-cell>
          <table:table-cell table:formula="oooc:=[.F38]" office:value-type="float" office:value="80.2052624738311">
            <text:p>80.21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55">
            <text:p>1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65747598.9734192">
            <text:p>65747598.97</text:p>
          </table:table-cell>
          <table:table-cell table:formula="oooc:=[.Y36]/[.M39]" office:value-type="float" office:value="9.85587321997837">
            <text:p>9.86</text:p>
          </table:table-cell>
          <table:table-cell table:formula="oooc:=([.D39]/[.C39])/([.R39]/[.Q39])" office:value-type="float" office:value="0.986229195367084">
            <text:p>0.99</text:p>
          </table:table-cell>
          <table:table-cell/>
          <table:table-cell table:formula="oooc:=[.I39]^[$globals.$C$23]*[$globals.$C$32]/[.R39]*[.K39]*[.W39]" office:value-type="float" office:value="197160646.65082">
            <text:p>197160646.65</text:p>
          </table:table-cell>
          <table:table-cell table:formula="oooc:=[.S39]/[.H39]" office:value-type="float" office:value="6.27728760608375">
            <text:p>6.28</text:p>
          </table:table-cell>
          <table:table-cell table:formula="oooc:=[.I39]/[.J39]" office:value-type="float" office:value="564.955884547537">
            <text:p>564.9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300000000">
            <text:p>300,000,000</text:p>
          </table:table-cell>
          <table:table-cell table:formula="oooc:=CEILING(([.R40]-[.U40]/2);[.U40])" office:value-type="float" office:value="7.86">
            <text:p>7.86</text:p>
          </table:table-cell>
          <table:table-cell table:formula="oooc:=[.$D40]*[$globals.$C$34]/[.$K40]" office:value-type="float" office:value="157.2">
            <text:p>157.2</text:p>
          </table:table-cell>
          <table:table-cell table:formula="oooc:=[.F39]" office:value-type="float" office:value="80.2052624738311">
            <text:p>80.21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55">
            <text:p>1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99777926.6097738">
            <text:p>99777926.61</text:p>
          </table:table-cell>
          <table:table-cell table:formula="oooc:=[.Y36]/[.M40]" office:value-type="float" office:value="6.49442238396368">
            <text:p>6.49</text:p>
          </table:table-cell>
          <table:table-cell table:formula="oooc:=([.D40]/[.C40])/([.R40]/[.Q40])" office:value-type="float" office:value="0.996741824865783">
            <text:p>1</text:p>
          </table:table-cell>
          <table:table-cell/>
          <table:table-cell table:formula="oooc:=[.I40]^[$globals.$C$23]*[$globals.$C$32]/[.R40]*[.K40]*[.W40]" office:value-type="float" office:value="299209109.367085">
            <text:p>299209109.37</text:p>
          </table:table-cell>
          <table:table-cell table:formula="oooc:=[.S40]/[.H40]" office:value-type="float" office:value="7.86490389973676">
            <text:p>7.86</text:p>
          </table:table-cell>
          <table:table-cell table:formula="oooc:=[.I40]/[.J40]" office:value-type="float" office:value="707.841350976308">
            <text:p>707.84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450000000">
            <text:p>450,000,000</text:p>
          </table:table-cell>
          <table:table-cell table:formula="oooc:=CEILING(([.R41]-[.U41]/2);[.U41])" office:value-type="float" office:value="9.85">
            <text:p>9.85</text:p>
          </table:table-cell>
          <table:table-cell table:formula="oooc:=[.$D41]*[$globals.$C$34]/[.$K41]" office:value-type="float" office:value="197">
            <text:p>197</text:p>
          </table:table-cell>
          <table:table-cell table:formula="oooc:=[.F40]" office:value-type="float" office:value="80.2052624738311">
            <text:p>80.21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55">
            <text:p>1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151422025.959767">
            <text:p>151422025.96</text:p>
          </table:table-cell>
          <table:table-cell table:formula="oooc:=[.Y36]/[.M41]" office:value-type="float" office:value="4.27943026051029">
            <text:p>4.28</text:p>
          </table:table-cell>
          <table:table-cell table:formula="oooc:=([.D41]/[.C41])/([.R41]/[.Q41])" office:value-type="float" office:value="1.00864488850191">
            <text:p>1.01</text:p>
          </table:table-cell>
          <table:table-cell/>
          <table:table-cell table:formula="oooc:=[.I41]^[$globals.$C$23]*[$globals.$C$32]/[.R41]*[.K41]*[.W41]" office:value-type="float" office:value="454076879.179642">
            <text:p>454076879.18</text:p>
          </table:table-cell>
          <table:table-cell table:formula="oooc:=[.S41]/[.H41]" office:value-type="float" office:value="9.85405118161942">
            <text:p>9.85</text:p>
          </table:table-cell>
          <table:table-cell table:formula="oooc:=[.I41]/[.J41]" office:value-type="float" office:value="886.864606345748">
            <text:p>886.86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690000000">
            <text:p>690,000,000</text:p>
          </table:table-cell>
          <table:table-cell table:formula="oooc:=CEILING(([.R42]-[.U42]/2);[.U42])" office:value-type="float" office:value="12.35">
            <text:p>12.35</text:p>
          </table:table-cell>
          <table:table-cell table:formula="oooc:=[.$D42]*[$globals.$C$34]/[.$K42]" office:value-type="float" office:value="247">
            <text:p>247</text:p>
          </table:table-cell>
          <table:table-cell table:formula="oooc:=[.F41]" office:value-type="float" office:value="80.2052624738311">
            <text:p>80.21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55">
            <text:p>1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229796616.594699">
            <text:p>229796616.59</text:p>
          </table:table-cell>
          <table:table-cell table:formula="oooc:=[.Y36]/[.M42]" office:value-type="float" office:value="2.81988485993639">
            <text:p>2.82</text:p>
          </table:table-cell>
          <table:table-cell table:formula="oooc:=([.D42]/[.C42])/([.R42]/[.Q42])" office:value-type="float" office:value="0.9990003178333">
            <text:p>1</text:p>
          </table:table-cell>
          <table:table-cell/>
          <table:table-cell table:formula="oooc:=[.I42]^[$globals.$C$23]*[$globals.$C$32]/[.R42]*[.K42]*[.W42]" office:value-type="float" office:value="689102723.649244">
            <text:p>689102723.65</text:p>
          </table:table-cell>
          <table:table-cell table:formula="oooc:=[.S42]/[.H42]" office:value-type="float" office:value="12.3462824120744">
            <text:p>12.35</text:p>
          </table:table-cell>
          <table:table-cell table:formula="oooc:=[.I42]/[.J42]" office:value-type="float" office:value="1111.16541708669">
            <text:p>1111.17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575798313464">
            <text:p>129.58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69.64780745968">
            <text:p>1169.65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400000000">
            <text:p>1,400,000,000</text:p>
          </table:table-cell>
          <table:table-cell table:formula="oooc:=CEILING(([.R45]-[.U45]/2);[.U45])" office:value-type="float" office:value="6.88">
            <text:p>6.88</text:p>
          </table:table-cell>
          <table:table-cell table:formula="oooc:=[.$D45]*[$globals.$C$34]/[.$K45]" office:value-type="float" office:value="137.6">
            <text:p>137.6</text:p>
          </table:table-cell>
          <table:table-cell table:formula="oooc:=[.F44]" office:value-type="float" office:value="129.575798313464">
            <text:p>129.58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55">
            <text:p>1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884347606.312875">
            <text:p>884347606.31</text:p>
          </table:table-cell>
          <table:table-cell table:formula="oooc:=[.Y44]/[.M45]" office:value-type="float" office:value="21.9823063478981">
            <text:p>21.98</text:p>
          </table:table-cell>
          <table:table-cell table:formula="oooc:=([.D45]/[.C45])/([.R45]/[.Q45])" office:value-type="float" office:value="1.02224718072409">
            <text:p>1.02</text:p>
          </table:table-cell>
          <table:table-cell/>
          <table:table-cell table:formula="oooc:=[.I45]^[$globals.$C$23]*[$globals.$C$32]/[.R45]*[.K45]*[.W45]" office:value-type="float" office:value="1431204551.18166">
            <text:p>1431204551.18</text:p>
          </table:table-cell>
          <table:table-cell table:formula="oooc:=[.S45]/[.H45]" office:value-type="float" office:value="6.88028122035104">
            <text:p>6.88</text:p>
          </table:table-cell>
          <table:table-cell table:formula="oooc:=[.I45]/[.J45]" office:value-type="float" office:value="1169.64780745968">
            <text:p>1169.65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200000000">
            <text:p>2,200,000,000</text:p>
          </table:table-cell>
          <table:table-cell table:formula="oooc:=CEILING(([.R46]-[.U46]/2);[.U46])" office:value-type="float" office:value="8.62">
            <text:p>8.62</text:p>
          </table:table-cell>
          <table:table-cell table:formula="oooc:=[.$D46]*[$globals.$C$34]/[.$K46]" office:value-type="float" office:value="172.4">
            <text:p>172.4</text:p>
          </table:table-cell>
          <table:table-cell table:formula="oooc:=[.F45]" office:value-type="float" office:value="129.575798313464">
            <text:p>129.58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55">
            <text:p>1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1342077458.91814">
            <text:p>1342077458.92</text:p>
          </table:table-cell>
          <table:table-cell table:formula="oooc:=[.Y44]/[.M46]" office:value-type="float" office:value="14.4850059665489">
            <text:p>14.49</text:p>
          </table:table-cell>
          <table:table-cell table:formula="oooc:=([.D46]/[.C46])/([.R46]/[.Q46])" office:value-type="float" office:value="0.987218506715259">
            <text:p>0.99</text:p>
          </table:table-cell>
          <table:table-cell/>
          <table:table-cell table:formula="oooc:=[.I46]^[$globals.$C$23]*[$globals.$C$32]/[.R46]*[.K46]*[.W46]" office:value-type="float" office:value="2171982321.8048">
            <text:p>2171982321.8</text:p>
          </table:table-cell>
          <table:table-cell table:formula="oooc:=[.S46]/[.H46]" office:value-type="float" office:value="8.62040326920502">
            <text:p>8.62</text:p>
          </table:table-cell>
          <table:table-cell table:formula="oooc:=[.I46]/[.J46]" office:value-type="float" office:value="1465.46855576485">
            <text:p>1465.47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3300000000">
            <text:p>3,300,000,000</text:p>
          </table:table-cell>
          <table:table-cell table:formula="oooc:=CEILING(([.R47]-[.U47]/2);[.U47])" office:value-type="float" office:value="10.8">
            <text:p>10.8</text:p>
          </table:table-cell>
          <table:table-cell table:formula="oooc:=[.$D47]*[$globals.$C$34]/[.$K47]" office:value-type="float" office:value="216">
            <text:p>216</text:p>
          </table:table-cell>
          <table:table-cell table:formula="oooc:=[.F46]" office:value-type="float" office:value="129.575798313464">
            <text:p>129.58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55">
            <text:p>1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2036723900.0576">
            <text:p>2036723900.06</text:p>
          </table:table-cell>
          <table:table-cell table:formula="oooc:=[.Y44]/[.M47]" office:value-type="float" office:value="9.54473996178382">
            <text:p>9.54</text:p>
          </table:table-cell>
          <table:table-cell table:formula="oooc:=([.D47]/[.C47])/([.R47]/[.Q47])" office:value-type="float" office:value="0.998784290918293">
            <text:p>1</text:p>
          </table:table-cell>
          <table:table-cell/>
          <table:table-cell table:formula="oooc:=[.I47]^[$globals.$C$23]*[$globals.$C$32]/[.R47]*[.K47]*[.W47]" office:value-type="float" office:value="3296179572.89027">
            <text:p>3296179572.89</text:p>
          </table:table-cell>
          <table:table-cell table:formula="oooc:=[.S47]/[.H47]" office:value-type="float" office:value="10.8006272045853">
            <text:p>10.8</text:p>
          </table:table-cell>
          <table:table-cell table:formula="oooc:=[.I47]/[.J47]" office:value-type="float" office:value="1836.1066247795">
            <text:p>1836.11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5000000000">
            <text:p>5,000,000,000</text:p>
          </table:table-cell>
          <table:table-cell table:formula="oooc:=CEILING(([.R48]-[.U48]/2);[.U48])" office:value-type="float" office:value="13.53">
            <text:p>13.53</text:p>
          </table:table-cell>
          <table:table-cell table:formula="oooc:=[.$D48]*[$globals.$C$34]/[.$K48]" office:value-type="float" office:value="270.6">
            <text:p>270.6</text:p>
          </table:table-cell>
          <table:table-cell table:formula="oooc:=[.F47]" office:value-type="float" office:value="129.575798313464">
            <text:p>129.58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55">
            <text:p>1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3090912687.26754">
            <text:p>3090912687.27</text:p>
          </table:table-cell>
          <table:table-cell table:formula="oooc:=[.Y44]/[.M48]" office:value-type="float" office:value="6.28940444680938">
            <text:p>6.29</text:p>
          </table:table-cell>
          <table:table-cell table:formula="oooc:=([.D48]/[.C48])/([.R48]/[.Q48])" office:value-type="float" office:value="1.00028294478892">
            <text:p>1</text:p>
          </table:table-cell>
          <table:table-cell/>
          <table:table-cell table:formula="oooc:=[.I48]^[$globals.$C$23]*[$globals.$C$32]/[.R48]*[.K48]*[.W48]" office:value-type="float" office:value="5002250555.93962">
            <text:p>5002250555.94</text:p>
          </table:table-cell>
          <table:table-cell table:formula="oooc:=[.S48]/[.H48]" office:value-type="float" office:value="13.5322611216059">
            <text:p>13.53</text:p>
          </table:table-cell>
          <table:table-cell table:formula="oooc:=[.I48]/[.J48]" office:value-type="float" office:value="2300.484390673">
            <text:p>2300.48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7600000000">
            <text:p>7,600,000,000</text:p>
          </table:table-cell>
          <table:table-cell table:formula="oooc:=CEILING(([.R49]-[.U49]/2);[.U49])" office:value-type="float" office:value="16.95">
            <text:p>16.95</text:p>
          </table:table-cell>
          <table:table-cell table:formula="oooc:=[.$D49]*[$globals.$C$34]/[.$K49]" office:value-type="float" office:value="339">
            <text:p>339</text:p>
          </table:table-cell>
          <table:table-cell table:formula="oooc:=[.F48]" office:value-type="float" office:value="129.575798313464">
            <text:p>129.58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55">
            <text:p>1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4690739495.93328">
            <text:p>4690739495.93</text:p>
          </table:table-cell>
          <table:table-cell table:formula="oooc:=[.Y44]/[.M49]" office:value-type="float" office:value="4.14433588069725">
            <text:p>4.14</text:p>
          </table:table-cell>
          <table:table-cell table:formula="oooc:=([.D49]/[.C49])/([.R49]/[.Q49])" office:value-type="float" office:value="0.998583455133536">
            <text:p>1</text:p>
          </table:table-cell>
          <table:table-cell/>
          <table:table-cell table:formula="oooc:=[.I49]^[$globals.$C$23]*[$globals.$C$32]/[.R49]*[.K49]*[.W49]" office:value-type="float" office:value="7591367542.65396">
            <text:p>7591367542.65</text:p>
          </table:table-cell>
          <table:table-cell table:formula="oooc:=[.S49]/[.H49]" office:value-type="float" office:value="16.9547645330805">
            <text:p>16.95</text:p>
          </table:table-cell>
          <table:table-cell table:formula="oooc:=[.I49]/[.J49]" office:value-type="float" office:value="2882.30997062368">
            <text:p>2882.31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2000000000">
            <text:p>12,000,000,000</text:p>
          </table:table-cell>
          <table:table-cell table:formula="oooc:=CEILING(([.R50]-[.U50]/2);[.U50])" office:value-type="float" office:value="21.24">
            <text:p>21.24</text:p>
          </table:table-cell>
          <table:table-cell table:formula="oooc:=[.$D50]*[$globals.$C$34]/[.$K50]" office:value-type="float" office:value="424.8">
            <text:p>424.8</text:p>
          </table:table-cell>
          <table:table-cell table:formula="oooc:=[.F49]" office:value-type="float" office:value="129.575798313464">
            <text:p>129.58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55">
            <text:p>1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7118621340.9864">
            <text:p>7118621340.99</text:p>
          </table:table-cell>
          <table:table-cell table:formula="oooc:=[.Y44]/[.M50]" office:value-type="float" office:value="2.73086586135319">
            <text:p>2.73</text:p>
          </table:table-cell>
          <table:table-cell table:formula="oooc:=([.D50]/[.C50])/([.R50]/[.Q50])" office:value-type="float" office:value="0.959919262393083">
            <text:p>0.96</text:p>
          </table:table-cell>
          <table:table-cell/>
          <table:table-cell table:formula="oooc:=[.I50]^[$globals.$C$23]*[$globals.$C$32]/[.R50]*[.K50]*[.W50]" office:value-type="float" office:value="11520586688.572">
            <text:p>11520586688.57</text:p>
          </table:table-cell>
          <table:table-cell table:formula="oooc:=[.S50]/[.H50]" office:value-type="float" office:value="21.2428682678338">
            <text:p>21.24</text:p>
          </table:table-cell>
          <table:table-cell table:formula="oooc:=[.I50]/[.J50]" office:value-type="float" office:value="3611.28760553175">
            <text:p>3611.29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8.082040567236">
            <text:p>228.0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801.35537424395">
            <text:p>3801.36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26000000000">
            <text:p>26,000,000,000</text:p>
          </table:table-cell>
          <table:table-cell table:formula="oooc:=CEILING(([.R53]-[.U53]/2);[.U53])" office:value-type="float" office:value="10.86">
            <text:p>10.86</text:p>
          </table:table-cell>
          <table:table-cell table:formula="oooc:=[.$D53]*[$globals.$C$34]/[.$K53]" office:value-type="float" office:value="217.2">
            <text:p>217.2</text:p>
          </table:table-cell>
          <table:table-cell table:formula="oooc:=[.F52]" office:value-type="float" office:value="228.082040567236">
            <text:p>228.08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55">
            <text:p>1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27395249923.3372">
            <text:p>27395249923.34</text:p>
          </table:table-cell>
          <table:table-cell table:formula="oooc:=[.Y52]/[.M53]" office:value-type="float" office:value="21.2883620931375">
            <text:p>21.29</text:p>
          </table:table-cell>
          <table:table-cell table:formula="oooc:=([.D53]/[.C53])/([.R53]/[.Q53])" office:value-type="float" office:value="1.0029772886097">
            <text:p>1</text:p>
          </table:table-cell>
          <table:table-cell/>
          <table:table-cell table:formula="oooc:=[.I53]^[$globals.$C$23]*[$globals.$C$32]/[.R53]*[.K53]*[.W53]" office:value-type="float" office:value="26079847609.5314">
            <text:p>26079847609.53</text:p>
          </table:table-cell>
          <table:table-cell table:formula="oooc:=[.S53]/[.H53]" office:value-type="float" office:value="10.8610153549827">
            <text:p>10.86</text:p>
          </table:table-cell>
          <table:table-cell table:formula="oooc:=[.I53]/[.J53]" office:value-type="float" office:value="3801.35537424395">
            <text:p>3801.3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40000000000">
            <text:p>40,000,000,000</text:p>
          </table:table-cell>
          <table:table-cell table:formula="oooc:=CEILING(([.R54]-[.U54]/2);[.U54])" office:value-type="float" office:value="13.61">
            <text:p>13.61</text:p>
          </table:table-cell>
          <table:table-cell table:formula="oooc:=[.$D54]*[$globals.$C$34]/[.$K54]" office:value-type="float" office:value="272.2">
            <text:p>272.2</text:p>
          </table:table-cell>
          <table:table-cell table:formula="oooc:=[.F53]" office:value-type="float" office:value="228.082040567236">
            <text:p>228.08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55">
            <text:p>1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41574768949.5435">
            <text:p>41574768949.54</text:p>
          </table:table-cell>
          <table:table-cell table:formula="oooc:=[.Y52]/[.M54]" office:value-type="float" office:value="14.0277388121577">
            <text:p>14.03</text:p>
          </table:table-cell>
          <table:table-cell table:formula="oooc:=([.D54]/[.C54])/([.R54]/[.Q54])" office:value-type="float" office:value="0.989614248922208">
            <text:p>0.99</text:p>
          </table:table-cell>
          <table:table-cell/>
          <table:table-cell table:formula="oooc:=[.I54]^[$globals.$C$23]*[$globals.$C$32]/[.R54]*[.K54]*[.W54]" office:value-type="float" office:value="39578526994.27">
            <text:p>39578526994.27</text:p>
          </table:table-cell>
          <table:table-cell table:formula="oooc:=[.S54]/[.H54]" office:value-type="float" office:value="13.6079223035308">
            <text:p>13.61</text:p>
          </table:table-cell>
          <table:table-cell table:formula="oooc:=[.I54]/[.J54]" office:value-type="float" office:value="4762.77280623578">
            <text:p>4762.77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60000000000">
            <text:p>60,000,000,000</text:p>
          </table:table-cell>
          <table:table-cell table:formula="oooc:=CEILING(([.R55]-[.U55]/2);[.U55])" office:value-type="float" office:value="17.05">
            <text:p>17.05</text:p>
          </table:table-cell>
          <table:table-cell table:formula="oooc:=[.$D55]*[$globals.$C$34]/[.$K55]" office:value-type="float" office:value="341">
            <text:p>341</text:p>
          </table:table-cell>
          <table:table-cell table:formula="oooc:=[.F54]" office:value-type="float" office:value="228.082040567236">
            <text:p>228.08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55">
            <text:p>1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63093471242.0895">
            <text:p>63093471242.09</text:p>
          </table:table-cell>
          <table:table-cell table:formula="oooc:=[.Y52]/[.M55]" office:value-type="float" office:value="9.24342865464262">
            <text:p>9.24</text:p>
          </table:table-cell>
          <table:table-cell table:formula="oooc:=([.D55]/[.C55])/([.R55]/[.Q55])" office:value-type="float" office:value="1.00109230508215">
            <text:p>1</text:p>
          </table:table-cell>
          <table:table-cell/>
          <table:table-cell table:formula="oooc:=[.I55]^[$globals.$C$23]*[$globals.$C$32]/[.R55]*[.K55]*[.W55]" office:value-type="float" office:value="60063993566.5753">
            <text:p>60063993566.58</text:p>
          </table:table-cell>
          <table:table-cell table:formula="oooc:=[.S55]/[.H55]" office:value-type="float" office:value="17.0495615158096">
            <text:p>17.05</text:p>
          </table:table-cell>
          <table:table-cell table:formula="oooc:=[.I55]/[.J55]" office:value-type="float" office:value="5967.34653053336">
            <text:p>5967.35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91000000000">
            <text:p>91,000,000,000</text:p>
          </table:table-cell>
          <table:table-cell table:formula="oooc:=CEILING(([.R56]-[.U56]/2);[.U56])" office:value-type="float" office:value="21.36">
            <text:p>21.36</text:p>
          </table:table-cell>
          <table:table-cell table:formula="oooc:=[.$D56]*[$globals.$C$34]/[.$K56]" office:value-type="float" office:value="427.2">
            <text:p>427.2</text:p>
          </table:table-cell>
          <table:table-cell table:formula="oooc:=[.F55]" office:value-type="float" office:value="228.082040567236">
            <text:p>228.08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55">
            <text:p>1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95750047780.3636">
            <text:p>95750047780.36</text:p>
          </table:table-cell>
          <table:table-cell table:formula="oooc:=[.Y52]/[.M56]" office:value-type="float" office:value="6.09085857938968">
            <text:p>6.09</text:p>
          </table:table-cell>
          <table:table-cell table:formula="oooc:=([.D56]/[.C56])/([.R56]/[.Q56])" office:value-type="float" office:value="1.00159934193624">
            <text:p>1</text:p>
          </table:table-cell>
          <table:table-cell/>
          <table:table-cell table:formula="oooc:=[.I56]^[$globals.$C$23]*[$globals.$C$32]/[.R56]*[.K56]*[.W56]" office:value-type="float" office:value="91152541469.9719">
            <text:p>91152541469.97</text:p>
          </table:table-cell>
          <table:table-cell table:formula="oooc:=[.S56]/[.H56]" office:value-type="float" office:value="21.361640770535">
            <text:p>21.36</text:p>
          </table:table-cell>
          <table:table-cell table:formula="oooc:=[.I56]/[.J56]" office:value-type="float" office:value="7476.57426968726">
            <text:p>7476.57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140000000000">
            <text:p>140,000,000,000</text:p>
          </table:table-cell>
          <table:table-cell table:formula="oooc:=CEILING(([.R57]-[.U57]/2);[.U57])" office:value-type="float" office:value="26.76">
            <text:p>26.76</text:p>
          </table:table-cell>
          <table:table-cell table:formula="oooc:=[.$D57]*[$globals.$C$34]/[.$K57]" office:value-type="float" office:value="535.2">
            <text:p>535.2</text:p>
          </table:table-cell>
          <table:table-cell table:formula="oooc:=[.F56]" office:value-type="float" office:value="228.082040567236">
            <text:p>228.08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55">
            <text:p>1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145309355618.81">
            <text:p>145309355618.81</text:p>
          </table:table-cell>
          <table:table-cell table:formula="oooc:=[.Y52]/[.M57]" office:value-type="float" office:value="4.01350620210518">
            <text:p>4.01</text:p>
          </table:table-cell>
          <table:table-cell table:formula="oooc:=([.D57]/[.C57])/([.R57]/[.Q57])" office:value-type="float" office:value="0.987928313313892">
            <text:p>0.99</text:p>
          </table:table-cell>
          <table:table-cell/>
          <table:table-cell table:formula="oooc:=[.I57]^[$globals.$C$23]*[$globals.$C$32]/[.R57]*[.K57]*[.W57]" office:value-type="float" office:value="138332224067.41">
            <text:p>138332224067.41</text:p>
          </table:table-cell>
          <table:table-cell table:formula="oooc:=[.S57]/[.H57]" office:value-type="float" office:value="26.764306870077">
            <text:p>26.76</text:p>
          </table:table-cell>
          <table:table-cell table:formula="oooc:=[.I57]/[.J57]" office:value-type="float" office:value="9367.50740452696">
            <text:p>9367.51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210000000000">
            <text:p>210,000,000,000</text:p>
          </table:table-cell>
          <table:table-cell table:formula="oooc:=CEILING(([.R58]-[.U58]/2);[.U58])" office:value-type="float" office:value="33.53">
            <text:p>33.53</text:p>
          </table:table-cell>
          <table:table-cell table:formula="oooc:=[.$D58]*[$globals.$C$34]/[.$K58]" office:value-type="float" office:value="670.6">
            <text:p>670.6</text:p>
          </table:table-cell>
          <table:table-cell table:formula="oooc:=[.F57]" office:value-type="float" office:value="228.082040567236">
            <text:p>228.08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55">
            <text:p>1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220520086619.569">
            <text:p>220520086619.57</text:p>
          </table:table-cell>
          <table:table-cell table:formula="oooc:=[.Y52]/[.M58]" office:value-type="float" office:value="2.64465704208664">
            <text:p>2.64</text:p>
          </table:table-cell>
          <table:table-cell table:formula="oooc:=([.D58]/[.C58])/([.R58]/[.Q58])" office:value-type="float" office:value="0.999573656111251">
            <text:p>1</text:p>
          </table:table-cell>
          <table:table-cell/>
          <table:table-cell table:formula="oooc:=[.I58]^[$globals.$C$23]*[$globals.$C$32]/[.R58]*[.K58]*[.W58]" office:value-type="float" office:value="209931658589.463">
            <text:p>209931658589.46</text:p>
          </table:table-cell>
          <table:table-cell table:formula="oooc:=[.S58]/[.H58]" office:value-type="float" office:value="33.5333849085091">
            <text:p>33.53</text:p>
          </table:table-cell>
          <table:table-cell table:formula="oooc:=[.I58]/[.J58]" office:value-type="float" office:value="11736.6847179782">
            <text:p>11736.6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10">
            <text:p>10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26">
            <text:p>5.26</text:p>
          </table:table-cell>
          <table:table-cell table:formula="oooc:=[.$D5]*[$globals.$C$34]/[.$K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">
            <text:p>0.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0.9994">
            <text:p>1</text:p>
          </table:table-cell>
          <table:table-cell/>
          <table:table-cell table:formula="oooc:=[.I5]^[$globals.$C$23]*[$globals.$C$32]/[.R5]*[.K5]*[.W5]" office:value-type="float" office:value="95">
            <text:p>95</text:p>
          </table:table-cell>
          <table:table-cell table:formula="oooc:=[.S5]/[.H5]" office:value-type="float" office:value="5.26315789473684">
            <text:p>5.26</text:p>
          </table:table-cell>
          <table:table-cell table:formula="oooc:=[.I5]/[.J5]" office:value-type="float" office:value="10">
            <text:p>1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40">
            <text:p>140</text:p>
          </table:table-cell>
          <table:table-cell table:formula="oooc:=CEILING(([.R6]-[.U6]/2);[.U6])" office:value-type="float" office:value="6.59">
            <text:p>6.59</text:p>
          </table:table-cell>
          <table:table-cell table:formula="oooc:=[.$D6]*[$globals.$C$34]/[.$K6]" office:value-type="float" office:value="131.8">
            <text:p>131.8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">
            <text:p>0.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15.1759042410222">
            <text:p>15.18</text:p>
          </table:table-cell>
          <table:table-cell table:formula="oooc:=[.Y4]/[.M6]" office:value-type="float" office:value="52.7151454894865">
            <text:p>52.72</text:p>
          </table:table-cell>
          <table:table-cell table:formula="oooc:=([.D6]/[.C6])/([.R6]/[.Q6])" office:value-type="float" office:value="1.02912414930478">
            <text:p>1.03</text:p>
          </table:table-cell>
          <table:table-cell/>
          <table:table-cell table:formula="oooc:=[.I6]^[$globals.$C$23]*[$globals.$C$32]/[.R6]*[.K6]*[.W6]" office:value-type="float" office:value="144.171090289711">
            <text:p>144.17</text:p>
          </table:table-cell>
          <table:table-cell table:formula="oooc:=[.S6]/[.H6]" office:value-type="float" office:value="6.59428620271089">
            <text:p>6.59</text:p>
          </table:table-cell>
          <table:table-cell table:formula="oooc:=[.I6]/[.J6]" office:value-type="float" office:value="12.5291437851507">
            <text:p>12.53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20">
            <text:p>220</text:p>
          </table:table-cell>
          <table:table-cell table:formula="oooc:=CEILING(([.R7]-[.U7]/2);[.U7])" office:value-type="float" office:value="8.26">
            <text:p>8.26</text:p>
          </table:table-cell>
          <table:table-cell table:formula="oooc:=[.$D7]*[$globals.$C$34]/[.$K7]" office:value-type="float" office:value="165.2">
            <text:p>165.2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">
            <text:p>0.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23.0308069532675">
            <text:p>23.03</text:p>
          </table:table-cell>
          <table:table-cell table:formula="oooc:=[.Y4]/[.M7]" office:value-type="float" office:value="34.7360820497216">
            <text:p>34.74</text:p>
          </table:table-cell>
          <table:table-cell table:formula="oooc:=([.D7]/[.C7])/([.R7]/[.Q7])" office:value-type="float" office:value="0.994262228871119">
            <text:p>0.99</text:p>
          </table:table-cell>
          <table:table-cell/>
          <table:table-cell table:formula="oooc:=[.I7]^[$globals.$C$23]*[$globals.$C$32]/[.R7]*[.K7]*[.W7]" office:value-type="float" office:value="218.792666056041">
            <text:p>218.79</text:p>
          </table:table-cell>
          <table:table-cell table:formula="oooc:=[.S7]/[.H7]" office:value-type="float" office:value="8.26207599942">
            <text:p>8.26</text:p>
          </table:table-cell>
          <table:table-cell table:formula="oooc:=[.I7]/[.J7]" office:value-type="float" office:value="15.697944398898">
            <text:p>15.7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30">
            <text:p>330</text:p>
          </table:table-cell>
          <table:table-cell table:formula="oooc:=CEILING(([.R8]-[.U8]/2);[.U8])" office:value-type="float" office:value="10.35">
            <text:p>10.35</text:p>
          </table:table-cell>
          <table:table-cell table:formula="oooc:=[.$D8]*[$globals.$C$34]/[.$K8]" office:value-type="float" office:value="207">
            <text:p>207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">
            <text:p>0.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34.9513320916255">
            <text:p>34.95</text:p>
          </table:table-cell>
          <table:table-cell table:formula="oooc:=[.Y4]/[.M8]" office:value-type="float" office:value="22.8889702373227">
            <text:p>22.89</text:p>
          </table:table-cell>
          <table:table-cell table:formula="oooc:=([.D8]/[.C8])/([.R8]/[.Q8])" office:value-type="float" office:value="1.00601201809866">
            <text:p>1.01</text:p>
          </table:table-cell>
          <table:table-cell/>
          <table:table-cell table:formula="oooc:=[.I8]^[$globals.$C$23]*[$globals.$C$32]/[.R8]*[.K8]*[.W8]" office:value-type="float" office:value="332.037654870443">
            <text:p>332.04</text:p>
          </table:table-cell>
          <table:table-cell table:formula="oooc:=[.S8]/[.H8]" office:value-type="float" office:value="10.3516738160576">
            <text:p>10.35</text:p>
          </table:table-cell>
          <table:table-cell table:formula="oooc:=[.I8]/[.J8]" office:value-type="float" office:value="19.6681802505094">
            <text:p>19.67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00">
            <text:p>500</text:p>
          </table:table-cell>
          <table:table-cell table:formula="oooc:=CEILING(([.R9]-[.U9]/2);[.U9])" office:value-type="float" office:value="12.97">
            <text:p>12.97</text:p>
          </table:table-cell>
          <table:table-cell table:formula="oooc:=[.$D9]*[$globals.$C$34]/[.$K9]" office:value-type="float" office:value="259.4">
            <text:p>259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">
            <text:p>0.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53.0418068918675">
            <text:p>53.04</text:p>
          </table:table-cell>
          <table:table-cell table:formula="oooc:=[.Y4]/[.M9]" office:value-type="float" office:value="15.0824424520624">
            <text:p>15.08</text:p>
          </table:table-cell>
          <table:table-cell table:formula="oooc:=([.D9]/[.C9])/([.R9]/[.Q9])" office:value-type="float" office:value="1.00781290470914">
            <text:p>1.01</text:p>
          </table:table-cell>
          <table:table-cell/>
          <table:table-cell table:formula="oooc:=[.I9]^[$globals.$C$23]*[$globals.$C$32]/[.R9]*[.K9]*[.W9]" office:value-type="float" office:value="503.897165472741">
            <text:p>503.9</text:p>
          </table:table-cell>
          <table:table-cell table:formula="oooc:=[.S9]/[.H9]" office:value-type="float" office:value="12.9697609658365">
            <text:p>12.97</text:p>
          </table:table-cell>
          <table:table-cell table:formula="oooc:=[.I9]/[.J9]" office:value-type="float" office:value="24.6425458350893">
            <text:p>24.6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60">
            <text:p>760</text:p>
          </table:table-cell>
          <table:table-cell table:formula="oooc:=CEILING(([.R10]-[.U10]/2);[.U10])" office:value-type="float" office:value="16.25">
            <text:p>16.25</text:p>
          </table:table-cell>
          <table:table-cell table:formula="oooc:=[.$D10]*[$globals.$C$34]/[.$K10]" office:value-type="float" office:value="325">
            <text:p>325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">
            <text:p>0.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80.4957382161771">
            <text:p>80.5</text:p>
          </table:table-cell>
          <table:table-cell table:formula="oooc:=[.Y4]/[.M10]" office:value-type="float" office:value="9.93841435246599">
            <text:p>9.94</text:p>
          </table:table-cell>
          <table:table-cell table:formula="oooc:=([.D10]/[.C10])/([.R10]/[.Q10])" office:value-type="float" office:value="1.00619672770221">
            <text:p>1.01</text:p>
          </table:table-cell>
          <table:table-cell/>
          <table:table-cell table:formula="oooc:=[.I10]^[$globals.$C$23]*[$globals.$C$32]/[.R10]*[.K10]*[.W10]" office:value-type="float" office:value="764.709513053683">
            <text:p>764.71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30.875">
            <text:p>30.8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64713216957606">
            <text:p>3.65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3600">
            <text:p>3,600</text:p>
          </table:table-cell>
          <table:table-cell table:formula="oooc:=CEILING(([.R13]-[.U13]/2);[.U13])" office:value-type="float" office:value="4.01">
            <text:p>4.01</text:p>
          </table:table-cell>
          <table:table-cell table:formula="oooc:=[.$D13]*[$globals.$C$34]/[.$K13]" office:value-type="float" office:value="80.2">
            <text:p>80.2</text:p>
          </table:table-cell>
          <table:table-cell table:formula="oooc:=[.F12]" office:value-type="float" office:value="3.64713216957606">
            <text:p>3.65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278.801285320384">
            <text:p>278.8</text:p>
          </table:table-cell>
          <table:table-cell table:formula="oooc:=[.Y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W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5400">
            <text:p>5,400</text:p>
          </table:table-cell>
          <table:table-cell table:formula="oooc:=CEILING(([.R14]-[.U14]/2);[.U14])" office:value-type="float" office:value="5.03">
            <text:p>5.03</text:p>
          </table:table-cell>
          <table:table-cell table:formula="oooc:=[.$D14]*[$globals.$C$34]/[.$K14]" office:value-type="float" office:value="100.6">
            <text:p>100.6</text:p>
          </table:table-cell>
          <table:table-cell table:formula="oooc:=[.F13]" office:value-type="float" office:value="3.64713216957606">
            <text:p>3.65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423.106160829605">
            <text:p>423.11</text:p>
          </table:table-cell>
          <table:table-cell table:formula="oooc:=[.Y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W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8300">
            <text:p>8,300</text:p>
          </table:table-cell>
          <table:table-cell table:formula="oooc:=CEILING(([.R15]-[.U15]/2);[.U15])" office:value-type="float" office:value="6.3">
            <text:p>6.3</text:p>
          </table:table-cell>
          <table:table-cell table:formula="oooc:=[.$D15]*[$globals.$C$34]/[.$K15]" office:value-type="float" office:value="126">
            <text:p>126</text:p>
          </table:table-cell>
          <table:table-cell table:formula="oooc:=[.F14]" office:value-type="float" office:value="3.64713216957606">
            <text:p>3.65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642.101858053662">
            <text:p>642.1</text:p>
          </table:table-cell>
          <table:table-cell table:formula="oooc:=[.Y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W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3000">
            <text:p>13,000</text:p>
          </table:table-cell>
          <table:table-cell table:formula="oooc:=CEILING(([.R16]-[.U16]/2);[.U16])" office:value-type="float" office:value="7.89">
            <text:p>7.89</text:p>
          </table:table-cell>
          <table:table-cell table:formula="oooc:=[.$D16]*[$globals.$C$34]/[.$K16]" office:value-type="float" office:value="157.8">
            <text:p>157.8</text:p>
          </table:table-cell>
          <table:table-cell table:formula="oooc:=[.F15]" office:value-type="float" office:value="3.64713216957606">
            <text:p>3.65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974.447631080479">
            <text:p>974.45</text:p>
          </table:table-cell>
          <table:table-cell table:formula="oooc:=[.Y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W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9000">
            <text:p>19,000</text:p>
          </table:table-cell>
          <table:table-cell table:formula="oooc:=CEILING(([.R17]-[.U17]/2);[.U17])" office:value-type="float" office:value="9.89">
            <text:p>9.89</text:p>
          </table:table-cell>
          <table:table-cell table:formula="oooc:=[.$D17]*[$globals.$C$34]/[.$K17]" office:value-type="float" office:value="197.8">
            <text:p>197.8</text:p>
          </table:table-cell>
          <table:table-cell table:formula="oooc:=[.F16]" office:value-type="float" office:value="3.64713216957606">
            <text:p>3.65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1478.81239371683">
            <text:p>1478.81</text:p>
          </table:table-cell>
          <table:table-cell table:formula="oooc:=[.Y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W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29000">
            <text:p>29,000</text:p>
          </table:table-cell>
          <table:table-cell table:formula="oooc:=CEILING(([.R18]-[.U18]/2);[.U18])" office:value-type="float" office:value="12.39">
            <text:p>12.39</text:p>
          </table:table-cell>
          <table:table-cell table:formula="oooc:=[.$D18]*[$globals.$C$34]/[.$K18]" office:value-type="float" office:value="247.8">
            <text:p>247.8</text:p>
          </table:table-cell>
          <table:table-cell table:formula="oooc:=[.F17]" office:value-type="float" office:value="3.64713216957606">
            <text:p>3.65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2244.23152774833">
            <text:p>2244.23</text:p>
          </table:table-cell>
          <table:table-cell table:formula="oooc:=[.Y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W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3724427083949">
            <text:p>9.64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105.625">
            <text:p>105.63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98000">
            <text:p>98,000</text:p>
          </table:table-cell>
          <table:table-cell table:formula="oooc:=CEILING(([.R21]-[.U21]/2);[.U21])" office:value-type="float" office:value="4.22">
            <text:p>4.22</text:p>
          </table:table-cell>
          <table:table-cell table:formula="oooc:=[.$D21]*[$globals.$C$34]/[.$K21]" office:value-type="float" office:value="84.4">
            <text:p>84.4</text:p>
          </table:table-cell>
          <table:table-cell table:formula="oooc:=[.F20]" office:value-type="float" office:value="9.63724427083949">
            <text:p>9.64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">
            <text:p>0.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9596.31564151829">
            <text:p>9596.32</text:p>
          </table:table-cell>
          <table:table-cell table:formula="oooc:=[.Y20]/[.M21]" office:value-type="float" office:value="75.0287951018339">
            <text:p>75.03</text:p>
          </table:table-cell>
          <table:table-cell table:formula="oooc:=([.D21]/[.C21])/([.R21]/[.Q21])" office:value-type="float" office:value="0.998017394310733">
            <text:p>1</text:p>
          </table:table-cell>
          <table:table-cell/>
          <table:table-cell table:formula="oooc:=[.I21]^[$globals.$C$23]*[$globals.$C$32]/[.R21]*[.K21]*[.W21]" office:value-type="float" office:value="97921.5881787581">
            <text:p>97921.59</text:p>
          </table:table-cell>
          <table:table-cell table:formula="oooc:=[.S21]/[.H21]" office:value-type="float" office:value="4.225">
            <text:p>4.23</text:p>
          </table:table-cell>
          <table:table-cell table:formula="oooc:=[.I21]/[.J21]" office:value-type="float" office:value="105.625">
            <text:p>105.63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150000">
            <text:p>150,000</text:p>
          </table:table-cell>
          <table:table-cell table:formula="oooc:=CEILING(([.R22]-[.U22]/2);[.U22])" office:value-type="float" office:value="5.29">
            <text:p>5.29</text:p>
          </table:table-cell>
          <table:table-cell table:formula="oooc:=[.$D22]*[$globals.$C$34]/[.$K22]" office:value-type="float" office:value="105.8">
            <text:p>105.8</text:p>
          </table:table-cell>
          <table:table-cell table:formula="oooc:=[.F21]" office:value-type="float" office:value="9.63724427083949">
            <text:p>9.64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">
            <text:p>0.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14563.2767242305">
            <text:p>14563.28</text:p>
          </table:table-cell>
          <table:table-cell table:formula="oooc:=[.Y20]/[.M22]" office:value-type="float" office:value="49.4394231211757">
            <text:p>49.44</text:p>
          </table:table-cell>
          <table:table-cell table:formula="oooc:=([.D22]/[.C22])/([.R22]/[.Q22])" office:value-type="float" office:value="0.990032228914111">
            <text:p>0.99</text:p>
          </table:table-cell>
          <table:table-cell/>
          <table:table-cell table:formula="oooc:=[.I22]^[$globals.$C$23]*[$globals.$C$32]/[.R22]*[.K22]*[.W22]" office:value-type="float" office:value="148604.864532964">
            <text:p>148604.86</text:p>
          </table:table-cell>
          <table:table-cell table:formula="oooc:=[.S22]/[.H22]" office:value-type="float" office:value="5.29356324922616">
            <text:p>5.29</text:p>
          </table:table-cell>
          <table:table-cell table:formula="oooc:=[.I22]/[.J22]" office:value-type="float" office:value="132.339081230654">
            <text:p>132.34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230000">
            <text:p>230,000</text:p>
          </table:table-cell>
          <table:table-cell table:formula="oooc:=CEILING(([.R23]-[.U23]/2);[.U23])" office:value-type="float" office:value="6.63">
            <text:p>6.63</text:p>
          </table:table-cell>
          <table:table-cell table:formula="oooc:=[.$D23]*[$globals.$C$34]/[.$K23]" office:value-type="float" office:value="132.6">
            <text:p>132.6</text:p>
          </table:table-cell>
          <table:table-cell table:formula="oooc:=[.F22]" office:value-type="float" office:value="9.63724427083949">
            <text:p>9.64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">
            <text:p>0.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22101.0893002429">
            <text:p>22101.09</text:p>
          </table:table-cell>
          <table:table-cell table:formula="oooc:=[.Y20]/[.M23]" office:value-type="float" office:value="32.5775797843632">
            <text:p>32.58</text:p>
          </table:table-cell>
          <table:table-cell table:formula="oooc:=([.D23]/[.C23])/([.R23]/[.Q23])" office:value-type="float" office:value="0.980175394754837">
            <text:p>0.98</text:p>
          </table:table-cell>
          <table:table-cell/>
          <table:table-cell table:formula="oooc:=[.I23]^[$globals.$C$23]*[$globals.$C$32]/[.R23]*[.K23]*[.W23]" office:value-type="float" office:value="225521.319390234">
            <text:p>225521.32</text:p>
          </table:table-cell>
          <table:table-cell table:formula="oooc:=[.S23]/[.H23]" office:value-type="float" office:value="6.6323815085344">
            <text:p>6.63</text:p>
          </table:table-cell>
          <table:table-cell table:formula="oooc:=[.I23]/[.J23]" office:value-type="float" office:value="165.80953771336">
            <text:p>165.81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340000">
            <text:p>340,000</text:p>
          </table:table-cell>
          <table:table-cell table:formula="oooc:=CEILING(([.R24]-[.U24]/2);[.U24])" office:value-type="float" office:value="8.31">
            <text:p>8.31</text:p>
          </table:table-cell>
          <table:table-cell table:formula="oooc:=[.$D24]*[$globals.$C$34]/[.$K24]" office:value-type="float" office:value="166.2">
            <text:p>166.2</text:p>
          </table:table-cell>
          <table:table-cell table:formula="oooc:=[.F23]" office:value-type="float" office:value="9.63724427083949">
            <text:p>9.64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">
            <text:p>0.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33540.4014842766">
            <text:p>33540.4</text:p>
          </table:table-cell>
          <table:table-cell table:formula="oooc:=[.Y20]/[.M24]" office:value-type="float" office:value="21.4666482253508">
            <text:p>21.47</text:p>
          </table:table-cell>
          <table:table-cell table:formula="oooc:=([.D24]/[.C24])/([.R24]/[.Q24])" office:value-type="float" office:value="1.00663817186422">
            <text:p>1.01</text:p>
          </table:table-cell>
          <table:table-cell/>
          <table:table-cell table:formula="oooc:=[.I24]^[$globals.$C$23]*[$globals.$C$32]/[.R24]*[.K24]*[.W24]" office:value-type="float" office:value="342248.994737517">
            <text:p>342248.99</text:p>
          </table:table-cell>
          <table:table-cell table:formula="oooc:=[.S24]/[.H24]" office:value-type="float" office:value="8.30980615584021">
            <text:p>8.31</text:p>
          </table:table-cell>
          <table:table-cell table:formula="oooc:=[.I24]/[.J24]" office:value-type="float" office:value="207.745153896005">
            <text:p>207.75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520000">
            <text:p>520,000</text:p>
          </table:table-cell>
          <table:table-cell table:formula="oooc:=CEILING(([.R25]-[.U25]/2);[.U25])" office:value-type="float" office:value="10.41">
            <text:p>10.41</text:p>
          </table:table-cell>
          <table:table-cell table:formula="oooc:=[.$D25]*[$globals.$C$34]/[.$K25]" office:value-type="float" office:value="208.2">
            <text:p>208.2</text:p>
          </table:table-cell>
          <table:table-cell table:formula="oooc:=[.F24]" office:value-type="float" office:value="9.63724427083949">
            <text:p>9.64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">
            <text:p>0.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50900.592113082">
            <text:p>50900.59</text:p>
          </table:table-cell>
          <table:table-cell table:formula="oooc:=[.Y20]/[.M25]" office:value-type="float" office:value="14.1452185546374">
            <text:p>14.15</text:p>
          </table:table-cell>
          <table:table-cell table:formula="oooc:=([.D25]/[.C25])/([.R25]/[.Q25])" office:value-type="float" office:value="0.998692660662962">
            <text:p>1</text:p>
          </table:table-cell>
          <table:table-cell/>
          <table:table-cell table:formula="oooc:=[.I25]^[$globals.$C$23]*[$globals.$C$32]/[.R25]*[.K25]*[.W25]" office:value-type="float" office:value="519393.797072266">
            <text:p>519393.8</text:p>
          </table:table-cell>
          <table:table-cell table:formula="oooc:=[.S25]/[.H25]" office:value-type="float" office:value="10.4114756153252">
            <text:p>10.41</text:p>
          </table:table-cell>
          <table:table-cell table:formula="oooc:=[.I25]/[.J25]" office:value-type="float" office:value="260.286890383131">
            <text:p>260.29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790000">
            <text:p>790,000</text:p>
          </table:table-cell>
          <table:table-cell table:formula="oooc:=CEILING(([.R26]-[.U26]/2);[.U26])" office:value-type="float" office:value="13.04">
            <text:p>13.04</text:p>
          </table:table-cell>
          <table:table-cell table:formula="oooc:=[.$D26]*[$globals.$C$34]/[.$K26]" office:value-type="float" office:value="260.8">
            <text:p>260.8</text:p>
          </table:table-cell>
          <table:table-cell table:formula="oooc:=[.F25]" office:value-type="float" office:value="9.63724427083949">
            <text:p>9.64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">
            <text:p>0.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77246.2511719462">
            <text:p>77246.25</text:p>
          </table:table-cell>
          <table:table-cell table:formula="oooc:=[.Y20]/[.M26]" office:value-type="float" office:value="9.32084067610371">
            <text:p>9.32</text:p>
          </table:table-cell>
          <table:table-cell table:formula="oooc:=([.D26]/[.C26])/([.R26]/[.Q26])" office:value-type="float" office:value="0.997397227768154">
            <text:p>1</text:p>
          </table:table-cell>
          <table:table-cell/>
          <table:table-cell table:formula="oooc:=[.I26]^[$globals.$C$23]*[$globals.$C$32]/[.R26]*[.K26]*[.W26]" office:value-type="float" office:value="788227.052774961">
            <text:p>788227.05</text:p>
          </table:table-cell>
          <table:table-cell table:formula="oooc:=[.S26]/[.H26]" office:value-type="float" office:value="13.0446875">
            <text:p>13.04</text:p>
          </table:table-cell>
          <table:table-cell table:formula="oooc:=[.I26]/[.J26]" office:value-type="float" office:value="326.1171875">
            <text:p>326.1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34205455534">
            <text:p>14.82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43.28125">
            <text:p>343.28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1600000">
            <text:p>1,600,000</text:p>
          </table:table-cell>
          <table:table-cell table:formula="oooc:=CEILING(([.R29]-[.U29]/2);[.U29])" office:value-type="float" office:value="7.63">
            <text:p>7.63</text:p>
          </table:table-cell>
          <table:table-cell table:formula="oooc:=[.$D29]*[$globals.$C$34]/[.$K29]" office:value-type="float" office:value="152.6">
            <text:p>152.6</text:p>
          </table:table-cell>
          <table:table-cell table:formula="oooc:=[.F28]" office:value-type="float" office:value="14.8234205455534">
            <text:p>14.8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">
            <text:p>0.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297273.903910601">
            <text:p>297273.9</text:p>
          </table:table-cell>
          <table:table-cell table:formula="oooc:=[.Y28]/[.M29]" office:value-type="float" office:value="72.6602628614713">
            <text:p>72.66</text:p>
          </table:table-cell>
          <table:table-cell table:formula="oooc:=([.D29]/[.C29])/([.R29]/[.Q29])" office:value-type="float" office:value="0.975219008342245">
            <text:p>0.98</text:p>
          </table:table-cell>
          <table:table-cell/>
          <table:table-cell table:formula="oooc:=[.I29]^[$globals.$C$23]*[$globals.$C$32]/[.R29]*[.K29]*[.W29]" office:value-type="float" office:value="1560037.97970578">
            <text:p>1560037.98</text:p>
          </table:table-cell>
          <table:table-cell table:formula="oooc:=[.S29]/[.H29]" office:value-type="float" office:value="7.62847222222222">
            <text:p>7.63</text:p>
          </table:table-cell>
          <table:table-cell table:formula="oooc:=[.I29]/[.J29]" office:value-type="float" office:value="343.28125">
            <text:p>343.2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2400000">
            <text:p>2,400,000</text:p>
          </table:table-cell>
          <table:table-cell table:formula="oooc:=CEILING(([.R30]-[.U30]/2);[.U30])" office:value-type="float" office:value="9.56">
            <text:p>9.56</text:p>
          </table:table-cell>
          <table:table-cell table:formula="oooc:=[.$D30]*[$globals.$C$34]/[.$K30]" office:value-type="float" office:value="191.2">
            <text:p>191.2</text:p>
          </table:table-cell>
          <table:table-cell table:formula="oooc:=[.F29]" office:value-type="float" office:value="14.8234205455534">
            <text:p>14.8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">
            <text:p>0.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451140.02991021">
            <text:p>451140.03</text:p>
          </table:table-cell>
          <table:table-cell table:formula="oooc:=[.Y28]/[.M30]" office:value-type="float" office:value="47.8787041005849">
            <text:p>47.88</text:p>
          </table:table-cell>
          <table:table-cell table:formula="oooc:=([.D30]/[.C30])/([.R30]/[.Q30])" office:value-type="float" office:value="0.986682526528805">
            <text:p>0.99</text:p>
          </table:table-cell>
          <table:table-cell/>
          <table:table-cell table:formula="oooc:=[.I30]^[$globals.$C$23]*[$globals.$C$32]/[.R30]*[.K30]*[.W30]" office:value-type="float" office:value="2367498.69923726">
            <text:p>2367498.7</text:p>
          </table:table-cell>
          <table:table-cell table:formula="oooc:=[.S30]/[.H30]" office:value-type="float" office:value="9.55782253332502">
            <text:p>9.56</text:p>
          </table:table-cell>
          <table:table-cell table:formula="oooc:=[.I30]/[.J30]" office:value-type="float" office:value="430.102013999626">
            <text:p>430.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3600000">
            <text:p>3,600,000</text:p>
          </table:table-cell>
          <table:table-cell table:formula="oooc:=CEILING(([.R31]-[.U31]/2);[.U31])" office:value-type="float" office:value="11.98">
            <text:p>11.98</text:p>
          </table:table-cell>
          <table:table-cell table:formula="oooc:=[.$D31]*[$globals.$C$34]/[.$K31]" office:value-type="float" office:value="239.6">
            <text:p>239.6</text:p>
          </table:table-cell>
          <table:table-cell table:formula="oooc:=[.F30]" office:value-type="float" office:value="14.8234205455534">
            <text:p>14.8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">
            <text:p>0.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684645.789320923">
            <text:p>684645.79</text:p>
          </table:table-cell>
          <table:table-cell table:formula="oooc:=[.Y28]/[.M31]" office:value-type="float" office:value="31.5491606563801">
            <text:p>31.55</text:p>
          </table:table-cell>
          <table:table-cell table:formula="oooc:=([.D31]/[.C31])/([.R31]/[.Q31])" office:value-type="float" office:value="0.998431531905085">
            <text:p>1</text:p>
          </table:table-cell>
          <table:table-cell/>
          <table:table-cell table:formula="oooc:=[.I31]^[$globals.$C$23]*[$globals.$C$32]/[.R31]*[.K31]*[.W31]" office:value-type="float" office:value="3592893.35503691">
            <text:p>3592893.36</text:p>
          </table:table-cell>
          <table:table-cell table:formula="oooc:=[.S31]/[.H31]" office:value-type="float" office:value="11.9751332792982">
            <text:p>11.98</text:p>
          </table:table-cell>
          <table:table-cell table:formula="oooc:=[.I31]/[.J31]" office:value-type="float" office:value="538.88099756842">
            <text:p>538.88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5500000">
            <text:p>5,500,000</text:p>
          </table:table-cell>
          <table:table-cell table:formula="oooc:=CEILING(([.R32]-[.U32]/2);[.U32])" office:value-type="float" office:value="15">
            <text:p>15</text:p>
          </table:table-cell>
          <table:table-cell table:formula="oooc:=[.$D32]*[$globals.$C$34]/[.$K32]" office:value-type="float" office:value="300">
            <text:p>300</text:p>
          </table:table-cell>
          <table:table-cell table:formula="oooc:=[.F31]" office:value-type="float" office:value="14.8234205455534">
            <text:p>14.8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">
            <text:p>0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1039011.89377534">
            <text:p>1039011.89</text:p>
          </table:table-cell>
          <table:table-cell table:formula="oooc:=[.Y28]/[.M32]" office:value-type="float" office:value="20.7889824259033">
            <text:p>20.79</text:p>
          </table:table-cell>
          <table:table-cell table:formula="oooc:=([.D32]/[.C32])/([.R32]/[.Q32])" office:value-type="float" office:value="0.991118824251584">
            <text:p>0.99</text:p>
          </table:table-cell>
          <table:table-cell/>
          <table:table-cell table:formula="oooc:=[.I32]^[$globals.$C$23]*[$globals.$C$32]/[.R32]*[.K32]*[.W32]" office:value-type="float" office:value="5452540.55042451">
            <text:p>5452540.55</text:p>
          </table:table-cell>
          <table:table-cell table:formula="oooc:=[.S32]/[.H32]" office:value-type="float" office:value="15.0038166702671">
            <text:p>15</text:p>
          </table:table-cell>
          <table:table-cell table:formula="oooc:=[.I32]/[.J32]" office:value-type="float" office:value="675.171750162017">
            <text:p>675.17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8300000">
            <text:p>8,300,000</text:p>
          </table:table-cell>
          <table:table-cell table:formula="oooc:=CEILING(([.R33]-[.U33]/2);[.U33])" office:value-type="float" office:value="18.8">
            <text:p>18.8</text:p>
          </table:table-cell>
          <table:table-cell table:formula="oooc:=[.$D33]*[$globals.$C$34]/[.$K33]" office:value-type="float" office:value="376">
            <text:p>376</text:p>
          </table:table-cell>
          <table:table-cell table:formula="oooc:=[.F32]" office:value-type="float" office:value="14.8234205455534">
            <text:p>14.8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">
            <text:p>0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1576794.50052176">
            <text:p>1576794.5</text:p>
          </table:table-cell>
          <table:table-cell table:formula="oooc:=[.Y28]/[.M33]" office:value-type="float" office:value="13.6986779144984">
            <text:p>13.7</text:p>
          </table:table-cell>
          <table:table-cell table:formula="oooc:=([.D33]/[.C33])/([.R33]/[.Q33])" office:value-type="float" office:value="0.997034293465683">
            <text:p>1</text:p>
          </table:table-cell>
          <table:table-cell/>
          <table:table-cell table:formula="oooc:=[.I33]^[$globals.$C$23]*[$globals.$C$32]/[.R33]*[.K33]*[.W33]" office:value-type="float" office:value="8274723.32635328">
            <text:p>8274723.33</text:p>
          </table:table-cell>
          <table:table-cell table:formula="oooc:=[.S33]/[.H33]" office:value-type="float" office:value="18.7984976387817">
            <text:p>18.8</text:p>
          </table:table-cell>
          <table:table-cell table:formula="oooc:=[.I33]/[.J33]" office:value-type="float" office:value="845.932393745175">
            <text:p>845.93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23.55">
            <text:p>23.55</text:p>
          </table:table-cell>
          <table:table-cell table:formula="oooc:=[.$D34]*[$globals.$C$34]/[.$K34]" office:value-type="float" office:value="471">
            <text:p>471</text:p>
          </table:table-cell>
          <table:table-cell table:formula="oooc:=[.F33]" office:value-type="float" office:value="14.8234205455534">
            <text:p>14.8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">
            <text:p>0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2392928.23476887">
            <text:p>2392928.23</text:p>
          </table:table-cell>
          <table:table-cell table:formula="oooc:=[.Y28]/[.M34]" office:value-type="float" office:value="9.02659749095498">
            <text:p>9.03</text:p>
          </table:table-cell>
          <table:table-cell table:formula="oooc:=([.D34]/[.C34])/([.R34]/[.Q34])" office:value-type="float" office:value="0.965853110692384">
            <text:p>0.97</text:p>
          </table:table-cell>
          <table:table-cell/>
          <table:table-cell table:formula="oooc:=[.I34]^[$globals.$C$23]*[$globals.$C$32]/[.R34]*[.K34]*[.W34]" office:value-type="float" office:value="12557640.882169">
            <text:p>12557640.88</text:p>
          </table:table-cell>
          <table:table-cell table:formula="oooc:=[.S34]/[.H34]" office:value-type="float" office:value="23.5529079861111">
            <text:p>23.55</text:p>
          </table:table-cell>
          <table:table-cell table:formula="oooc:=[.I34]/[.J34]" office:value-type="float" office:value="1059.880859375">
            <text:p>1059.88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6745803972587">
            <text:p>50.67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115.6640625">
            <text:p>1115.66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55000000">
            <text:p>55,000,000</text:p>
          </table:table-cell>
          <table:table-cell table:formula="oooc:=CEILING(([.R37]-[.U37]/2);[.U37])" office:value-type="float" office:value="6.2">
            <text:p>6.2</text:p>
          </table:table-cell>
          <table:table-cell table:formula="oooc:=[.$D37]*[$globals.$C$34]/[.$K37]" office:value-type="float" office:value="124">
            <text:p>124</text:p>
          </table:table-cell>
          <table:table-cell table:formula="oooc:=[.F36]" office:value-type="float" office:value="50.6745803972587">
            <text:p>50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">
            <text:p>0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9208927.38916486">
            <text:p>9208927.39</text:p>
          </table:table-cell>
          <table:table-cell table:formula="oooc:=[.Y36]/[.M37]" office:value-type="float" office:value="70.3665011804123">
            <text:p>70.37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23]*[$globals.$C$32]/[.R37]*[.K37]*[.W37]" office:value-type="float" office:value="55230551.6051537">
            <text:p>55230551.61</text:p>
          </table:table-cell>
          <table:table-cell table:formula="oooc:=[.S37]/[.H37]" office:value-type="float" office:value="6.19813368055556">
            <text:p>6.2</text:p>
          </table:table-cell>
          <table:table-cell table:formula="oooc:=[.I37]/[.J37]" office:value-type="float" office:value="1115.6640625">
            <text:p>1115.66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84000000">
            <text:p>84,000,000</text:p>
          </table:table-cell>
          <table:table-cell table:formula="oooc:=CEILING(([.R38]-[.U38]/2);[.U38])" office:value-type="float" office:value="7.77">
            <text:p>7.77</text:p>
          </table:table-cell>
          <table:table-cell table:formula="oooc:=[.$D38]*[$globals.$C$34]/[.$K38]" office:value-type="float" office:value="155.4">
            <text:p>155.4</text:p>
          </table:table-cell>
          <table:table-cell table:formula="oooc:=[.F37]" office:value-type="float" office:value="50.6745803972587">
            <text:p>50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">
            <text:p>0.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13975380.0220492">
            <text:p>13975380.02</text:p>
          </table:table-cell>
          <table:table-cell table:formula="oooc:=[.Y36]/[.M38]" office:value-type="float" office:value="46.3672543413945">
            <text:p>46.37</text:p>
          </table:table-cell>
          <table:table-cell table:formula="oooc:=([.D38]/[.C38])/([.R38]/[.Q38])" office:value-type="float" office:value="0.99837422169198">
            <text:p>1</text:p>
          </table:table-cell>
          <table:table-cell/>
          <table:table-cell table:formula="oooc:=[.I38]^[$globals.$C$23]*[$globals.$C$32]/[.R38]*[.K38]*[.W38]" office:value-type="float" office:value="83817356.2338646">
            <text:p>83817356.23</text:p>
          </table:table-cell>
          <table:table-cell table:formula="oooc:=[.S38]/[.H38]" office:value-type="float" office:value="7.76573080832658">
            <text:p>7.77</text:p>
          </table:table-cell>
          <table:table-cell table:formula="oooc:=[.I38]/[.J38]" office:value-type="float" office:value="1397.83154549878">
            <text:p>1397.83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30000000">
            <text:p>130,000,000</text:p>
          </table:table-cell>
          <table:table-cell table:formula="oooc:=CEILING(([.R39]-[.U39]/2);[.U39])" office:value-type="float" office:value="9.73">
            <text:p>9.73</text:p>
          </table:table-cell>
          <table:table-cell table:formula="oooc:=[.$D39]*[$globals.$C$34]/[.$K39]" office:value-type="float" office:value="194.6">
            <text:p>194.6</text:p>
          </table:table-cell>
          <table:table-cell table:formula="oooc:=[.F38]" office:value-type="float" office:value="50.6745803972587">
            <text:p>50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">
            <text:p>0.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21208902.8946514">
            <text:p>21208902.89</text:p>
          </table:table-cell>
          <table:table-cell table:formula="oooc:=[.Y36]/[.M39]" office:value-type="float" office:value="30.553206981933">
            <text:p>30.55</text:p>
          </table:table-cell>
          <table:table-cell table:formula="oooc:=([.D39]/[.C39])/([.R39]/[.Q39])" office:value-type="float" office:value="0.978485283827399">
            <text:p>0.98</text:p>
          </table:table-cell>
          <table:table-cell/>
          <table:table-cell table:formula="oooc:=[.I39]^[$globals.$C$23]*[$globals.$C$32]/[.R39]*[.K39]*[.W39]" office:value-type="float" office:value="127200417.194077">
            <text:p>127200417.19</text:p>
          </table:table-cell>
          <table:table-cell table:formula="oooc:=[.S39]/[.H39]" office:value-type="float" office:value="9.72979578942981">
            <text:p>9.73</text:p>
          </table:table-cell>
          <table:table-cell table:formula="oooc:=[.I39]/[.J39]" office:value-type="float" office:value="1751.36324209737">
            <text:p>1751.3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90000000">
            <text:p>190,000,000</text:p>
          </table:table-cell>
          <table:table-cell table:formula="oooc:=CEILING(([.R40]-[.U40]/2);[.U40])" office:value-type="float" office:value="12.19">
            <text:p>12.19</text:p>
          </table:table-cell>
          <table:table-cell table:formula="oooc:=[.$D40]*[$globals.$C$34]/[.$K40]" office:value-type="float" office:value="243.8">
            <text:p>243.8</text:p>
          </table:table-cell>
          <table:table-cell table:formula="oooc:=[.F39]" office:value-type="float" office:value="50.6745803972587">
            <text:p>50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">
            <text:p>0.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32186427.9386367">
            <text:p>32186427.94</text:p>
          </table:table-cell>
          <table:table-cell table:formula="oooc:=[.Y36]/[.M40]" office:value-type="float" office:value="20.1327093902874">
            <text:p>20.13</text:p>
          </table:table-cell>
          <table:table-cell table:formula="oooc:=([.D40]/[.C40])/([.R40]/[.Q40])" office:value-type="float" office:value="1.01594009229487">
            <text:p>1.02</text:p>
          </table:table-cell>
          <table:table-cell/>
          <table:table-cell table:formula="oooc:=[.I40]^[$globals.$C$23]*[$globals.$C$32]/[.R40]*[.K40]*[.W40]" office:value-type="float" office:value="193038135.075539">
            <text:p>193038135.08</text:p>
          </table:table-cell>
          <table:table-cell table:formula="oooc:=[.S40]/[.H40]" office:value-type="float" office:value="12.190601044592">
            <text:p>12.19</text:p>
          </table:table-cell>
          <table:table-cell table:formula="oooc:=[.I40]/[.J40]" office:value-type="float" office:value="2194.30818802656">
            <text:p>2194.31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90000000">
            <text:p>290,000,000</text:p>
          </table:table-cell>
          <table:table-cell table:formula="oooc:=CEILING(([.R41]-[.U41]/2);[.U41])" office:value-type="float" office:value="15.27">
            <text:p>15.27</text:p>
          </table:table-cell>
          <table:table-cell table:formula="oooc:=[.$D41]*[$globals.$C$34]/[.$K41]" office:value-type="float" office:value="305.4">
            <text:p>305.4</text:p>
          </table:table-cell>
          <table:table-cell table:formula="oooc:=[.F40]" office:value-type="float" office:value="50.6745803972587">
            <text:p>50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">
            <text:p>0.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48845814.8257312">
            <text:p>48845814.83</text:p>
          </table:table-cell>
          <table:table-cell table:formula="oooc:=[.Y36]/[.M41]" office:value-type="float" office:value="13.2662338075819">
            <text:p>13.27</text:p>
          </table:table-cell>
          <table:table-cell table:formula="oooc:=([.D41]/[.C41])/([.R41]/[.Q41])" office:value-type="float" office:value="1.00993219747879">
            <text:p>1.01</text:p>
          </table:table-cell>
          <table:table-cell/>
          <table:table-cell table:formula="oooc:=[.I41]^[$globals.$C$23]*[$globals.$C$32]/[.R41]*[.K41]*[.W41]" office:value-type="float" office:value="292952825.277188">
            <text:p>292952825.28</text:p>
          </table:table-cell>
          <table:table-cell table:formula="oooc:=[.S41]/[.H41]" office:value-type="float" office:value="15.2737793315101">
            <text:p>15.27</text:p>
          </table:table-cell>
          <table:table-cell table:formula="oooc:=[.I41]/[.J41]" office:value-type="float" office:value="2749.28027967182">
            <text:p>2749.2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440000000">
            <text:p>440,000,000</text:p>
          </table:table-cell>
          <table:table-cell table:formula="oooc:=CEILING(([.R42]-[.U42]/2);[.U42])" office:value-type="float" office:value="19.14">
            <text:p>19.14</text:p>
          </table:table-cell>
          <table:table-cell table:formula="oooc:=[.$D42]*[$globals.$C$34]/[.$K42]" office:value-type="float" office:value="382.8">
            <text:p>382.8</text:p>
          </table:table-cell>
          <table:table-cell table:formula="oooc:=[.F41]" office:value-type="float" office:value="50.6745803972587">
            <text:p>50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">
            <text:p>0.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74127940.8369998">
            <text:p>74127940.84</text:p>
          </table:table-cell>
          <table:table-cell table:formula="oooc:=[.Y36]/[.M42]" office:value-type="float" office:value="8.74164306580281">
            <text:p>8.74</text:p>
          </table:table-cell>
          <table:table-cell table:formula="oooc:=([.D42]/[.C42])/([.R42]/[.Q42])" office:value-type="float" office:value="1.01058679731442">
            <text:p>1.01</text:p>
          </table:table-cell>
          <table:table-cell/>
          <table:table-cell table:formula="oooc:=[.I42]^[$globals.$C$23]*[$globals.$C$32]/[.R42]*[.K42]*[.W42]" office:value-type="float" office:value="444582402.354351">
            <text:p>444582402.35</text:p>
          </table:table-cell>
          <table:table-cell table:formula="oooc:=[.S42]/[.H42]" office:value-type="float" office:value="19.1367377387153">
            <text:p>19.14</text:p>
          </table:table-cell>
          <table:table-cell table:formula="oooc:=[.I42]/[.J42]" office:value-type="float" office:value="3444.61279296875">
            <text:p>3444.6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437333677989">
            <text:p>156.4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625.908203125">
            <text:p>3625.91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800000000">
            <text:p>1,800,000,000</text:p>
          </table:table-cell>
          <table:table-cell table:formula="oooc:=CEILING(([.R45]-[.U45]/2);[.U45])" office:value-type="float" office:value="5.58">
            <text:p>5.58</text:p>
          </table:table-cell>
          <table:table-cell table:formula="oooc:=[.$D45]*[$globals.$C$34]/[.$K45]" office:value-type="float" office:value="111.6">
            <text:p>111.6</text:p>
          </table:table-cell>
          <table:table-cell table:formula="oooc:=[.F44]" office:value-type="float" office:value="156.437333677989">
            <text:p>156.4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">
            <text:p>0.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285273421.39125">
            <text:p>285273421.39</text:p>
          </table:table-cell>
          <table:table-cell table:formula="oooc:=[.Y44]/[.M45]" office:value-type="float" office:value="68.1451496784841">
            <text:p>68.15</text:p>
          </table:table-cell>
          <table:table-cell table:formula="oooc:=([.D45]/[.C45])/([.R45]/[.Q45])" office:value-type="float" office:value="0.980985742864617">
            <text:p>0.98</text:p>
          </table:table-cell>
          <table:table-cell/>
          <table:table-cell table:formula="oooc:=[.I45]^[$globals.$C$23]*[$globals.$C$32]/[.R45]*[.K45]*[.W45]" office:value-type="float" office:value="1765242805.06277">
            <text:p>1765242805.06</text:p>
          </table:table-cell>
          <table:table-cell table:formula="oooc:=[.S45]/[.H45]" office:value-type="float" office:value="5.5783203125">
            <text:p>5.58</text:p>
          </table:table-cell>
          <table:table-cell table:formula="oooc:=[.I45]/[.J45]" office:value-type="float" office:value="3625.908203125">
            <text:p>3625.9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700000000">
            <text:p>2,700,000,000</text:p>
          </table:table-cell>
          <table:table-cell table:formula="oooc:=CEILING(([.R46]-[.U46]/2);[.U46])" office:value-type="float" office:value="6.99">
            <text:p>6.99</text:p>
          </table:table-cell>
          <table:table-cell table:formula="oooc:=[.$D46]*[$globals.$C$34]/[.$K46]" office:value-type="float" office:value="139.8">
            <text:p>139.8</text:p>
          </table:table-cell>
          <table:table-cell table:formula="oooc:=[.F45]" office:value-type="float" office:value="156.437333677989">
            <text:p>156.4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">
            <text:p>0.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432928212.554238">
            <text:p>432928212.55</text:p>
          </table:table-cell>
          <table:table-cell table:formula="oooc:=[.Y44]/[.M46]" office:value-type="float" office:value="44.9035184963016">
            <text:p>44.9</text:p>
          </table:table-cell>
          <table:table-cell table:formula="oooc:=([.D46]/[.C46])/([.R46]/[.Q46])" office:value-type="float" office:value="0.992310524735554">
            <text:p>0.99</text:p>
          </table:table-cell>
          <table:table-cell/>
          <table:table-cell table:formula="oooc:=[.I46]^[$globals.$C$23]*[$globals.$C$32]/[.R46]*[.K46]*[.W46]" office:value-type="float" office:value="2678915577.1786">
            <text:p>2678915577.18</text:p>
          </table:table-cell>
          <table:table-cell table:formula="oooc:=[.S46]/[.H46]" office:value-type="float" office:value="6.98915772749392">
            <text:p>6.99</text:p>
          </table:table-cell>
          <table:table-cell table:formula="oooc:=[.I46]/[.J46]" office:value-type="float" office:value="4542.95252287105">
            <text:p>4542.95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100000000">
            <text:p>4,100,000,000</text:p>
          </table:table-cell>
          <table:table-cell table:formula="oooc:=CEILING(([.R47]-[.U47]/2);[.U47])" office:value-type="float" office:value="8.76">
            <text:p>8.76</text:p>
          </table:table-cell>
          <table:table-cell table:formula="oooc:=[.$D47]*[$globals.$C$34]/[.$K47]" office:value-type="float" office:value="175.2">
            <text:p>175.2</text:p>
          </table:table-cell>
          <table:table-cell table:formula="oooc:=[.F46]" office:value-type="float" office:value="156.437333677989">
            <text:p>156.4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">
            <text:p>0.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657007709.696001">
            <text:p>657007709.7</text:p>
          </table:table-cell>
          <table:table-cell table:formula="oooc:=[.Y44]/[.M47]" office:value-type="float" office:value="29.5886938815298">
            <text:p>29.59</text:p>
          </table:table-cell>
          <table:table-cell table:formula="oooc:=([.D47]/[.C47])/([.R47]/[.Q47])" office:value-type="float" office:value="0.99194506190152">
            <text:p>0.99</text:p>
          </table:table-cell>
          <table:table-cell/>
          <table:table-cell table:formula="oooc:=[.I47]^[$globals.$C$23]*[$globals.$C$32]/[.R47]*[.K47]*[.W47]" office:value-type="float" office:value="4065496626.90451">
            <text:p>4065496626.9</text:p>
          </table:table-cell>
          <table:table-cell table:formula="oooc:=[.S47]/[.H47]" office:value-type="float" office:value="8.75681621048683">
            <text:p>8.76</text:p>
          </table:table-cell>
          <table:table-cell table:formula="oooc:=[.I47]/[.J47]" office:value-type="float" office:value="5691.93053681644">
            <text:p>5691.93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200000000">
            <text:p>6,200,000,000</text:p>
          </table:table-cell>
          <table:table-cell table:formula="oooc:=CEILING(([.R48]-[.U48]/2);[.U48])" office:value-type="float" office:value="10.97">
            <text:p>10.97</text:p>
          </table:table-cell>
          <table:table-cell table:formula="oooc:=[.$D48]*[$globals.$C$34]/[.$K48]" office:value-type="float" office:value="219.4">
            <text:p>219.4</text:p>
          </table:table-cell>
          <table:table-cell table:formula="oooc:=[.F47]" office:value-type="float" office:value="156.437333677989">
            <text:p>156.4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">
            <text:p>0.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997068608.795981">
            <text:p>997068608.8</text:p>
          </table:table-cell>
          <table:table-cell table:formula="oooc:=[.Y44]/[.M48]" office:value-type="float" office:value="19.4971537851091">
            <text:p>19.5</text:p>
          </table:table-cell>
          <table:table-cell table:formula="oooc:=([.D48]/[.C48])/([.R48]/[.Q48])" office:value-type="float" office:value="0.994982615288276">
            <text:p>0.99</text:p>
          </table:table-cell>
          <table:table-cell/>
          <table:table-cell table:formula="oooc:=[.I48]^[$globals.$C$23]*[$globals.$C$32]/[.R48]*[.K48]*[.W48]" office:value-type="float" office:value="6169758750.21015">
            <text:p>6169758750.21</text:p>
          </table:table-cell>
          <table:table-cell table:formula="oooc:=[.S48]/[.H48]" office:value-type="float" office:value="10.9715409401328">
            <text:p>10.97</text:p>
          </table:table-cell>
          <table:table-cell table:formula="oooc:=[.I48]/[.J48]" office:value-type="float" office:value="7131.50161108631">
            <text:p>7131.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9400000000">
            <text:p>9,400,000,000</text:p>
          </table:table-cell>
          <table:table-cell table:formula="oooc:=CEILING(([.R49]-[.U49]/2);[.U49])" office:value-type="float" office:value="13.75">
            <text:p>13.75</text:p>
          </table:table-cell>
          <table:table-cell table:formula="oooc:=[.$D49]*[$globals.$C$34]/[.$K49]" office:value-type="float" office:value="275">
            <text:p>275</text:p>
          </table:table-cell>
          <table:table-cell table:formula="oooc:=[.F48]" office:value-type="float" office:value="156.437333677989">
            <text:p>156.4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">
            <text:p>0.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1513141772.8817">
            <text:p>1513141772.88</text:p>
          </table:table-cell>
          <table:table-cell table:formula="oooc:=[.Y44]/[.M49]" office:value-type="float" office:value="12.8474412301615">
            <text:p>12.85</text:p>
          </table:table-cell>
          <table:table-cell table:formula="oooc:=([.D49]/[.C49])/([.R49]/[.Q49])" office:value-type="float" office:value="0.996342333502832">
            <text:p>1</text:p>
          </table:table-cell>
          <table:table-cell/>
          <table:table-cell table:formula="oooc:=[.I49]^[$globals.$C$23]*[$globals.$C$32]/[.R49]*[.K49]*[.W49]" office:value-type="float" office:value="9363166798.3398">
            <text:p>9363166798.34</text:p>
          </table:table-cell>
          <table:table-cell table:formula="oooc:=[.S49]/[.H49]" office:value-type="float" office:value="13.7464013983591">
            <text:p>13.75</text:p>
          </table:table-cell>
          <table:table-cell table:formula="oooc:=[.I49]/[.J49]" office:value-type="float" office:value="8935.16090893341">
            <text:p>8935.16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4000000000">
            <text:p>14,000,000,000</text:p>
          </table:table-cell>
          <table:table-cell table:formula="oooc:=CEILING(([.R50]-[.U50]/2);[.U50])" office:value-type="float" office:value="17.22">
            <text:p>17.22</text:p>
          </table:table-cell>
          <table:table-cell table:formula="oooc:=[.$D50]*[$globals.$C$34]/[.$K50]" office:value-type="float" office:value="344.4">
            <text:p>344.4</text:p>
          </table:table-cell>
          <table:table-cell table:formula="oooc:=[.F49]" office:value-type="float" office:value="156.437333677989">
            <text:p>156.4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">
            <text:p>0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2296329464.83432">
            <text:p>2296329464.83</text:p>
          </table:table-cell>
          <table:table-cell table:formula="oooc:=[.Y44]/[.M50]" office:value-type="float" office:value="8.46568417019488">
            <text:p>8.47</text:p>
          </table:table-cell>
          <table:table-cell table:formula="oooc:=([.D50]/[.C50])/([.R50]/[.Q50])" office:value-type="float" office:value="1.01478031613699">
            <text:p>1.01</text:p>
          </table:table-cell>
          <table:table-cell/>
          <table:table-cell table:formula="oooc:=[.I50]^[$globals.$C$23]*[$globals.$C$32]/[.R50]*[.K50]*[.W50]" office:value-type="float" office:value="14209452272.4323">
            <text:p>14209452272.43</text:p>
          </table:table-cell>
          <table:table-cell table:formula="oooc:=[.S50]/[.H50]" office:value-type="float" office:value="17.2230639648437">
            <text:p>17.22</text:p>
          </table:table-cell>
          <table:table-cell table:formula="oooc:=[.I50]/[.J50]" office:value-type="float" office:value="11194.9915771484">
            <text:p>11194.99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3.781221454475">
            <text:p>493.78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1784.2016601563">
            <text:p>11784.2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4]/[.$K53]" office:value-type="float" office:value="98.2">
            <text:p>98.2</text:p>
          </table:table-cell>
          <table:table-cell table:formula="oooc:=[.F52]" office:value-type="float" office:value="493.781221454475">
            <text:p>493.78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">
            <text:p>0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8837177394.6249">
            <text:p>8837177394.62</text:p>
          </table:table-cell>
          <table:table-cell table:formula="oooc:=[.Y52]/[.M53]" office:value-type="float" office:value="65.9939224887264">
            <text:p>65.99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11784.2016601563">
            <text:p>11784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4]/[.$K54]" office:value-type="float" office:value="123">
            <text:p>123</text:p>
          </table:table-cell>
          <table:table-cell table:formula="oooc:=[.F53]" office:value-type="float" office:value="493.781221454475">
            <text:p>493.78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">
            <text:p>0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13411215790.1753">
            <text:p>13411215790.18</text:p>
          </table:table-cell>
          <table:table-cell table:formula="oooc:=[.Y52]/[.M54]" office:value-type="float" office:value="43.4859903176888">
            <text:p>43.49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14764.5956993309">
            <text:p>14764.6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4]/[.$K55]" office:value-type="float" office:value="154.2">
            <text:p>154.2</text:p>
          </table:table-cell>
          <table:table-cell table:formula="oooc:=[.F54]" office:value-type="float" office:value="493.781221454475">
            <text:p>493.78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">
            <text:p>0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20352732658.7385">
            <text:p>20352732658.74</text:p>
          </table:table-cell>
          <table:table-cell table:formula="oooc:=[.Y52]/[.M55]" office:value-type="float" office:value="28.6546288293921">
            <text:p>28.65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18498.7742446534">
            <text:p>18498.77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4]/[.$K56]" office:value-type="float" office:value="193.2">
            <text:p>193.2</text:p>
          </table:table-cell>
          <table:table-cell table:formula="oooc:=[.F55]" office:value-type="float" office:value="493.781221454475">
            <text:p>493.78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">
            <text:p>0.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30887112187.2141">
            <text:p>30887112187.21</text:p>
          </table:table-cell>
          <table:table-cell table:formula="oooc:=[.Y52]/[.M56]" office:value-type="float" office:value="18.881661596108">
            <text:p>18.88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23177.3802360305">
            <text:p>23177.3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4]/[.$K57]" office:value-type="float" office:value="242">
            <text:p>242</text:p>
          </table:table-cell>
          <table:table-cell table:formula="oooc:=[.F56]" office:value-type="float" office:value="493.781221454475">
            <text:p>493.78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">
            <text:p>0.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46873985683.487">
            <text:p>46873985683.49</text:p>
          </table:table-cell>
          <table:table-cell table:formula="oooc:=[.Y52]/[.M57]" office:value-type="float" office:value="12.4418692265261">
            <text:p>12.44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29039.2729540336">
            <text:p>29039.27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4]/[.$K58]" office:value-type="float" office:value="303.2">
            <text:p>303.2</text:p>
          </table:table-cell>
          <table:table-cell table:formula="oooc:=[.F57]" office:value-type="float" office:value="493.781221454475">
            <text:p>493.78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">
            <text:p>0.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71135511812.7643">
            <text:p>71135511812.76</text:p>
          </table:table-cell>
          <table:table-cell table:formula="oooc:=[.Y52]/[.M58]" office:value-type="float" office:value="8.19843683046858">
            <text:p>8.2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36383.7226257324">
            <text:p>36383.72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2.5">
            <text:p>2.5</text:p>
          </table:table-cell>
          <table:table-cell table:formula="oooc:=[.$D5]*[$globals.$C$34]/[.$K5]" office:value-type="float" office:value="25">
            <text:p>2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W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390">
            <text:p>390</text:p>
          </table:table-cell>
          <table:table-cell table:formula="oooc:=CEILING(([.R6]-[.U6]/2);[.U6])" office:value-type="float" office:value="2.6">
            <text:p>2.6</text:p>
          </table:table-cell>
          <table:table-cell table:formula="oooc:=[.$D6]*[$globals.$C$34]/[.$K6]" office:value-type="float" office:value="26">
            <text:p>26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X4]/[.H6]/[.W4]*[.Q6]" office:value-type="float" office:value="26.7917148895806">
            <text:p>26.79</text:p>
          </table:table-cell>
          <table:table-cell table:formula="oooc:=[.Y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W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500">
            <text:p>1,500</text:p>
          </table:table-cell>
          <table:table-cell table:formula="oooc:=CEILING(([.R7]-[.U7]/2);[.U7])" office:value-type="float" office:value="2.7">
            <text:p>2.7</text:p>
          </table:table-cell>
          <table:table-cell table:formula="oooc:=[.$D7]*[$globals.$C$34]/[.$K7]" office:value-type="float" office:value="27">
            <text:p>27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X4]/[.H7]/[.W4]*[.Q7]" office:value-type="float" office:value="71.3857462791932">
            <text:p>71.39</text:p>
          </table:table-cell>
          <table:table-cell table:formula="oooc:=[.Y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W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5900">
            <text:p>5,900</text:p>
          </table:table-cell>
          <table:table-cell table:formula="oooc:=CEILING(([.R8]-[.U8]/2);[.U8])" office:value-type="float" office:value="2.8">
            <text:p>2.8</text:p>
          </table:table-cell>
          <table:table-cell table:formula="oooc:=[.$D8]*[$globals.$C$34]/[.$K8]" office:value-type="float" office:value="28">
            <text:p>28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X4]/[.H8]/[.W4]*[.Q8]" office:value-type="float" office:value="189.300585588297">
            <text:p>189.3</text:p>
          </table:table-cell>
          <table:table-cell table:formula="oooc:=[.Y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W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23000">
            <text:p>23,000</text:p>
          </table:table-cell>
          <table:table-cell table:formula="oooc:=CEILING(([.R9]-[.U9]/2);[.U9])" office:value-type="float" office:value="2.9">
            <text:p>2.9</text:p>
          </table:table-cell>
          <table:table-cell table:formula="oooc:=[.$D9]*[$globals.$C$34]/[.$K9]" office:value-type="float" office:value="29">
            <text:p>29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X4]/[.H9]/[.W4]*[.Q9]" office:value-type="float" office:value="499.897495453723">
            <text:p>499.9</text:p>
          </table:table-cell>
          <table:table-cell table:formula="oooc:=[.Y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W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91000">
            <text:p>91,000</text:p>
          </table:table-cell>
          <table:table-cell table:formula="oooc:=CEILING(([.R10]-[.U10]/2);[.U10])" office:value-type="float" office:value="3">
            <text:p>3</text:p>
          </table:table-cell>
          <table:table-cell table:formula="oooc:=[.$D10]*[$globals.$C$34]/[.$K10]" office:value-type="float" office:value="30">
            <text:p>3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X4]/[.H10]/[.W4]*[.Q10]" office:value-type="float" office:value="1315.2606370017">
            <text:p>1315.26</text:p>
          </table:table-cell>
          <table:table-cell table:formula="oooc:=[.Y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W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2.13">
            <text:p>2.13</text:p>
          </table:table-cell>
          <table:table-cell table:formula="oooc:=[.$D14]*[$globals.$C$34]/[.$K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02.10724719435">
            <text:p>102.11</text:p>
          </table:table-cell>
          <table:table-cell table:formula="oooc:=[.Y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W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3.48">
            <text:p>3.48</text:p>
          </table:table-cell>
          <table:table-cell table:formula="oooc:=[.$D15]*[$globals.$C$34]/[.$K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253.298912499163">
            <text:p>253.3</text:p>
          </table:table-cell>
          <table:table-cell table:formula="oooc:=[.Y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W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5000">
            <text:p>25,000</text:p>
          </table:table-cell>
          <table:table-cell table:formula="oooc:=CEILING(([.R16]-[.U16]/2);[.U16])" office:value-type="float" office:value="5.68">
            <text:p>5.68</text:p>
          </table:table-cell>
          <table:table-cell table:formula="oooc:=[.$D16]*[$globals.$C$34]/[.$K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628.362244955408">
            <text:p>628.36</text:p>
          </table:table-cell>
          <table:table-cell table:formula="oooc:=[.Y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W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62000">
            <text:p>62,000</text:p>
          </table:table-cell>
          <table:table-cell table:formula="oooc:=CEILING(([.R17]-[.U17]/2);[.U17])" office:value-type="float" office:value="9.28">
            <text:p>9.28</text:p>
          </table:table-cell>
          <table:table-cell table:formula="oooc:=[.$D17]*[$globals.$C$34]/[.$K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558.78723279834">
            <text:p>1558.79</text:p>
          </table:table-cell>
          <table:table-cell table:formula="oooc:=[.Y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W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5.17">
            <text:p>15.17</text:p>
          </table:table-cell>
          <table:table-cell table:formula="oooc:=[.$D18]*[$globals.$C$34]/[.$K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3866.90584394922">
            <text:p>3866.91</text:p>
          </table:table-cell>
          <table:table-cell table:formula="oooc:=[.Y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W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80000">
            <text:p>380,000</text:p>
          </table:table-cell>
          <table:table-cell table:formula="oooc:=CEILING(([.R19]-[.U19]/2);[.U19])" office:value-type="float" office:value="24.79">
            <text:p>24.79</text:p>
          </table:table-cell>
          <table:table-cell table:formula="oooc:=[.$D19]*[$globals.$C$34]/[.$K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9592.68878480933">
            <text:p>9592.69</text:p>
          </table:table-cell>
          <table:table-cell table:formula="oooc:=[.Y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W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0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30000">
            <text:p>30,000</text:p>
          </table:table-cell>
          <table:table-cell table:formula="oooc:=CEILING(([.R23]-[.U23]/2);[.U23])" office:value-type="float" office:value="2.5">
            <text:p>2.5</text:p>
          </table:table-cell>
          <table:table-cell table:formula="oooc:=[.$D23]*[$globals.$C$34]/[.$K23]" office:value-type="float" office:value="25">
            <text:p>2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X22]/[.H23]/[.W22]*[.Q23]" office:value-type="float" office:value="570.165855525443">
            <text:p>570.17</text:p>
          </table:table-cell>
          <table:table-cell table:formula="oooc:=[.Y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W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120000">
            <text:p>120,000</text:p>
          </table:table-cell>
          <table:table-cell table:formula="oooc:=CEILING(([.R24]-[.U24]/2);[.U24])" office:value-type="float" office:value="2.6">
            <text:p>2.6</text:p>
          </table:table-cell>
          <table:table-cell table:formula="oooc:=[.$D24]*[$globals.$C$34]/[.$K24]" office:value-type="float" office:value="26">
            <text:p>26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X22]/[.H24]/[.W22]*[.Q24]" office:value-type="float" office:value="1495.24253576038">
            <text:p>1495.24</text:p>
          </table:table-cell>
          <table:table-cell table:formula="oooc:=[.Y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W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460000">
            <text:p>460,000</text:p>
          </table:table-cell>
          <table:table-cell table:formula="oooc:=CEILING(([.R25]-[.U25]/2);[.U25])" office:value-type="float" office:value="2.7">
            <text:p>2.7</text:p>
          </table:table-cell>
          <table:table-cell table:formula="oooc:=[.$D25]*[$globals.$C$34]/[.$K25]" office:value-type="float" office:value="27">
            <text:p>27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X22]/[.H25]/[.W22]*[.Q25]" office:value-type="float" office:value="3909.77066227669">
            <text:p>3909.77</text:p>
          </table:table-cell>
          <table:table-cell table:formula="oooc:=[.Y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W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800000">
            <text:p>1,800,000</text:p>
          </table:table-cell>
          <table:table-cell table:formula="oooc:=CEILING(([.R26]-[.U26]/2);[.U26])" office:value-type="float" office:value="2.8">
            <text:p>2.8</text:p>
          </table:table-cell>
          <table:table-cell table:formula="oooc:=[.$D26]*[$globals.$C$34]/[.$K26]" office:value-type="float" office:value="28">
            <text:p>28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X22]/[.H26]/[.W22]*[.Q26]" office:value-type="float" office:value="10196.4100084566">
            <text:p>10196.41</text:p>
          </table:table-cell>
          <table:table-cell table:formula="oooc:=[.Y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W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7000000">
            <text:p>7,000,000</text:p>
          </table:table-cell>
          <table:table-cell table:formula="oooc:=CEILING(([.R27]-[.U27]/2);[.U27])" office:value-type="float" office:value="2.9">
            <text:p>2.9</text:p>
          </table:table-cell>
          <table:table-cell table:formula="oooc:=[.$D27]*[$globals.$C$34]/[.$K27]" office:value-type="float" office:value="29">
            <text:p>29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X22]/[.H27]/[.W22]*[.Q27]" office:value-type="float" office:value="26528.2527626128">
            <text:p>26528.25</text:p>
          </table:table-cell>
          <table:table-cell table:formula="oooc:=[.Y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W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28000000">
            <text:p>28,000,000</text:p>
          </table:table-cell>
          <table:table-cell table:formula="oooc:=CEILING(([.R28]-[.U28]/2);[.U28])" office:value-type="float" office:value="3">
            <text:p>3</text:p>
          </table:table-cell>
          <table:table-cell table:formula="oooc:=[.$D28]*[$globals.$C$34]/[.$K28]" office:value-type="float" office:value="30">
            <text:p>3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X22]/[.H28]/[.W22]*[.Q28]" office:value-type="float" office:value="68869.9016021951">
            <text:p>68869.9</text:p>
          </table:table-cell>
          <table:table-cell table:formula="oooc:=[.Y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W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2100000">
            <text:p>2,100,000</text:p>
          </table:table-cell>
          <table:table-cell table:formula="oooc:=CEILING(([.R32]-[.U32]/2);[.U32])" office:value-type="float" office:value="1.26">
            <text:p>1.26</text:p>
          </table:table-cell>
          <table:table-cell table:formula="oooc:=[.$D32]*[$globals.$C$34]/[.$K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31]/[.H32]/[.W31]*[.Q32]" office:value-type="float" office:value="10396.083205699">
            <text:p>10396.08</text:p>
          </table:table-cell>
          <table:table-cell table:formula="oooc:=[.Y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W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5200000">
            <text:p>5,200,000</text:p>
          </table:table-cell>
          <table:table-cell table:formula="oooc:=CEILING(([.R33]-[.U33]/2);[.U33])" office:value-type="float" office:value="2.06">
            <text:p>2.06</text:p>
          </table:table-cell>
          <table:table-cell table:formula="oooc:=[.$D33]*[$globals.$C$34]/[.$K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31]/[.H33]/[.W31]*[.Q33]" office:value-type="float" office:value="25789.7127051338">
            <text:p>25789.71</text:p>
          </table:table-cell>
          <table:table-cell table:formula="oooc:=[.Y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W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3.37">
            <text:p>3.37</text:p>
          </table:table-cell>
          <table:table-cell table:formula="oooc:=[.$D34]*[$globals.$C$34]/[.$K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31]/[.H34]/[.W31]*[.Q34]" office:value-type="float" office:value="63976.9101740872">
            <text:p>63976.91</text:p>
          </table:table-cell>
          <table:table-cell table:formula="oooc:=[.Y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W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32000000">
            <text:p>32,000,000</text:p>
          </table:table-cell>
          <table:table-cell table:formula="oooc:=CEILING(([.R35]-[.U35]/2);[.U35])" office:value-type="float" office:value="5.51">
            <text:p>5.51</text:p>
          </table:table-cell>
          <table:table-cell table:formula="oooc:=[.$D35]*[$globals.$C$34]/[.$K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X31]/[.H35]/[.W31]*[.Q35]" office:value-type="float" office:value="158708.438601894">
            <text:p>158708.44</text:p>
          </table:table-cell>
          <table:table-cell table:formula="oooc:=[.Y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W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79000000">
            <text:p>79,000,000</text:p>
          </table:table-cell>
          <table:table-cell table:formula="oooc:=CEILING(([.R36]-[.U36]/2);[.U36])" office:value-type="float" office:value="9">
            <text:p>9</text:p>
          </table:table-cell>
          <table:table-cell table:formula="oooc:=[.$D36]*[$globals.$C$34]/[.$K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X31]/[.H36]/[.W31]*[.Q36]" office:value-type="float" office:value="393710.299777079">
            <text:p>393710.3</text:p>
          </table:table-cell>
          <table:table-cell table:formula="oooc:=[.Y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W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200000000">
            <text:p>200,000,000</text:p>
          </table:table-cell>
          <table:table-cell table:formula="oooc:=CEILING(([.R37]-[.U37]/2);[.U37])" office:value-type="float" office:value="14.71">
            <text:p>14.71</text:p>
          </table:table-cell>
          <table:table-cell table:formula="oooc:=[.$D37]*[$globals.$C$34]/[.$K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1]/[.H37]/[.W31]*[.Q37]" office:value-type="float" office:value="976682.787103595">
            <text:p>976682.79</text:p>
          </table:table-cell>
          <table:table-cell table:formula="oooc:=[.Y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W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9100000">
            <text:p>9,100,000</text:p>
          </table:table-cell>
          <table:table-cell table:formula="oooc:=CEILING(([.R41]-[.U41]/2);[.U41])" office:value-type="float" office:value="2.5">
            <text:p>2.5</text:p>
          </table:table-cell>
          <table:table-cell table:formula="oooc:=[.$D41]*[$globals.$C$34]/[.$K41]" office:value-type="float" office:value="25">
            <text:p>2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220.020637480314">
            <text:p>220.02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5">
            <text:p>0.5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X40]/[.H41]/[.W40]*[.Q41]" office:value-type="float" office:value="33172.3574292919">
            <text:p>33172.36</text:p>
          </table:table-cell>
          <table:table-cell table:formula="oooc:=[.Y40]/[.M41]" office:value-type="float" office:value="0.0241164650931195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W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550.051593700786">
            <text:p>550.0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36000000">
            <text:p>36,000,000</text:p>
          </table:table-cell>
          <table:table-cell table:formula="oooc:=CEILING(([.R42]-[.U42]/2);[.U42])" office:value-type="float" office:value="2.6">
            <text:p>2.6</text:p>
          </table:table-cell>
          <table:table-cell table:formula="oooc:=[.$D42]*[$globals.$C$34]/[.$K42]" office:value-type="float" office:value="26">
            <text:p>26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332.41565902459">
            <text:p>332.42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52">
            <text:p>0.5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X40]/[.H42]/[.W40]*[.Q42]" office:value-type="float" office:value="85582.7885332671">
            <text:p>85582.79</text:p>
          </table:table-cell>
          <table:table-cell table:formula="oooc:=[.Y40]/[.M42]" office:value-type="float" office:value="0.00934767391563819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W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864.280713463934">
            <text:p>864.2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40000000">
            <text:p>140,000,000</text:p>
          </table:table-cell>
          <table:table-cell table:formula="oooc:=CEILING(([.R43]-[.U43]/2);[.U43])" office:value-type="float" office:value="2.7">
            <text:p>2.7</text:p>
          </table:table-cell>
          <table:table-cell table:formula="oooc:=[.$D43]*[$globals.$C$34]/[.$K43]" office:value-type="float" office:value="27">
            <text:p>27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503.715569914389">
            <text:p>503.72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54">
            <text:p>0.5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X40]/[.H43]/[.W40]*[.Q43]" office:value-type="float" office:value="220472.083638323">
            <text:p>220472.08</text:p>
          </table:table-cell>
          <table:table-cell table:formula="oooc:=[.Y40]/[.M43]" office:value-type="float" office:value="0.0036285773091906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W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360.03203876885">
            <text:p>1360.03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540000000">
            <text:p>540,000,000</text:p>
          </table:table-cell>
          <table:table-cell table:formula="oooc:=CEILING(([.R44]-[.U44]/2);[.U44])" office:value-type="float" office:value="2.8">
            <text:p>2.8</text:p>
          </table:table-cell>
          <table:table-cell table:formula="oooc:=[.$D44]*[$globals.$C$34]/[.$K44]" office:value-type="float" office:value="28">
            <text:p>28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765.387868891084">
            <text:p>765.39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56">
            <text:p>0.5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X40]/[.H44]/[.W40]*[.Q44]" office:value-type="float" office:value="567184.862025352">
            <text:p>567184.86</text:p>
          </table:table-cell>
          <table:table-cell table:formula="oooc:=[.Y40]/[.M44]" office:value-type="float" office:value="0.00141047487964205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W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2143.08603289504">
            <text:p>2143.09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2100000000">
            <text:p>2,100,000,000</text:p>
          </table:table-cell>
          <table:table-cell table:formula="oooc:=CEILING(([.R45]-[.U45]/2);[.U45])" office:value-type="float" office:value="2.9">
            <text:p>2.9</text:p>
          </table:table-cell>
          <table:table-cell table:formula="oooc:=[.$D45]*[$globals.$C$34]/[.$K45]" office:value-type="float" office:value="29">
            <text:p>29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1165.96731215803">
            <text:p>1165.97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58">
            <text:p>0.5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X40]/[.H45]/[.W40]*[.Q45]" office:value-type="float" office:value="1457274.46520837">
            <text:p>1457274.47</text:p>
          </table:table-cell>
          <table:table-cell table:formula="oooc:=[.Y40]/[.M45]" office:value-type="float" office:value="0.00054897002527633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W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3381.30520525828">
            <text:p>3381.3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8300000000">
            <text:p>8,300,000,000</text:p>
          </table:table-cell>
          <table:table-cell table:formula="oooc:=CEILING(([.R46]-[.U46]/2);[.U46])" office:value-type="float" office:value="3">
            <text:p>3</text:p>
          </table:table-cell>
          <table:table-cell table:formula="oooc:=[.$D46]*[$globals.$C$34]/[.$K46]" office:value-type="float" office:value="30">
            <text:p>3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780.42873647599">
            <text:p>1780.43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6">
            <text:p>0.6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X40]/[.H46]/[.W40]*[.Q46]" office:value-type="float" office:value="3739739.65399701">
            <text:p>3739739.65</text:p>
          </table:table-cell>
          <table:table-cell table:formula="oooc:=[.Y40]/[.M46]" office:value-type="float" office:value="0.000213918634454932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W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5341.28620942796">
            <text:p>5341.2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130000000">
            <text:p>130,000,000</text:p>
          </table:table-cell>
          <table:table-cell table:formula="oooc:=CEILING(([.R50]-[.U50]/2);[.U50])" office:value-type="float" office:value="5.99">
            <text:p>5.99</text:p>
          </table:table-cell>
          <table:table-cell table:formula="oooc:=[.$D50]*[$globals.$C$34]/[.$K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529240.328133131">
            <text:p>529240.33</text:p>
          </table:table-cell>
          <table:table-cell table:formula="oooc:=[.Y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W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330000000">
            <text:p>330,000,000</text:p>
          </table:table-cell>
          <table:table-cell table:formula="oooc:=CEILING(([.R51]-[.U51]/2);[.U51])" office:value-type="float" office:value="9.79">
            <text:p>9.79</text:p>
          </table:table-cell>
          <table:table-cell table:formula="oooc:=[.$D51]*[$globals.$C$34]/[.$K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1312894.07216768">
            <text:p>1312894.07</text:p>
          </table:table-cell>
          <table:table-cell table:formula="oooc:=[.Y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W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810000000">
            <text:p>810,000,000</text:p>
          </table:table-cell>
          <table:table-cell table:formula="oooc:=CEILING(([.R52]-[.U52]/2);[.U52])" office:value-type="float" office:value="16">
            <text:p>16</text:p>
          </table:table-cell>
          <table:table-cell table:formula="oooc:=[.$D52]*[$globals.$C$34]/[.$K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3256915.15386454">
            <text:p>3256915.15</text:p>
          </table:table-cell>
          <table:table-cell table:formula="oooc:=[.Y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W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2000000000">
            <text:p>2,000,000,000</text:p>
          </table:table-cell>
          <table:table-cell table:formula="oooc:=CEILING(([.R53]-[.U53]/2);[.U53])" office:value-type="float" office:value="26.15">
            <text:p>26.15</text:p>
          </table:table-cell>
          <table:table-cell table:formula="oooc:=[.$D53]*[$globals.$C$34]/[.$K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8079476.1316568">
            <text:p>8079476.13</text:p>
          </table:table-cell>
          <table:table-cell table:formula="oooc:=[.Y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W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5000000000">
            <text:p>5,000,000,000</text:p>
          </table:table-cell>
          <table:table-cell table:formula="oooc:=CEILING(([.R54]-[.U54]/2);[.U54])" office:value-type="float" office:value="42.73">
            <text:p>42.73</text:p>
          </table:table-cell>
          <table:table-cell table:formula="oooc:=[.$D54]*[$globals.$C$34]/[.$K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20042872.3126408">
            <text:p>20042872.31</text:p>
          </table:table-cell>
          <table:table-cell table:formula="oooc:=[.Y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W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12000000000">
            <text:p>12,000,000,000</text:p>
          </table:table-cell>
          <table:table-cell table:formula="oooc:=CEILING(([.R55]-[.U55]/2);[.U55])" office:value-type="float" office:value="69.82">
            <text:p>69.82</text:p>
          </table:table-cell>
          <table:table-cell table:formula="oooc:=[.$D55]*[$globals.$C$34]/[.$K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49720640.7933836">
            <text:p>49720640.79</text:p>
          </table:table-cell>
          <table:table-cell table:formula="oooc:=[.Y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W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2800000000">
            <text:p>2,800,000,000</text:p>
          </table:table-cell>
          <table:table-cell table:formula="oooc:=CEILING(([.R59]-[.U59]/2);[.U59])" office:value-type="float" office:value="2.5">
            <text:p>2.5</text:p>
          </table:table-cell>
          <table:table-cell table:formula="oooc:=[.$D59]*[$globals.$C$34]/[.$K59]" office:value-type="float" office:value="25">
            <text:p>2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X58]/[.H59]/[.W58]*[.Q59]" office:value-type="float" office:value="1350981.82524771">
            <text:p>1350981.83</text:p>
          </table:table-cell>
          <table:table-cell table:formula="oooc:=[.Y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W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11000000000">
            <text:p>11,000,000,000</text:p>
          </table:table-cell>
          <table:table-cell table:formula="oooc:=CEILING(([.R60]-[.U60]/2);[.U60])" office:value-type="float" office:value="2.6">
            <text:p>2.6</text:p>
          </table:table-cell>
          <table:table-cell table:formula="oooc:=[.$D60]*[$globals.$C$34]/[.$K60]" office:value-type="float" office:value="26">
            <text:p>26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X58]/[.H60]/[.W58]*[.Q60]" office:value-type="float" office:value="3485455.98873738">
            <text:p>3485455.99</text:p>
          </table:table-cell>
          <table:table-cell table:formula="oooc:=[.Y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W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42000000000">
            <text:p>42,000,000,000</text:p>
          </table:table-cell>
          <table:table-cell table:formula="oooc:=CEILING(([.R61]-[.U61]/2);[.U61])" office:value-type="float" office:value="2.7">
            <text:p>2.7</text:p>
          </table:table-cell>
          <table:table-cell table:formula="oooc:=[.$D61]*[$globals.$C$34]/[.$K61]" office:value-type="float" office:value="27">
            <text:p>27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X58]/[.H61]/[.W58]*[.Q61]" office:value-type="float" office:value="8978975.29908011">
            <text:p>8978975.3</text:p>
          </table:table-cell>
          <table:table-cell table:formula="oooc:=[.Y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W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2.8">
            <text:p>2.8</text:p>
          </table:table-cell>
          <table:table-cell table:formula="oooc:=[.$D62]*[$globals.$C$34]/[.$K62]" office:value-type="float" office:value="28">
            <text:p>28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X58]/[.H62]/[.W58]*[.Q62]" office:value-type="float" office:value="23099245.8641261">
            <text:p>23099245.86</text:p>
          </table:table-cell>
          <table:table-cell table:formula="oooc:=[.Y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W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640000000000">
            <text:p>640,000,000,000</text:p>
          </table:table-cell>
          <table:table-cell table:formula="oooc:=CEILING(([.R63]-[.U63]/2);[.U63])" office:value-type="float" office:value="2.9">
            <text:p>2.9</text:p>
          </table:table-cell>
          <table:table-cell table:formula="oooc:=[.$D63]*[$globals.$C$34]/[.$K63]" office:value-type="float" office:value="29">
            <text:p>29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X58]/[.H63]/[.W58]*[.Q63]" office:value-type="float" office:value="59349153.0136366">
            <text:p>59349153.01</text:p>
          </table:table-cell>
          <table:table-cell table:formula="oooc:=[.Y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W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2500000000000">
            <text:p>2,500,000,000,000</text:p>
          </table:table-cell>
          <table:table-cell table:formula="oooc:=CEILING(([.R64]-[.U64]/2);[.U64])" office:value-type="float" office:value="3">
            <text:p>3</text:p>
          </table:table-cell>
          <table:table-cell table:formula="oooc:=[.$D64]*[$globals.$C$34]/[.$K64]" office:value-type="float" office:value="30">
            <text:p>3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X58]/[.H64]/[.W58]*[.Q64]" office:value-type="float" office:value="152305132.804545">
            <text:p>152305132.8</text:p>
          </table:table-cell>
          <table:table-cell table:formula="oooc:=[.Y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W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10">
            <text:p>210</text:p>
          </table:table-cell>
          <table:table-cell table:formula="oooc:=CEILING(([.R5]-[.U5]/2);[.U5])" office:value-type="float" office:value="2.38">
            <text:p>2.38</text:p>
          </table:table-cell>
          <table:table-cell table:formula="oooc:=[.$D5]*[$globals.$C$34]/[.$K5]" office:value-type="float" office:value="11.9">
            <text:p>11.9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8">
            <text:p>28</text:p>
          </table:table-cell>
          <table:table-cell table:formula="oooc:=[.Y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W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520">
            <text:p>520</text:p>
          </table:table-cell>
          <table:table-cell table:formula="oooc:=CEILING(([.R6]-[.U6]/2);[.U6])" office:value-type="float" office:value="3.89">
            <text:p>3.89</text:p>
          </table:table-cell>
          <table:table-cell table:formula="oooc:=[.$D6]*[$globals.$C$34]/[.$K6]" office:value-type="float" office:value="19.45">
            <text:p>19.45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69.4600015655795">
            <text:p>69.46</text:p>
          </table:table-cell>
          <table:table-cell table:formula="oooc:=[.Y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W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300">
            <text:p>1,300</text:p>
          </table:table-cell>
          <table:table-cell table:formula="oooc:=CEILING(([.R7]-[.U7]/2);[.U7])" office:value-type="float" office:value="6.36">
            <text:p>6.36</text:p>
          </table:table-cell>
          <table:table-cell table:formula="oooc:=[.$D7]*[$globals.$C$34]/[.$K7]" office:value-type="float" office:value="31.8">
            <text:p>31.8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72.310422053225">
            <text:p>172.31</text:p>
          </table:table-cell>
          <table:table-cell table:formula="oooc:=[.Y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W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200">
            <text:p>3,200</text:p>
          </table:table-cell>
          <table:table-cell table:formula="oooc:=CEILING(([.R8]-[.U8]/2);[.U8])" office:value-type="float" office:value="10.39">
            <text:p>10.39</text:p>
          </table:table-cell>
          <table:table-cell table:formula="oooc:=[.$D8]*[$globals.$C$34]/[.$K8]" office:value-type="float" office:value="51.95">
            <text:p>51.95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427.452935199381">
            <text:p>427.45</text:p>
          </table:table-cell>
          <table:table-cell table:formula="oooc:=[.Y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W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8000">
            <text:p>8,000</text:p>
          </table:table-cell>
          <table:table-cell table:formula="oooc:=CEILING(([.R9]-[.U9]/2);[.U9])" office:value-type="float" office:value="16.98">
            <text:p>16.98</text:p>
          </table:table-cell>
          <table:table-cell table:formula="oooc:=[.$D9]*[$globals.$C$34]/[.$K9]" office:value-type="float" office:value="84.9">
            <text:p>84.9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1060.38862672002">
            <text:p>1060.39</text:p>
          </table:table-cell>
          <table:table-cell table:formula="oooc:=[.Y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W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20000">
            <text:p>20,000</text:p>
          </table:table-cell>
          <table:table-cell table:formula="oooc:=CEILING(([.R10]-[.U10]/2);[.U10])" office:value-type="float" office:value="27.74">
            <text:p>27.74</text:p>
          </table:table-cell>
          <table:table-cell table:formula="oooc:=[.$D10]*[$globals.$C$34]/[.$K10]" office:value-type="float" office:value="138.7">
            <text:p>138.7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2630.5212740034">
            <text:p>2630.52</text:p>
          </table:table-cell>
          <table:table-cell table:formula="oooc:=[.Y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W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 office:value-type="float" office:value="3">
            <text:p>3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8600">
            <text:p>8,600</text:p>
          </table:table-cell>
          <table:table-cell table:formula="oooc:=CEILING(([.R14]-[.U14]/2);[.U14])" office:value-type="float" office:value="1.51">
            <text:p>1.51</text:p>
          </table:table-cell>
          <table:table-cell table:formula="oooc:=[.$D14]*[$globals.$C$34]/[.$K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/>
          <table:table-cell table:formula="oooc:=[.H13]" office:value-type="float" office:value="3">
            <text:p>3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3">
            <text:p>3</text:p>
          </table:table-cell>
          <table:table-cell table:formula="oooc:=[.K13]" office:value-type="float" office:value="1.5">
            <text:p>1.5</text:p>
          </table:table-cell>
          <table:table-cell/>
          <table:table-cell table:formula="oooc:=[.X13]/[.H14]/[.W13]*[.Q14]" office:value-type="float" office:value="574.353265468219">
            <text:p>574.35</text:p>
          </table:table-cell>
          <table:table-cell table:formula="oooc:=[.Y13]/[.M14]" office:value-type="float" office:value="1.39287098741892">
            <text:p>1.39</text:p>
          </table:table-cell>
          <table:table-cell table:formula="oooc:=([.D14]/[.C14])/([.R14]/[.Q14])" office:value-type="float" office:value="0.999816956531167">
            <text:p>1</text:p>
          </table:table-cell>
          <table:table-cell/>
          <table:table-cell table:formula="oooc:=[.I14]^[$globals.$C$23]*[$globals.$C$32]/[.R14]*[.K14]*[.W14]" office:value-type="float" office:value="8615.29898202328">
            <text:p>8615.3</text:p>
          </table:table-cell>
          <table:table-cell table:formula="oooc:=[.S14]/[.H14]" office:value-type="float" office:value="1.5129631546351">
            <text:p>1.51</text:p>
          </table:table-cell>
          <table:table-cell table:formula="oooc:=[.I14]/[.J14]" office:value-type="float" office:value="4.53888946390531">
            <text:p>4.5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21000">
            <text:p>21,000</text:p>
          </table:table-cell>
          <table:table-cell table:formula="oooc:=CEILING(([.R15]-[.U15]/2);[.U15])" office:value-type="float" office:value="2.47">
            <text:p>2.47</text:p>
          </table:table-cell>
          <table:table-cell table:formula="oooc:=[.$D15]*[$globals.$C$34]/[.$K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/>
          <table:table-cell table:formula="oooc:=[.H14]" office:value-type="float" office:value="3">
            <text:p>3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3">
            <text:p>3</text:p>
          </table:table-cell>
          <table:table-cell table:formula="oooc:=[.K14]" office:value-type="float" office:value="1.5">
            <text:p>1.5</text:p>
          </table:table-cell>
          <table:table-cell/>
          <table:table-cell table:formula="oooc:=[.X13]/[.H15]/[.W13]*[.Q15]" office:value-type="float" office:value="1424.80638280779">
            <text:p>1424.81</text:p>
          </table:table-cell>
          <table:table-cell table:formula="oooc:=[.Y13]/[.M15]" office:value-type="float" office:value="0.561479797994365">
            <text:p>0.56</text:p>
          </table:table-cell>
          <table:table-cell table:formula="oooc:=([.D15]/[.C15])/([.R15]/[.Q15])" office:value-type="float" office:value="1.01674415423799">
            <text:p>1.02</text:p>
          </table:table-cell>
          <table:table-cell/>
          <table:table-cell table:formula="oooc:=[.I15]^[$globals.$C$23]*[$globals.$C$32]/[.R15]*[.K15]*[.W15]" office:value-type="float" office:value="21372.0957421169">
            <text:p>21372.1</text:p>
          </table:table-cell>
          <table:table-cell table:formula="oooc:=[.S15]/[.H15]" office:value-type="float" office:value="2.4723678383918">
            <text:p>2.47</text:p>
          </table:table-cell>
          <table:table-cell table:formula="oooc:=[.I15]/[.J15]" office:value-type="float" office:value="7.41710351517541">
            <text:p>7.42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53000">
            <text:p>53,000</text:p>
          </table:table-cell>
          <table:table-cell table:formula="oooc:=CEILING(([.R16]-[.U16]/2);[.U16])" office:value-type="float" office:value="4.04">
            <text:p>4.04</text:p>
          </table:table-cell>
          <table:table-cell table:formula="oooc:=[.$D16]*[$globals.$C$34]/[.$K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/>
          <table:table-cell table:formula="oooc:=[.H15]" office:value-type="float" office:value="3">
            <text:p>3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3">
            <text:p>3</text:p>
          </table:table-cell>
          <table:table-cell table:formula="oooc:=[.K15]" office:value-type="float" office:value="1.5">
            <text:p>1.5</text:p>
          </table:table-cell>
          <table:table-cell/>
          <table:table-cell table:formula="oooc:=[.X13]/[.H16]/[.W13]*[.Q16]" office:value-type="float" office:value="3534.53762787417">
            <text:p>3534.54</text:p>
          </table:table-cell>
          <table:table-cell table:formula="oooc:=[.Y13]/[.M16]" office:value-type="float" office:value="0.226337949747944">
            <text:p>0.23</text:p>
          </table:table-cell>
          <table:table-cell table:formula="oooc:=([.D16]/[.C16])/([.R16]/[.Q16])" office:value-type="float" office:value="1.00030293891563">
            <text:p>1</text:p>
          </table:table-cell>
          <table:table-cell/>
          <table:table-cell table:formula="oooc:=[.I16]^[$globals.$C$23]*[$globals.$C$32]/[.R16]*[.K16]*[.W16]" office:value-type="float" office:value="53018.0644181126">
            <text:p>53018.06</text:p>
          </table:table-cell>
          <table:table-cell table:formula="oooc:=[.S16]/[.H16]" office:value-type="float" office:value="4.04015306624463">
            <text:p>4.04</text:p>
          </table:table-cell>
          <table:table-cell table:formula="oooc:=[.I16]/[.J16]" office:value-type="float" office:value="12.1204591987339">
            <text:p>12.1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130000">
            <text:p>130,000</text:p>
          </table:table-cell>
          <table:table-cell table:formula="oooc:=CEILING(([.R17]-[.U17]/2);[.U17])" office:value-type="float" office:value="6.6">
            <text:p>6.6</text:p>
          </table:table-cell>
          <table:table-cell table:formula="oooc:=[.$D17]*[$globals.$C$34]/[.$K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/>
          <table:table-cell table:formula="oooc:=[.H16]" office:value-type="float" office:value="3">
            <text:p>3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3">
            <text:p>3</text:p>
          </table:table-cell>
          <table:table-cell table:formula="oooc:=[.K16]" office:value-type="float" office:value="1.5">
            <text:p>1.5</text:p>
          </table:table-cell>
          <table:table-cell/>
          <table:table-cell table:formula="oooc:=[.X13]/[.H17]/[.W13]*[.Q17]" office:value-type="float" office:value="8768.17818449069">
            <text:p>8768.18</text:p>
          </table:table-cell>
          <table:table-cell table:formula="oooc:=[.Y13]/[.M17]" office:value-type="float" office:value="0.0912390217405771">
            <text:p>0.09</text:p>
          </table:table-cell>
          <table:table-cell table:formula="oooc:=([.D17]/[.C17])/([.R17]/[.Q17])" office:value-type="float" office:value="1.01139000209275">
            <text:p>1.01</text:p>
          </table:table-cell>
          <table:table-cell/>
          <table:table-cell table:formula="oooc:=[.I17]^[$globals.$C$23]*[$globals.$C$32]/[.R17]*[.K17]*[.W17]" office:value-type="float" office:value="131522.67276736">
            <text:p>131522.67</text:p>
          </table:table-cell>
          <table:table-cell table:formula="oooc:=[.S17]/[.H17]" office:value-type="float" office:value="6.60210691355027">
            <text:p>6.6</text:p>
          </table:table-cell>
          <table:table-cell table:formula="oooc:=[.I17]/[.J17]" office:value-type="float" office:value="19.8063207406508">
            <text:p>19.81</text:p>
          </table:table-cell>
          <table:table-cell table:formula="oooc:=MAX(10^(FLOOR(LOG([.Q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330000">
            <text:p>330,000</text:p>
          </table:table-cell>
          <table:table-cell table:formula="oooc:=CEILING(([.R18]-[.U18]/2);[.U18])" office:value-type="float" office:value="10.79">
            <text:p>10.79</text:p>
          </table:table-cell>
          <table:table-cell table:formula="oooc:=[.$D18]*[$globals.$C$34]/[.$K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/>
          <table:table-cell table:formula="oooc:=[.H17]" office:value-type="float" office:value="3">
            <text:p>3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3">
            <text:p>3</text:p>
          </table:table-cell>
          <table:table-cell table:formula="oooc:=[.K17]" office:value-type="float" office:value="1.5">
            <text:p>1.5</text:p>
          </table:table-cell>
          <table:table-cell/>
          <table:table-cell table:formula="oooc:=[.X13]/[.H18]/[.W13]*[.Q18]" office:value-type="float" office:value="21751.3453722144">
            <text:p>21751.35</text:p>
          </table:table-cell>
          <table:table-cell table:formula="oooc:=[.Y13]/[.M18]" office:value-type="float" office:value="0.0367793341657816">
            <text:p>0.04</text:p>
          </table:table-cell>
          <table:table-cell table:formula="oooc:=([.D18]/[.C18])/([.R18]/[.Q18])" office:value-type="float" office:value="0.988820818527927">
            <text:p>0.99</text:p>
          </table:table-cell>
          <table:table-cell/>
          <table:table-cell table:formula="oooc:=[.I18]^[$globals.$C$23]*[$globals.$C$32]/[.R18]*[.K18]*[.W18]" office:value-type="float" office:value="326270.180583216">
            <text:p>326270.18</text:p>
          </table:table-cell>
          <table:table-cell table:formula="oooc:=[.S18]/[.H18]" office:value-type="float" office:value="10.7886545344342">
            <text:p>10.79</text:p>
          </table:table-cell>
          <table:table-cell table:formula="oooc:=[.I18]/[.J18]" office:value-type="float" office:value="32.3659636033025">
            <text:p>32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810000">
            <text:p>810,000</text:p>
          </table:table-cell>
          <table:table-cell table:formula="oooc:=CEILING(([.R19]-[.U19]/2);[.U19])" office:value-type="float" office:value="17.63">
            <text:p>17.63</text:p>
          </table:table-cell>
          <table:table-cell table:formula="oooc:=[.$D19]*[$globals.$C$34]/[.$K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/>
          <table:table-cell table:formula="oooc:=[.H18]" office:value-type="float" office:value="3">
            <text:p>3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3">
            <text:p>3</text:p>
          </table:table-cell>
          <table:table-cell table:formula="oooc:=[.K18]" office:value-type="float" office:value="1.5">
            <text:p>1.5</text:p>
          </table:table-cell>
          <table:table-cell/>
          <table:table-cell table:formula="oooc:=[.X13]/[.H19]/[.W13]*[.Q19]" office:value-type="float" office:value="53958.8744145525">
            <text:p>53958.87</text:p>
          </table:table-cell>
          <table:table-cell table:formula="oooc:=[.Y13]/[.M19]" office:value-type="float" office:value="0.0148261061536199">
            <text:p>0.01</text:p>
          </table:table-cell>
          <table:table-cell table:formula="oooc:=([.D19]/[.C19])/([.R19]/[.Q19])" office:value-type="float" office:value="0.999239086615783">
            <text:p>1</text:p>
          </table:table-cell>
          <table:table-cell/>
          <table:table-cell table:formula="oooc:=[.I19]^[$globals.$C$23]*[$globals.$C$32]/[.R19]*[.K19]*[.W19]" office:value-type="float" office:value="809383.116218288">
            <text:p>809383.12</text:p>
          </table:table-cell>
          <table:table-cell table:formula="oooc:=[.S19]/[.H19]" office:value-type="float" office:value="17.6299881518847">
            <text:p>17.63</text:p>
          </table:table-cell>
          <table:table-cell table:formula="oooc:=[.I19]/[.J19]" office:value-type="float" office:value="52.889964455654">
            <text:p>52.89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81000">
            <text:p>81,000</text:p>
          </table:table-cell>
          <table:table-cell table:formula="oooc:=CEILING(([.R23]-[.U23]/2);[.U23])" office:value-type="float" office:value="1.85">
            <text:p>1.85</text:p>
          </table:table-cell>
          <table:table-cell table:formula="oooc:=[.$D23]*[$globals.$C$34]/[.$K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/>
          <table:table-cell table:formula="oooc:=[.H22]" office:value-type="float" office:value="50">
            <text:p>5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4">
            <text:p>0.4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2]/[.H23]/[.W22]*[.Q23]" office:value-type="float" office:value="325.809060300253">
            <text:p>325.81</text:p>
          </table:table-cell>
          <table:table-cell table:formula="oooc:=[.Y22]/[.M23]" office:value-type="float" office:value="2.45542588429785">
            <text:p>2.46</text:p>
          </table:table-cell>
          <table:table-cell table:formula="oooc:=([.D23]/[.C23])/([.R23]/[.Q23])" office:value-type="float" office:value="1.00334006142692">
            <text:p>1</text:p>
          </table:table-cell>
          <table:table-cell/>
          <table:table-cell table:formula="oooc:=[.I23]^[$globals.$C$23]*[$globals.$C$32]/[.R23]*[.K23]*[.W23]" office:value-type="float" office:value="81452.2650750633">
            <text:p>81452.27</text:p>
          </table:table-cell>
          <table:table-cell table:formula="oooc:=[.S23]/[.H23]" office:value-type="float" office:value="1.85413658089956">
            <text:p>1.85</text:p>
          </table:table-cell>
          <table:table-cell table:formula="oooc:=[.I23]/[.J23]" office:value-type="float" office:value="92.706829044978">
            <text:p>92.71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200000">
            <text:p>200,000</text:p>
          </table:table-cell>
          <table:table-cell table:formula="oooc:=CEILING(([.R24]-[.U24]/2);[.U24])" office:value-type="float" office:value="3.03">
            <text:p>3.03</text:p>
          </table:table-cell>
          <table:table-cell table:formula="oooc:=[.$D24]*[$globals.$C$34]/[.$K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/>
          <table:table-cell table:formula="oooc:=[.H23]" office:value-type="float" office:value="50">
            <text:p>5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4">
            <text:p>0.4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2]/[.H24]/[.W22]*[.Q24]" office:value-type="float" office:value="808.239208519127">
            <text:p>808.24</text:p>
          </table:table-cell>
          <table:table-cell table:formula="oooc:=[.Y22]/[.M24]" office:value-type="float" office:value="0.989805977695362">
            <text:p>0.99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W24]" office:value-type="float" office:value="202059.802129782">
            <text:p>202059.8</text:p>
          </table:table-cell>
          <table:table-cell table:formula="oooc:=[.S24]/[.H24]" office:value-type="float" office:value="3.02988716979523">
            <text:p>3.03</text:p>
          </table:table-cell>
          <table:table-cell table:formula="oooc:=[.I24]/[.J24]" office:value-type="float" office:value="151.494358489761">
            <text:p>151.49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500000">
            <text:p>500,000</text:p>
          </table:table-cell>
          <table:table-cell table:formula="oooc:=CEILING(([.R25]-[.U25]/2);[.U25])" office:value-type="float" office:value="4.95">
            <text:p>4.95</text:p>
          </table:table-cell>
          <table:table-cell table:formula="oooc:=[.$D25]*[$globals.$C$34]/[.$K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/>
          <table:table-cell table:formula="oooc:=[.H24]" office:value-type="float" office:value="50">
            <text:p>5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4">
            <text:p>0.4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2]/[.H25]/[.W22]*[.Q25]" office:value-type="float" office:value="2005.01059603933">
            <text:p>2005.01</text:p>
          </table:table-cell>
          <table:table-cell table:formula="oooc:=[.Y22]/[.M25]" office:value-type="float" office:value="0.3990003851253">
            <text:p>0.4</text:p>
          </table:table-cell>
          <table:table-cell table:formula="oooc:=([.D25]/[.C25])/([.R25]/[.Q25])" office:value-type="float" office:value="1.00226066341553">
            <text:p>1</text:p>
          </table:table-cell>
          <table:table-cell/>
          <table:table-cell table:formula="oooc:=[.I25]^[$globals.$C$23]*[$globals.$C$32]/[.R25]*[.K25]*[.W25]" office:value-type="float" office:value="501252.649009833">
            <text:p>501252.65</text:p>
          </table:table-cell>
          <table:table-cell table:formula="oooc:=[.S25]/[.H25]" office:value-type="float" office:value="4.95120820993447">
            <text:p>4.95</text:p>
          </table:table-cell>
          <table:table-cell table:formula="oooc:=[.I25]/[.J25]" office:value-type="float" office:value="247.560410496723">
            <text:p>247.5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200000">
            <text:p>1,200,000</text:p>
          </table:table-cell>
          <table:table-cell table:formula="oooc:=CEILING(([.R26]-[.U26]/2);[.U26])" office:value-type="float" office:value="8.09">
            <text:p>8.09</text:p>
          </table:table-cell>
          <table:table-cell table:formula="oooc:=[.$D26]*[$globals.$C$34]/[.$K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/>
          <table:table-cell table:formula="oooc:=[.H25]" office:value-type="float" office:value="50">
            <text:p>5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4">
            <text:p>0.4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2]/[.H26]/[.W22]*[.Q26]" office:value-type="float" office:value="4973.85854071055">
            <text:p>4973.86</text:p>
          </table:table-cell>
          <table:table-cell table:formula="oooc:=[.Y22]/[.M26]" office:value-type="float" office:value="0.160840923289651">
            <text:p>0.16</text:p>
          </table:table-cell>
          <table:table-cell table:formula="oooc:=([.D26]/[.C26])/([.R26]/[.Q26])" office:value-type="float" office:value="1.03610743510644">
            <text:p>1.04</text:p>
          </table:table-cell>
          <table:table-cell/>
          <table:table-cell table:formula="oooc:=[.I26]^[$globals.$C$23]*[$globals.$C$32]/[.R26]*[.K26]*[.W26]" office:value-type="float" office:value="1243464.63517764">
            <text:p>1243464.64</text:p>
          </table:table-cell>
          <table:table-cell table:formula="oooc:=[.S26]/[.H26]" office:value-type="float" office:value="8.09088304756223">
            <text:p>8.09</text:p>
          </table:table-cell>
          <table:table-cell table:formula="oooc:=[.I26]/[.J26]" office:value-type="float" office:value="404.544152378111">
            <text:p>404.5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3100000">
            <text:p>3,100,000</text:p>
          </table:table-cell>
          <table:table-cell table:formula="oooc:=CEILING(([.R27]-[.U27]/2);[.U27])" office:value-type="float" office:value="13.22">
            <text:p>13.22</text:p>
          </table:table-cell>
          <table:table-cell table:formula="oooc:=[.$D27]*[$globals.$C$34]/[.$K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/>
          <table:table-cell table:formula="oooc:=[.H26]" office:value-type="float" office:value="50">
            <text:p>5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4">
            <text:p>0.4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X22]/[.H27]/[.W22]*[.Q27]" office:value-type="float" office:value="12338.7222151688">
            <text:p>12338.72</text:p>
          </table:table-cell>
          <table:table-cell table:formula="oooc:=[.Y22]/[.M27]" office:value-type="float" office:value="0.064836535424755">
            <text:p>0.06</text:p>
          </table:table-cell>
          <table:table-cell table:formula="oooc:=([.D27]/[.C27])/([.R27]/[.Q27])" office:value-type="float" office:value="0.994945517266467">
            <text:p>0.99</text:p>
          </table:table-cell>
          <table:table-cell/>
          <table:table-cell table:formula="oooc:=[.I27]^[$globals.$C$23]*[$globals.$C$32]/[.R27]*[.K27]*[.W27]" office:value-type="float" office:value="3084680.55379219">
            <text:p>3084680.55</text:p>
          </table:table-cell>
          <table:table-cell table:formula="oooc:=[.S27]/[.H27]" office:value-type="float" office:value="13.2214978069355">
            <text:p>13.22</text:p>
          </table:table-cell>
          <table:table-cell table:formula="oooc:=[.I27]/[.J27]" office:value-type="float" office:value="661.074890346777">
            <text:p>661.0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7700000">
            <text:p>7,700,000</text:p>
          </table:table-cell>
          <table:table-cell table:formula="oooc:=CEILING(([.R28]-[.U28]/2);[.U28])" office:value-type="float" office:value="21.61">
            <text:p>21.61</text:p>
          </table:table-cell>
          <table:table-cell table:formula="oooc:=[.$D28]*[$globals.$C$34]/[.$K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/>
          <table:table-cell table:formula="oooc:=[.H27]" office:value-type="float" office:value="50">
            <text:p>5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4">
            <text:p>0.4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X22]/[.H28]/[.W22]*[.Q28]" office:value-type="float" office:value="30608.8451565311">
            <text:p>30608.85</text:p>
          </table:table-cell>
          <table:table-cell table:formula="oooc:=[.Y22]/[.M28]" office:value-type="float" office:value="0.026136235977178">
            <text:p>0.03</text:p>
          </table:table-cell>
          <table:table-cell table:formula="oooc:=([.D28]/[.C28])/([.R28]/[.Q28])" office:value-type="float" office:value="0.993998213204862">
            <text:p>0.99</text:p>
          </table:table-cell>
          <table:table-cell/>
          <table:table-cell table:formula="oooc:=[.I28]^[$globals.$C$23]*[$globals.$C$32]/[.R28]*[.K28]*[.W28]" office:value-type="float" office:value="7652211.28913278">
            <text:p>7652211.29</text:p>
          </table:table-cell>
          <table:table-cell table:formula="oooc:=[.S28]/[.H28]" office:value-type="float" office:value="21.6055532172685">
            <text:p>21.61</text:p>
          </table:table-cell>
          <table:table-cell table:formula="oooc:=[.I28]/[.J28]" office:value-type="float" office:value="1080.27766086343">
            <text:p>1080.28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1100000">
            <text:p>1,100,000</text:p>
          </table:table-cell>
          <table:table-cell table:formula="oooc:=CEILING(([.R32]-[.U32]/2);[.U32])" office:value-type="float" office:value="2.4">
            <text:p>2.4</text:p>
          </table:table-cell>
          <table:table-cell table:formula="oooc:=[.$D32]*[$globals.$C$34]/[.$K32]" office:value-type="float" office:value="12">
            <text:p>12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X31]/[.H32]/[.W31]*[.Q32]" office:value-type="float" office:value="7277.25824398931">
            <text:p>7277.26</text:p>
          </table:table-cell>
          <table:table-cell table:formula="oooc:=[.Y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W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2700000">
            <text:p>2,700,000</text:p>
          </table:table-cell>
          <table:table-cell table:formula="oooc:=CEILING(([.R33]-[.U33]/2);[.U33])" office:value-type="float" office:value="3.93">
            <text:p>3.93</text:p>
          </table:table-cell>
          <table:table-cell table:formula="oooc:=[.$D33]*[$globals.$C$34]/[.$K33]" office:value-type="float" office:value="19.65">
            <text:p>19.65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X31]/[.H33]/[.W31]*[.Q33]" office:value-type="float" office:value="18052.7988935937">
            <text:p>18052.8</text:p>
          </table:table-cell>
          <table:table-cell table:formula="oooc:=[.Y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W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6700000">
            <text:p>6,700,000</text:p>
          </table:table-cell>
          <table:table-cell table:formula="oooc:=CEILING(([.R34]-[.U34]/2);[.U34])" office:value-type="float" office:value="6.42">
            <text:p>6.42</text:p>
          </table:table-cell>
          <table:table-cell table:formula="oooc:=[.$D34]*[$globals.$C$34]/[.$K34]" office:value-type="float" office:value="32.1">
            <text:p>32.1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X31]/[.H34]/[.W31]*[.Q34]" office:value-type="float" office:value="44783.837121861">
            <text:p>44783.84</text:p>
          </table:table-cell>
          <table:table-cell table:formula="oooc:=[.Y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W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17000000">
            <text:p>17,000,000</text:p>
          </table:table-cell>
          <table:table-cell table:formula="oooc:=CEILING(([.R35]-[.U35]/2);[.U35])" office:value-type="float" office:value="10.49">
            <text:p>10.49</text:p>
          </table:table-cell>
          <table:table-cell table:formula="oooc:=[.$D35]*[$globals.$C$34]/[.$K35]" office:value-type="float" office:value="52.45">
            <text:p>52.45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X31]/[.H35]/[.W31]*[.Q35]" office:value-type="float" office:value="111095.907021326">
            <text:p>111095.91</text:p>
          </table:table-cell>
          <table:table-cell table:formula="oooc:=[.Y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W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41000000">
            <text:p>41,000,000</text:p>
          </table:table-cell>
          <table:table-cell table:formula="oooc:=CEILING(([.R36]-[.U36]/2);[.U36])" office:value-type="float" office:value="17.15">
            <text:p>17.15</text:p>
          </table:table-cell>
          <table:table-cell table:formula="oooc:=[.$D36]*[$globals.$C$34]/[.$K36]" office:value-type="float" office:value="85.75">
            <text:p>85.75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X31]/[.H36]/[.W31]*[.Q36]" office:value-type="float" office:value="275597.209843956">
            <text:p>275597.21</text:p>
          </table:table-cell>
          <table:table-cell table:formula="oooc:=[.Y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W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100000000">
            <text:p>100,000,000</text:p>
          </table:table-cell>
          <table:table-cell table:formula="oooc:=CEILING(([.R37]-[.U37]/2);[.U37])" office:value-type="float" office:value="28.02">
            <text:p>28.02</text:p>
          </table:table-cell>
          <table:table-cell table:formula="oooc:=[.$D37]*[$globals.$C$34]/[.$K37]" office:value-type="float" office:value="140.1">
            <text:p>140.1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X31]/[.H37]/[.W31]*[.Q37]" office:value-type="float" office:value="683677.950972517">
            <text:p>683677.95</text:p>
          </table:table-cell>
          <table:table-cell table:formula="oooc:=[.Y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W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450">
            <text:p>45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19000000">
            <text:p>19,000,000</text:p>
          </table:table-cell>
          <table:table-cell table:formula="oooc:=CEILING(([.R41]-[.U41]/2);[.U41])" office:value-type="float" office:value="2.44">
            <text:p>2.44</text:p>
          </table:table-cell>
          <table:table-cell table:formula="oooc:=[.$D41]*[$globals.$C$34]/[.$K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450">
            <text:p>45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25">
            <text:p>0.2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40]/[.H41]/[.W40]*[.Q41]" office:value-type="float" office:value="8293.08935732297">
            <text:p>8293.09</text:p>
          </table:table-cell>
          <table:table-cell table:formula="oooc:=[.Y40]/[.M41]" office:value-type="float" office:value="0.0964658603724778">
            <text:p>0.1</text:p>
          </table:table-cell>
          <table:table-cell table:formula="oooc:=([.D41]/[.C41])/([.R41]/[.Q41])" office:value-type="float" office:value="0.980198828614047">
            <text:p>0.98</text:p>
          </table:table-cell>
          <table:table-cell/>
          <table:table-cell table:formula="oooc:=[.I41]^[$globals.$C$23]*[$globals.$C$32]/[.R41]*[.K41]*[.W41]" office:value-type="float" office:value="18659451.0539767">
            <text:p>18659451.05</text:p>
          </table:table-cell>
          <table:table-cell table:formula="oooc:=[.S41]/[.H41]" office:value-type="float" office:value="2.44467374978127">
            <text:p>2.44</text:p>
          </table:table-cell>
          <table:table-cell table:formula="oooc:=[.I41]/[.J41]" office:value-type="float" office:value="1100.10318740157">
            <text:p>1100.1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46000000">
            <text:p>46,000,000</text:p>
          </table:table-cell>
          <table:table-cell table:formula="oooc:=CEILING(([.R42]-[.U42]/2);[.U42])" office:value-type="float" office:value="3.99">
            <text:p>3.99</text:p>
          </table:table-cell>
          <table:table-cell table:formula="oooc:=[.$D42]*[$globals.$C$34]/[.$K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450">
            <text:p>45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25">
            <text:p>0.2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40]/[.H42]/[.W40]*[.Q42]" office:value-type="float" office:value="20572.7857051123">
            <text:p>20572.79</text:p>
          </table:table-cell>
          <table:table-cell table:formula="oooc:=[.Y40]/[.M42]" office:value-type="float" office:value="0.0388863234890549">
            <text:p>0.04</text:p>
          </table:table-cell>
          <table:table-cell table:formula="oooc:=([.D42]/[.C42])/([.R42]/[.Q42])" office:value-type="float" office:value="1.00504392188379">
            <text:p>1.01</text:p>
          </table:table-cell>
          <table:table-cell/>
          <table:table-cell table:formula="oooc:=[.I42]^[$globals.$C$23]*[$globals.$C$32]/[.R42]*[.K42]*[.W42]" office:value-type="float" office:value="46288767.8365026">
            <text:p>46288767.84</text:p>
          </table:table-cell>
          <table:table-cell table:formula="oooc:=[.S42]/[.H42]" office:value-type="float" office:value="3.99489752001107">
            <text:p>3.99</text:p>
          </table:table-cell>
          <table:table-cell table:formula="oooc:=[.I42]/[.J42]" office:value-type="float" office:value="1797.70388400498">
            <text:p>1797.7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10000000">
            <text:p>110,000,000</text:p>
          </table:table-cell>
          <table:table-cell table:formula="oooc:=CEILING(([.R43]-[.U43]/2);[.U43])" office:value-type="float" office:value="6.53">
            <text:p>6.53</text:p>
          </table:table-cell>
          <table:table-cell table:formula="oooc:=[.$D43]*[$globals.$C$34]/[.$K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450">
            <text:p>45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25">
            <text:p>0.25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X40]/[.H43]/[.W40]*[.Q43]" office:value-type="float" office:value="51035.2045459082">
            <text:p>51035.2</text:p>
          </table:table-cell>
          <table:table-cell table:formula="oooc:=[.Y40]/[.M43]" office:value-type="float" office:value="0.0156754539757035">
            <text:p>0.02</text:p>
          </table:table-cell>
          <table:table-cell table:formula="oooc:=([.D43]/[.C43])/([.R43]/[.Q43])" office:value-type="float" office:value="1.04419713494499">
            <text:p>1.04</text:p>
          </table:table-cell>
          <table:table-cell/>
          <table:table-cell table:formula="oooc:=[.I43]^[$globals.$C$23]*[$globals.$C$32]/[.R43]*[.K43]*[.W43]" office:value-type="float" office:value="114829210.228293">
            <text:p>114829210.23</text:p>
          </table:table-cell>
          <table:table-cell table:formula="oooc:=[.S43]/[.H43]" office:value-type="float" office:value="6.52815378609048">
            <text:p>6.53</text:p>
          </table:table-cell>
          <table:table-cell table:formula="oooc:=[.I43]/[.J43]" office:value-type="float" office:value="2937.66920374071">
            <text:p>2937.67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280000000">
            <text:p>280,000,000</text:p>
          </table:table-cell>
          <table:table-cell table:formula="oooc:=CEILING(([.R44]-[.U44]/2);[.U44])" office:value-type="float" office:value="10.67">
            <text:p>10.67</text:p>
          </table:table-cell>
          <table:table-cell table:formula="oooc:=[.$D44]*[$globals.$C$34]/[.$K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450">
            <text:p>45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25">
            <text:p>0.25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X40]/[.H44]/[.W40]*[.Q44]" office:value-type="float" office:value="126603.763844945">
            <text:p>126603.76</text:p>
          </table:table-cell>
          <table:table-cell table:formula="oooc:=[.Y40]/[.M44]" office:value-type="float" office:value="0.00631892746079638">
            <text:p>0.01</text:p>
          </table:table-cell>
          <table:table-cell table:formula="oooc:=([.D44]/[.C44])/([.R44]/[.Q44])" office:value-type="float" office:value="1.01756090502682">
            <text:p>1.02</text:p>
          </table:table-cell>
          <table:table-cell/>
          <table:table-cell table:formula="oooc:=[.I44]^[$globals.$C$23]*[$globals.$C$32]/[.R44]*[.K44]*[.W44]" office:value-type="float" office:value="284858468.651125">
            <text:p>284858468.65</text:p>
          </table:table-cell>
          <table:table-cell table:formula="oooc:=[.S44]/[.H44]" office:value-type="float" office:value="10.6678060304108">
            <text:p>10.67</text:p>
          </table:table-cell>
          <table:table-cell table:formula="oooc:=[.I44]/[.J44]" office:value-type="float" office:value="4800.51271368488">
            <text:p>4800.51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710000000">
            <text:p>710,000,000</text:p>
          </table:table-cell>
          <table:table-cell table:formula="oooc:=CEILING(([.R45]-[.U45]/2);[.U45])" office:value-type="float" office:value="17.43">
            <text:p>17.43</text:p>
          </table:table-cell>
          <table:table-cell table:formula="oooc:=[.$D45]*[$globals.$C$34]/[.$K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450">
            <text:p>45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25">
            <text:p>0.2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0]/[.H45]/[.W40]*[.Q45]" office:value-type="float" office:value="314067.772674218">
            <text:p>314067.77</text:p>
          </table:table-cell>
          <table:table-cell table:formula="oooc:=[.Y40]/[.M45]" office:value-type="float" office:value="0.0025472209172822">
            <text:p>0</text:p>
          </table:table-cell>
          <table:table-cell table:formula="oooc:=([.D45]/[.C45])/([.R45]/[.Q45])" office:value-type="float" office:value="0.995142070713044">
            <text:p>1</text:p>
          </table:table-cell>
          <table:table-cell/>
          <table:table-cell table:formula="oooc:=[.I45]^[$globals.$C$23]*[$globals.$C$32]/[.R45]*[.K45]*[.W45]" office:value-type="float" office:value="706652488.51699">
            <text:p>706652488.52</text:p>
          </table:table-cell>
          <table:table-cell table:formula="oooc:=[.S45]/[.H45]" office:value-type="float" office:value="17.4325068359982">
            <text:p>17.43</text:p>
          </table:table-cell>
          <table:table-cell table:formula="oooc:=[.I45]/[.J45]" office:value-type="float" office:value="7844.6280761992">
            <text:p>7844.63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1800000000">
            <text:p>1,800,000,000</text:p>
          </table:table-cell>
          <table:table-cell table:formula="oooc:=CEILING(([.R46]-[.U46]/2);[.U46])" office:value-type="float" office:value="28.49">
            <text:p>28.49</text:p>
          </table:table-cell>
          <table:table-cell table:formula="oooc:=[.$D46]*[$globals.$C$34]/[.$K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450">
            <text:p>45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25">
            <text:p>0.2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0]/[.H46]/[.W40]*[.Q46]" office:value-type="float" office:value="779112.427916044">
            <text:p>779112.43</text:p>
          </table:table-cell>
          <table:table-cell table:formula="oooc:=[.Y40]/[.M46]" office:value-type="float" office:value="0.00102680944538367">
            <text:p>0</text:p>
          </table:table-cell>
          <table:table-cell table:formula="oooc:=([.D46]/[.C46])/([.R46]/[.Q46])" office:value-type="float" office:value="0.973997890603522">
            <text:p>0.97</text:p>
          </table:table-cell>
          <table:table-cell/>
          <table:table-cell table:formula="oooc:=[.I46]^[$globals.$C$23]*[$globals.$C$32]/[.R46]*[.K46]*[.W46]" office:value-type="float" office:value="1753002962.8111">
            <text:p>1753002962.81</text:p>
          </table:table-cell>
          <table:table-cell table:formula="oooc:=[.S46]/[.H46]" office:value-type="float" office:value="28.4868597836158">
            <text:p>28.49</text:p>
          </table:table-cell>
          <table:table-cell table:formula="oooc:=[.I46]/[.J46]" office:value-type="float" office:value="12819.0869026271">
            <text:p>12819.0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800">
            <text:p>8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760000000">
            <text:p>760,000,000</text:p>
          </table:table-cell>
          <table:table-cell table:formula="oooc:=CEILING(([.R50]-[.U50]/2);[.U50])" office:value-type="float" office:value="1.04">
            <text:p>1.04</text:p>
          </table:table-cell>
          <table:table-cell table:formula="oooc:=[.$D50]*[$globals.$C$34]/[.$K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800">
            <text:p>8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9">
            <text:p>0.9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190526.518127927">
            <text:p>190526.52</text:p>
          </table:table-cell>
          <table:table-cell table:formula="oooc:=[.Y49]/[.M50]" office:value-type="float" office:value="0.00419889056841341">
            <text:p>0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W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832.207794417608">
            <text:p>832.21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1900000000">
            <text:p>1,900,000,000</text:p>
          </table:table-cell>
          <table:table-cell table:formula="oooc:=CEILING(([.R51]-[.U51]/2);[.U51])" office:value-type="float" office:value="1.7">
            <text:p>1.7</text:p>
          </table:table-cell>
          <table:table-cell table:formula="oooc:=[.$D51]*[$globals.$C$34]/[.$K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800">
            <text:p>8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9">
            <text:p>0.9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472641.865980365">
            <text:p>472641.87</text:p>
          </table:table-cell>
          <table:table-cell table:formula="oooc:=[.Y49]/[.M51]" office:value-type="float" office:value="0.00169261349360286">
            <text:p>0</text:p>
          </table:table-cell>
          <table:table-cell table:formula="oooc:=([.D51]/[.C51])/([.R51]/[.Q51])" office:value-type="float" office:value="0.995086820353089">
            <text:p>1</text:p>
          </table:table-cell>
          <table:table-cell/>
          <table:table-cell table:formula="oooc:=[.I51]^[$globals.$C$23]*[$globals.$C$32]/[.R51]*[.K51]*[.W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1359.92986972198">
            <text:p>1359.93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4700000000">
            <text:p>4,700,000,000</text:p>
          </table:table-cell>
          <table:table-cell table:formula="oooc:=CEILING(([.R52]-[.U52]/2);[.U52])" office:value-type="float" office:value="2.78">
            <text:p>2.78</text:p>
          </table:table-cell>
          <table:table-cell table:formula="oooc:=[.$D52]*[$globals.$C$34]/[.$K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800">
            <text:p>8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9">
            <text:p>0.9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1172489.45539123">
            <text:p>1172489.46</text:p>
          </table:table-cell>
          <table:table-cell table:formula="oooc:=[.Y49]/[.M52]" office:value-type="float" office:value="0.000682308908043064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W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2222.29263288297">
            <text:p>2222.29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12000000000">
            <text:p>12,000,000,000</text:p>
          </table:table-cell>
          <table:table-cell table:formula="oooc:=CEILING(([.R53]-[.U53]/2);[.U53])" office:value-type="float" office:value="4.54">
            <text:p>4.54</text:p>
          </table:table-cell>
          <table:table-cell table:formula="oooc:=[.$D53]*[$globals.$C$34]/[.$K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800">
            <text:p>8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9">
            <text:p>0.9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2908611.40739645">
            <text:p>2908611.41</text:p>
          </table:table-cell>
          <table:table-cell table:formula="oooc:=[.Y49]/[.M53]" office:value-type="float" office:value="0.000275045335367125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W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3631.4994295813">
            <text:p>3631.5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29000000000">
            <text:p>29,000,000,000</text:p>
          </table:table-cell>
          <table:table-cell table:formula="oooc:=CEILING(([.R54]-[.U54]/2);[.U54])" office:value-type="float" office:value="7.42">
            <text:p>7.42</text:p>
          </table:table-cell>
          <table:table-cell table:formula="oooc:=[.$D54]*[$globals.$C$34]/[.$K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800">
            <text:p>8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9">
            <text:p>0.9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7215434.0325507">
            <text:p>7215434.03</text:p>
          </table:table-cell>
          <table:table-cell table:formula="oooc:=[.Y49]/[.M54]" office:value-type="float" office:value="0.000110873441069656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W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5934.31662055273">
            <text:p>5934.3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72000000000">
            <text:p>72,000,000,000</text:p>
          </table:table-cell>
          <table:table-cell table:formula="oooc:=CEILING(([.R55]-[.U55]/2);[.U55])" office:value-type="float" office:value="12.12">
            <text:p>12.12</text:p>
          </table:table-cell>
          <table:table-cell table:formula="oooc:=[.$D55]*[$globals.$C$34]/[.$K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800">
            <text:p>8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9">
            <text:p>0.9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7899430.6856181">
            <text:p>17899430.69</text:p>
          </table:table-cell>
          <table:table-cell table:formula="oooc:=[.Y49]/[.M55]" office:value-type="float" office:value="0.0000446941589400822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W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9697.40307987014">
            <text:p>9697.4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11000000000">
            <text:p>11,000,000,000</text:p>
          </table:table-cell>
          <table:table-cell table:formula="oooc:=CEILING(([.R59]-[.U59]/2);[.U59])" office:value-type="float" office:value="1.27">
            <text:p>1.27</text:p>
          </table:table-cell>
          <table:table-cell table:formula="oooc:=[.$D59]*[$globals.$C$34]/[.$K59]" office:value-type="float" office:value="6.35">
            <text:p>6.35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8">
            <text:p>0.8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4323141.84079268">
            <text:p>4323141.84</text:p>
          </table:table-cell>
          <table:table-cell table:formula="oooc:=[.Y58]/[.M59]" office:value-type="float" office:value="0.00018505060196066">
            <text:p>0</text:p>
          </table:table-cell>
          <table:table-cell table:formula="oooc:=([.D59]/[.C59])/([.R59]/[.Q59])" office:value-type="float" office:value="0.97880316866469">
            <text:p>0.98</text:p>
          </table:table-cell>
          <table:table-cell/>
          <table:table-cell table:formula="oooc:=[.I59]^[$globals.$C$23]*[$globals.$C$32]/[.R59]*[.K59]*[.W59]" office:value-type="float" office:value="10807854601.9817">
            <text:p>10807854601.98</text:p>
          </table:table-cell>
          <table:table-cell table:formula="oooc:=[.S59]/[.H59]" office:value-type="float" office:value="1.27483847657841">
            <text:p>1.27</text:p>
          </table:table-cell>
          <table:table-cell table:formula="oooc:=[.I59]/[.J59]" office:value-type="float" office:value="2549.67695315682">
            <text:p>2549.68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7000000000">
            <text:p>27,000,000,000</text:p>
          </table:table-cell>
          <table:table-cell table:formula="oooc:=CEILING(([.R60]-[.U60]/2);[.U60])" office:value-type="float" office:value="2.08">
            <text:p>2.08</text:p>
          </table:table-cell>
          <table:table-cell table:formula="oooc:=[.$D60]*[$globals.$C$34]/[.$K60]" office:value-type="float" office:value="10.4">
            <text:p>10.4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8">
            <text:p>0.8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10724479.9653458">
            <text:p>10724479.97</text:p>
          </table:table-cell>
          <table:table-cell table:formula="oooc:=[.Y58]/[.M60]" office:value-type="float" office:value="0.00007459569159391">
            <text:p>0</text:p>
          </table:table-cell>
          <table:table-cell table:formula="oooc:=([.D60]/[.C60])/([.R60]/[.Q60])" office:value-type="float" office:value="0.991461661557927">
            <text:p>0.99</text:p>
          </table:table-cell>
          <table:table-cell/>
          <table:table-cell table:formula="oooc:=[.I60]^[$globals.$C$23]*[$globals.$C$32]/[.R60]*[.K60]*[.W60]" office:value-type="float" office:value="26811199913.3644">
            <text:p>26811199913.36</text:p>
          </table:table-cell>
          <table:table-cell table:formula="oooc:=[.S60]/[.H60]" office:value-type="float" office:value="2.08324283309929">
            <text:p>2.08</text:p>
          </table:table-cell>
          <table:table-cell table:formula="oooc:=[.I60]/[.J60]" office:value-type="float" office:value="4166.48566619857">
            <text:p>4166.49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67000000000">
            <text:p>67,000,000,000</text:p>
          </table:table-cell>
          <table:table-cell table:formula="oooc:=CEILING(([.R61]-[.U61]/2);[.U61])" office:value-type="float" office:value="3.4">
            <text:p>3.4</text:p>
          </table:table-cell>
          <table:table-cell table:formula="oooc:=[.$D61]*[$globals.$C$34]/[.$K61]" office:value-type="float" office:value="17">
            <text:p>17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8">
            <text:p>0.8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26604371.2565337">
            <text:p>26604371.26</text:p>
          </table:table-cell>
          <table:table-cell table:formula="oooc:=[.Y58]/[.M61]" office:value-type="float" office:value="0.0000300702464375485">
            <text:p>0</text:p>
          </table:table-cell>
          <table:table-cell table:formula="oooc:=([.D61]/[.C61])/([.R61]/[.Q61])" office:value-type="float" office:value="0.991453824804845">
            <text:p>0.99</text:p>
          </table:table-cell>
          <table:table-cell/>
          <table:table-cell table:formula="oooc:=[.I61]^[$globals.$C$23]*[$globals.$C$32]/[.R61]*[.K61]*[.W61]" office:value-type="float" office:value="66510928141.3342">
            <text:p>66510928141.33</text:p>
          </table:table-cell>
          <table:table-cell table:formula="oooc:=[.S61]/[.H61]" office:value-type="float" office:value="3.40427495827359">
            <text:p>3.4</text:p>
          </table:table-cell>
          <table:table-cell table:formula="oooc:=[.I61]/[.J61]" office:value-type="float" office:value="6808.54991654718">
            <text:p>6808.5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5.56">
            <text:p>5.56</text:p>
          </table:table-cell>
          <table:table-cell table:formula="oooc:=[.$D62]*[$globals.$C$34]/[.$K62]" office:value-type="float" office:value="27.8">
            <text:p>27.8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8">
            <text:p>0.8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65997845.3260745">
            <text:p>65997845.33</text:p>
          </table:table-cell>
          <table:table-cell table:formula="oooc:=[.Y58]/[.M62]" office:value-type="float" office:value="0.0000121216078501874">
            <text:p>0</text:p>
          </table:table-cell>
          <table:table-cell table:formula="oooc:=([.D62]/[.C62])/([.R62]/[.Q62])" office:value-type="float" office:value="1.03065950024873">
            <text:p>1.03</text:p>
          </table:table-cell>
          <table:table-cell/>
          <table:table-cell table:formula="oooc:=[.I62]^[$globals.$C$23]*[$globals.$C$32]/[.R62]*[.K62]*[.W62]" office:value-type="float" office:value="164994613315.186">
            <text:p>164994613315.19</text:p>
          </table:table-cell>
          <table:table-cell table:formula="oooc:=[.S62]/[.H62]" office:value-type="float" office:value="5.56300389344784">
            <text:p>5.56</text:p>
          </table:table-cell>
          <table:table-cell table:formula="oooc:=[.I62]/[.J62]" office:value-type="float" office:value="11126.0077868957">
            <text:p>11126.01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410000000000">
            <text:p>410,000,000,000</text:p>
          </table:table-cell>
          <table:table-cell table:formula="oooc:=CEILING(([.R63]-[.U63]/2);[.U63])" office:value-type="float" office:value="9.09">
            <text:p>9.09</text:p>
          </table:table-cell>
          <table:table-cell table:formula="oooc:=[.$D63]*[$globals.$C$34]/[.$K63]" office:value-type="float" office:value="45.45">
            <text:p>45.45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8">
            <text:p>0.8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163721801.416929">
            <text:p>163721801.42</text:p>
          </table:table-cell>
          <table:table-cell table:formula="oooc:=[.Y58]/[.M63]" office:value-type="float" office:value="0.00000488633763540596">
            <text:p>0</text:p>
          </table:table-cell>
          <table:table-cell table:formula="oooc:=([.D63]/[.C63])/([.R63]/[.Q63])" office:value-type="float" office:value="0.99823421634635">
            <text:p>1</text:p>
          </table:table-cell>
          <table:table-cell/>
          <table:table-cell table:formula="oooc:=[.I63]^[$globals.$C$23]*[$globals.$C$32]/[.R63]*[.K63]*[.W63]" office:value-type="float" office:value="409304503542.322">
            <text:p>409304503542.32</text:p>
          </table:table-cell>
          <table:table-cell table:formula="oooc:=[.S63]/[.H63]" office:value-type="float" office:value="9.09063242477042">
            <text:p>9.09</text:p>
          </table:table-cell>
          <table:table-cell table:formula="oooc:=[.I63]/[.J63]" office:value-type="float" office:value="18181.2648495408">
            <text:p>18181.26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1000000000000">
            <text:p>1,000,000,000,000</text:p>
          </table:table-cell>
          <table:table-cell table:formula="oooc:=CEILING(([.R64]-[.U64]/2);[.U64])" office:value-type="float" office:value="14.86">
            <text:p>14.86</text:p>
          </table:table-cell>
          <table:table-cell table:formula="oooc:=[.$D64]*[$globals.$C$34]/[.$K64]" office:value-type="float" office:value="74.3">
            <text:p>74.3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8">
            <text:p>0.8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406147020.81212">
            <text:p>406147020.81</text:p>
          </table:table-cell>
          <table:table-cell table:formula="oooc:=[.Y58]/[.M64]" office:value-type="float" office:value="0.00000196973007065359">
            <text:p>0</text:p>
          </table:table-cell>
          <table:table-cell table:formula="oooc:=([.D64]/[.C64])/([.R64]/[.Q64])" office:value-type="float" office:value="1.01569486927569">
            <text:p>1.02</text:p>
          </table:table-cell>
          <table:table-cell/>
          <table:table-cell table:formula="oooc:=[.I64]^[$globals.$C$23]*[$globals.$C$32]/[.R64]*[.K64]*[.W64]" office:value-type="float" office:value="1015367552030.3">
            <text:p>1015367552030.3</text:p>
          </table:table-cell>
          <table:table-cell table:formula="oooc:=[.S64]/[.H64]" office:value-type="float" office:value="14.8552112249321">
            <text:p>14.86</text:p>
          </table:table-cell>
          <table:table-cell table:formula="oooc:=[.I64]/[.J64]" office:value-type="float" office:value="29710.4224498642">
            <text:p>29710.42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U5]/2);[.U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.8916860409281">
            <text:p>10.89</text:p>
          </table:table-cell>
          <table:table-cell table:formula="oooc:=[.Y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W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U6]/2);[.U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88.3312238345154">
            <text:p>88.33</text:p>
          </table:table-cell>
          <table:table-cell table:formula="oooc:=[.Y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W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U7]/2);[.U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16.363387154555">
            <text:p>716.36</text:p>
          </table:table-cell>
          <table:table-cell table:formula="oooc:=[.Y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W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U8]/2);[.U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5809.68405257195">
            <text:p>5809.68</text:p>
          </table:table-cell>
          <table:table-cell table:formula="oooc:=[.Y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W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U9]/2);[.U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47116.3509971884">
            <text:p>47116.35</text:p>
          </table:table-cell>
          <table:table-cell table:formula="oooc:=[.Y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W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U10]/2);[.U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382112.092706227">
            <text:p>382112.09</text:p>
          </table:table-cell>
          <table:table-cell table:formula="oooc:=[.Y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W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U11]/2);[.U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X5]/[.H11]/[.W5]*[.Q11]" office:value-type="float" office:value="0">
            <text:p>0</text:p>
          </table:table-cell>
          <table:table-cell table:formula="oooc:=[.Y5]/[.M11]" office:value-type="float" office:value="0">
            <text:p>#DIV/0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W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3">04/13/2008</text:date>, <text:time>00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Ben Wilhelm</meta:initial-creator>
    <meta:creation-date>2007-04-02T23:01:32</meta:creation-date>
    <dc:date>2008-04-13T00:20:48</dc:date>
    <meta:editing-cycles>224</meta:editing-cycles>
    <meta:editing-duration>P16DT0H46M30S</meta:editing-duration>
    <meta:user-defined meta:name="Info 1"/>
    <meta:user-defined meta:name="Info 2"/>
    <meta:user-defined meta:name="Info 3"/>
    <meta:user-defined meta:name="Info 4"/>
    <meta:document-statistic meta:table-count="12" meta:cell-count="6221"/>
  </office:meta>
</office:document-meta>
</file>